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796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3.457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2.759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4.057cm"/>
    </style:style>
    <style:style style:name="co16" style:family="table-column">
      <style:table-column-properties fo:break-before="auto" style:column-width="3.304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2.776cm"/>
    </style:style>
    <style:style style:name="co19" style:family="table-column">
      <style:table-column-properties fo:break-before="auto" style:column-width="2.976cm"/>
    </style:style>
    <style:style style:name="co20" style:family="table-column">
      <style:table-column-properties fo:break-before="auto" style:column-width="2.531cm"/>
    </style:style>
    <style:style style:name="co21" style:family="table-column">
      <style:table-column-properties fo:break-before="auto" style:column-width="3.267cm"/>
    </style:style>
    <style:style style:name="co22" style:family="table-column">
      <style:table-column-properties fo:break-before="auto" style:column-width="2.614cm"/>
    </style:style>
    <style:style style:name="co23" style:family="table-column">
      <style:table-column-properties fo:break-before="auto" style:column-width="3.785cm"/>
    </style:style>
    <style:style style:name="co24" style:family="table-column">
      <style:table-column-properties fo:break-before="auto" style:column-width="1.143cm"/>
    </style:style>
    <style:style style:name="co25" style:family="table-column">
      <style:table-column-properties fo:break-before="auto" style:column-width="1.96cm"/>
    </style:style>
    <style:style style:name="co26" style:family="table-column">
      <style:table-column-properties fo:break-before="auto" style:column-width="1.887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942cm"/>
    </style:style>
    <style:style style:name="co29" style:family="table-column">
      <style:table-column-properties fo:break-before="auto" style:column-width="1.478cm"/>
    </style:style>
    <style:style style:name="co30" style:family="table-column">
      <style:table-column-properties fo:break-before="auto" style:column-width="0.8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9" style:family="table-cell" style:parent-style-name="Default">
      <style:map style:condition="is-true-formula(COUNTIF([.$K$23:.$K$43];[.B23])&gt;0)" style:apply-style-name="Untitled1" style:base-cell-address="'Dragon Vault data'.B23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COUNTIF([.$K$23:.$K$43];[.B23])&gt;0)" style:apply-style-name="Untitled1" style:base-cell-address="'Dragon Vault data'.B23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 data collection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5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7" table:default-cell-style-name="ce4"/>
        <table:table-column table:style-name="co11" table:default-cell-style-name="ce4"/>
        <table:table-column table:style-name="co7" table:default-cell-style-name="ce4"/>
        <table:table-column table:style-name="co8" table:number-columns-repeated="1009" table:default-cell-style-name="ce4"/>
        <table:table-row table:style-name="ro1">
          <table:table-cell office:value-type="string" calcext:value-type="string">
            <text:p>Fusion Strike</text:p>
          </table:table-cell>
          <table:table-cell table:number-columns-repeated="10"/>
          <table:table-cell office:value-type="string" calcext:value-type="string">
            <text:p>NOTE: white code rate before gen 8 was 33%, after which it rose to 40%. this can be used to calculate holo pull rate where it is not recorded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9" office:value-type="float" office:value="5061" calcext:value-type="float">
            <text:p>5061</text:p>
          </table:table-cell>
          <table:table-cell table:number-columns-repeated="4"/>
          <table:table-cell table:formula="of:=1/(SUM([.B3];[.D3];[.F3];[.H3])/SUM([.C3];[.E3];[.G3];[.I3]))" office:value-type="float" office:value="5.46448087431694" calcext:value-type="float">
            <text:p>5.46448087431694</text:p>
          </table:table-cell>
          <table:table-cell table:formula="of:=(SUM([.B3];[.D3];[.F3];[.H3])/SUM([.C3];[.E3];[.G3];[.I3]))" office:value-type="float" office:value="0.183" calcext:value-type="float">
            <text:p>0.183</text:p>
          </table:table-cell>
          <table:table-cell office:value-type="float" office:value="13" calcext:value-type="float">
            <text:p>13</text:p>
          </table:table-cell>
          <table:table-cell table:formula="of:=[.K3]/[.L3]" office:value-type="float" office:value="0.0140769230769231" calcext:value-type="float">
            <text:p>0.01407692307692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table:formula="of:=([.C4]/58)" office:value-type="float" office:value="74.4827586206897" calcext:value-type="float">
            <text:p>74.4827586206897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9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formula="of:=1/(SUM([.B4];[.D4];[.F4];[.H4])/SUM([.C4];[.E4];[.G4];[.I4]))" office:value-type="float" office:value="61.1729094444914" calcext:value-type="float">
            <text:p>61.1729094444914</text:p>
          </table:table-cell>
          <table:table-cell table:formula="of:=(SUM([.B4];[.D4];[.F4];[.H4])/SUM([.C4];[.E4];[.G4];[.I4]))" office:value-type="float" office:value="0.0163471054275652" calcext:value-type="float">
            <text:p>0.0163471054275652</text:p>
          </table:table-cell>
          <table:table-cell office:value-type="float" office:value="8" calcext:value-type="float">
            <text:p>8</text:p>
          </table:table-cell>
          <table:table-cell table:formula="of:=[.K4]/[.L4]" office:value-type="float" office:value="0.00204338817844565" calcext:value-type="float">
            <text:p>0.002043388178445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[.C4]/64)" office:value-type="float" office:value="67.5" calcext:value-type="float">
            <text:p>67.5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9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formula="of:=1/(SUM([.B5];[.D5];[.F5];[.H5])/SUM([.C5];[.E5];[.G5];[.I5]))" office:value-type="float" office:value="69.5172413793104" calcext:value-type="float">
            <text:p>69.5172413793104</text:p>
          </table:table-cell>
          <table:table-cell table:formula="of:=(SUM([.B5];[.D5];[.F5];[.H5])/SUM([.C5];[.E5];[.G5];[.I5]))" office:value-type="float" office:value="0.0143849206349206" calcext:value-type="float">
            <text:p>0.0143849206349206</text:p>
          </table:table-cell>
          <table:table-cell office:value-type="float" office:value="7" calcext:value-type="float">
            <text:p>7</text:p>
          </table:table-cell>
          <table:table-cell table:formula="of:=[.K5]/[.L5]" office:value-type="float" office:value="0.00205498866213152" calcext:value-type="float">
            <text:p>0.002054988662131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[.C4]/180)" office:value-type="float" office:value="24" calcext:value-type="float">
            <text:p>24</text:p>
          </table:table-cell>
          <table:table-cell office:value-type="float" office:value="4320" calcext:value-type="float">
            <text:p>4320</text:p>
          </table:table-cell>
          <table:table-cell office:value-type="float" office:value="48" calcext:value-type="float">
            <text:p>48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formula="of:=1/(SUM([.B6];[.D6];[.F6];[.H6])/SUM([.C6];[.E6];[.G6];[.I6]))" office:value-type="float" office:value="131.994069125366" calcext:value-type="float">
            <text:p>131.994069125366</text:p>
          </table:table-cell>
          <table:table-cell table:formula="of:=(SUM([.B6];[.D6];[.F6];[.H6])/SUM([.C6];[.E6];[.G6];[.I6]))" office:value-type="float" office:value="0.00757609797641901" calcext:value-type="float">
            <text:p>0.00757609797641901</text:p>
          </table:table-cell>
          <table:table-cell office:value-type="float" office:value="5" calcext:value-type="float">
            <text:p>5</text:p>
          </table:table-cell>
          <table:table-cell table:formula="of:=[.K6]/[.L6]" office:value-type="float" office:value="0.0015152195952838" calcext:value-type="float">
            <text:p>0.00151521959528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nbow</text:p>
          </table:table-cell>
          <table:table-cell table:formula="of:=([.C4]/127)" office:value-type="float" office:value="34.0157480314961" calcext:value-type="float">
            <text:p>34.0157480314961</text:p>
          </table:table-cell>
          <table:table-cell office:value-type="float" office:value="4320" calcext:value-type="float">
            <text:p>432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formula="of:=1/(SUM([.B7];[.D7];[.F7];[.H7])/SUM([.C7];[.E7];[.G7];[.I7]))" office:value-type="float" office:value="124.836226728696" calcext:value-type="float">
            <text:p>124.836226728696</text:p>
          </table:table-cell>
          <table:table-cell table:formula="of:=(SUM([.B7];[.D7];[.F7];[.H7])/SUM([.C7];[.E7];[.G7];[.I7]))" office:value-type="float" office:value="0.00801049524008188" calcext:value-type="float">
            <text:p>0.00801049524008188</text:p>
          </table:table-cell>
          <table:table-cell office:value-type="float" office:value="11" calcext:value-type="float">
            <text:p>11</text:p>
          </table:table-cell>
          <table:table-cell table:formula="of:=[.K7]/[.L7]" office:value-type="float" office:value="0.000728226840007444" calcext:value-type="float">
            <text:p>0.0007282268400074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[.C4]/332)" office:value-type="float" office:value="13.0120481927711" calcext:value-type="float">
            <text:p>13.0120481927711</text:p>
          </table:table-cell>
          <table:table-cell office:value-type="float" office:value="4320" calcext:value-type="float">
            <text:p>4320</text:p>
          </table:table-cell>
          <table:table-cell office:value-type="float" office:value="17" calcext:value-type="float">
            <text:p>17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formula="of:=1/(SUM([.B8];[.D8];[.F8];[.H8])/SUM([.C8];[.E8];[.G8];[.I8]))" office:value-type="float" office:value="271.744502532238" calcext:value-type="float">
            <text:p>271.744502532238</text:p>
          </table:table-cell>
          <table:table-cell table:formula="of:=(SUM([.B8];[.D8];[.F8];[.H8])/SUM([.C8];[.E8];[.G8];[.I8]))" office:value-type="float" office:value="0.00367992725034563" calcext:value-type="float">
            <text:p>0.00367992725034563</text:p>
          </table:table-cell>
          <table:table-cell office:value-type="float" office:value="4" calcext:value-type="float">
            <text:p>4</text:p>
          </table:table-cell>
          <table:table-cell table:formula="of:=[.K8]/[.L8]" office:value-type="float" office:value="0.000919981812586406" calcext:value-type="float">
            <text:p>0.0009199818125864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table:formula="of:=([.C4]/120)" office:value-type="float" office:value="36" calcext:value-type="float">
            <text:p>36</text:p>
          </table:table-cell>
          <table:table-cell office:value-type="float" office:value="4320" calcext:value-type="float">
            <text:p>432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formula="of:=1/(SUM([.B9];[.D9];[.F9];[.H9])/SUM([.C9];[.E9];[.G9];[.I9]))" office:value-type="float" office:value="123.685960361132" calcext:value-type="float">
            <text:p>123.685960361132</text:p>
          </table:table-cell>
          <table:table-cell table:formula="of:=(SUM([.B9];[.D9];[.F9];[.H9])/SUM([.C9];[.E9];[.G9];[.I9]))" office:value-type="float" office:value="0.00808499199974073" calcext:value-type="float">
            <text:p>0.00808499199974073</text:p>
          </table:table-cell>
          <table:table-cell office:value-type="float" office:value="5" calcext:value-type="float">
            <text:p>5</text:p>
          </table:table-cell>
          <table:table-cell table:formula="of:=[.K9]/[.L9]" office:value-type="float" office:value="0.00161699839994815" calcext:value-type="float">
            <text:p>0.001616998399948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formula="of:=1/(SUM([.B10];[.D10];[.F10];[.H10])/SUM([.C10];[.E10];[.G10];[.I10]))" office:value-type="float" office:value="7.9372827177489" calcext:value-type="float">
            <text:p>7.9372827177489</text:p>
          </table:table-cell>
          <table:table-cell table:formula="of:=(SUM([.B10];[.D10];[.F10];[.H10])/SUM([.C10];[.E10];[.G10];[.I10]))" office:value-type="float" office:value="0.125987700773699" calcext:value-type="float">
            <text:p>0.125987700773699</text:p>
          </table:table-cell>
          <table:table-cell office:value-type="float" office:value="19" calcext:value-type="float">
            <text:p>19</text:p>
          </table:table-cell>
          <table:table-cell table:formula="of:=[.K10]/[.L10]" office:value-type="float" office:value="0.00663093161966836" calcext:value-type="float">
            <text:p>0.006630931619668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table:formula="of:=([.C4]/30)" office:value-type="float" office:value="144" calcext:value-type="float">
            <text:p>144</text:p>
          </table:table-cell>
          <table:table-cell office:value-type="float" office:value="4320" calcext:value-type="float">
            <text:p>432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formula="of:=1/(SUM([.B11];[.D11];[.F11];[.H11])/SUM([.C11];[.E11];[.G11];[.I11]))" office:value-type="float" office:value="28.8227715877437" calcext:value-type="float">
            <text:p>28.8227715877437</text:p>
          </table:table-cell>
          <table:table-cell table:formula="of:=(SUM([.B11];[.D11];[.F11];[.H11])/SUM([.C11];[.E11];[.G11];[.I11]))" office:value-type="float" office:value="0.0346947897413595" calcext:value-type="float">
            <text:p>0.0346947897413595</text:p>
          </table:table-cell>
          <table:table-cell office:value-type="float" office:value="8" calcext:value-type="float">
            <text:p>8</text:p>
          </table:table-cell>
          <table:table-cell table:formula="of:=[.K11]/[.L11]" office:value-type="float" office:value="0.00433684871766994" calcext:value-type="float">
            <text:p>0.00433684871766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 table:number-columns-repeated="2"/>
          <table:table-cell table:formula="of:=SUM([.K3:.K11])" office:value-type="float" office:value="0.401766029044132" calcext:value-type="float">
            <text:p>0.40176602904413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 odd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roup 1</text:p>
          </table:table-cell>
          <table:table-cell table:style-name="ce7" table:formula="of:=SUM([.B17:.B27])" office:value-type="float" office:value="1367.19754735916" calcext:value-type="float">
            <text:p>1367.19754735916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SUM([.D17:.D27])" office:value-type="float" office:value="882" calcext:value-type="float">
            <text:p>882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SUM([.F17:.F27])" office:value-type="float" office:value="198" calcext:value-type="float">
            <text:p>198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16];[.D16];[.F16])/SUM([.C16];[.E16];[.G16]))" office:value-type="float" office:value="3.74428292880894" calcext:value-type="float">
            <text:p>3.744282928808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17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formula="of:=1/(SUM(;[.B17];[.D17];[.F17])/SUM([.C17];[.E17];[.G17]))" office:value-type="float" office:value="33.2394195888755" calcext:value-type="float">
            <text:p>33.23941958887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18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formula="of:=1/(SUM(;[.B18];[.D18];[.F18])/SUM([.C18];[.E18];[.G18]))" office:value-type="float" office:value="36.2869314772591" calcext:value-type="float">
            <text:p>36.28693147725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formula="of:=1/(SUM(;[.B19];[.D19];[.F19])/SUM([.C19];[.E19];[.G19]))" office:value-type="float" office:value="36.9641416405199" calcext:value-type="float">
            <text:p>36.96414164051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formula="of:=1/(SUM(;[.B20];[.D20];[.F20])/SUM([.C20];[.E20];[.G20]))" office:value-type="float" office:value="38.5682321665928" calcext:value-type="float">
            <text:p>38.56823216659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formula="of:=1/(SUM(;[.B21];[.D21];[.F21])/SUM([.C21];[.E21];[.G21]))" office:value-type="float" office:value="38.8956657730116" calcext:value-type="float">
            <text:p>38.89566577301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formula="of:=1/(SUM(;[.B22];[.D22];[.F22])/SUM([.C22];[.E22];[.G22]))" office:value-type="float" office:value="41.4615384615385" calcext:value-type="float">
            <text:p>41.4615384615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formula="of:=1/(SUM(;[.B23];[.D23];[.F23])/SUM([.C23];[.E23];[.G23]))" office:value-type="float" office:value="45.4298340159517" calcext:value-type="float">
            <text:p>45.42983401595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formula="of:=1/(SUM(;[.B24];[.D24];[.F24])/SUM([.C24];[.E24];[.G24]))" office:value-type="float" office:value="45.4298340159517" calcext:value-type="float">
            <text:p>45.42983401595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formula="of:=1/(SUM(;[.B25];[.D25];[.F25])/SUM([.C25];[.E25];[.G25]))" office:value-type="float" office:value="47.6289537712895" calcext:value-type="float">
            <text:p>47.62895377128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formula="of:=1/(SUM(;[.B26];[.D26];[.F26])/SUM([.C26];[.E26];[.G26]))" office:value-type="float" office:value="47.4388689765034" calcext:value-type="float">
            <text:p>47.4388689765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formula="of:=1/(SUM(;[.B27];[.D27];[.F27])/SUM([.C27];[.E27];[.G27]))" office:value-type="float" office:value="48.7287822878229" calcext:value-type="float">
            <text:p>48.728782287822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7" office:value-type="string" calcext:value-type="string">
            <text:p>Chomp</text:p>
          </table:table-cell>
          <table:table-cell table:style-name="ce7" table:formula="of:=(5000/64)" office:value-type="float" office:value="78.125" calcext:value-type="float">
            <text:p>78.125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55" calcext:value-type="float">
            <text:p>55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([.G29]/77.8)" office:value-type="float" office:value="10" calcext:value-type="float">
            <text:p>10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29];[.D29];[.F29])/SUM([.C29];[.E29];[.G29]))" office:value-type="float" office:value="64.0209606986899" calcext:value-type="float">
            <text:p>64.02096069868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30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0];[.D30];[.F30])/SUM([.C30];[.E30];[.G30]))" office:value-type="float" office:value="64.0209606986899" calcext:value-type="float">
            <text:p>64.020960698689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7" office:value-type="string" calcext:value-type="string">
            <text:p>Group 2</text:p>
          </table:table-cell>
          <table:table-cell table:style-name="ce7" table:formula="of:=SUM([.B33:.B45])" office:value-type="float" office:value="587.890304706279" calcext:value-type="float">
            <text:p>587.890304706279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SUM([.D33:.D45])" office:value-type="float" office:value="414" calcext:value-type="float">
            <text:p>414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SUM([.F33:.F45])" office:value-type="float" office:value="97" calcext:value-type="float">
            <text:p>97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32];[.D32];[.F32])/SUM([.C32];[.E32];[.G32]))" office:value-type="float" office:value="8.33841190586277" calcext:value-type="float">
            <text:p>8.338411905862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3];[.D33];[.F33])/SUM([.C33];[.E33];[.G33]))" office:value-type="float" office:value="80.3049438202247" calcext:value-type="float">
            <text:p>80.30494382022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4];[.D34];[.F34])/SUM([.C34];[.E34];[.G34]))" office:value-type="float" office:value="82.4459091860222" calcext:value-type="float">
            <text:p>82.4459091860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5];[.D35];[.F35])/SUM([.C35];[.E35];[.G35]))" office:value-type="float" office:value="86.4882273623068" calcext:value-type="float">
            <text:p>86.48822736230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6];[.D36];[.F36])/SUM([.C36];[.E36];[.G36]))" office:value-type="float" office:value="99.414329580348" calcext:value-type="float">
            <text:p>99.4143295803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7];[.D37];[.F37])/SUM([.C37];[.E37];[.G37]))" office:value-type="float" office:value="102.734017175573" calcext:value-type="float">
            <text:p>102.7340171755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8];[.D38];[.F38])/SUM([.C38];[.E38];[.G38]))" office:value-type="float" office:value="101.594951639538" calcext:value-type="float">
            <text:p>101.5949516395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39];[.D39];[.F39])/SUM([.C39];[.E39];[.G39]))" office:value-type="float" office:value="122.145961689257" calcext:value-type="float">
            <text:p>122.1459616892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40];[.D40];[.F40])/SUM([.C40];[.E40];[.G40]))" office:value-type="float" office:value="123.87249562342" calcext:value-type="float">
            <text:p>123.872495623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formula="of:=1/(SUM(;[.B41];[.D41];[.F41])/SUM([.C41];[.E41];[.G41]))" office:value-type="float" office:value="129.108667004562" calcext:value-type="float">
            <text:p>129.1086670045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2];[.D42];[.F42])/SUM([.C42];[.E42];[.G42]))" office:value-type="float" office:value="125.424502635606" calcext:value-type="float">
            <text:p>125.4245026356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3];[.D43];[.F43])/SUM([.C43];[.E43];[.G43]))" office:value-type="float" office:value="130.868578972636" calcext:value-type="float">
            <text:p>130.8685789726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4];[.D44];[.F44])/SUM([.C44];[.E44];[.G44]))" office:value-type="float" office:value="136.633737185461" calcext:value-type="float">
            <text:p>136.6337371854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formula="of:=1/(SUM(;[.B45];[.D45];[.F45])/SUM([.C45];[.E45];[.G45]))" office:value-type="float" office:value="138.715843911613" calcext:value-type="float">
            <text:p>138.715843911613</text:p>
          </table:table-cell>
          <table:table-cell table:number-columns-repeated="8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10"/>
          <table:table-cell table:style-name="ce12"/>
          <table:table-cell table:number-columns-repeated="1007"/>
        </table:table-row>
        <table:table-row table:style-name="ro1">
          <table:table-cell table:number-columns-repeated="4"/>
          <table:table-cell table:style-name="ce8"/>
          <table:table-cell table:number-columns-repeated="11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 odds</text:p>
          </table:table-cell>
          <table:table-cell table:number-columns-repeated="10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49];[.D49])/SUM([.C49];[.E49]))" office:value-type="float" office:value="3.99680962212646" calcext:value-type="float">
            <text:p>3.99680962212646</text:p>
          </table:table-cell>
          <table:table-cell table:number-columns-repeated="10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0];[.D50])/SUM([.C50];[.E50]))" office:value-type="float" office:value="13.0247962545518" calcext:value-type="float">
            <text:p>13.0247962545518</text:p>
          </table:table-cell>
          <table:table-cell table:number-columns-repeated="10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1];[.D51])/SUM([.C51];[.E51]))" office:value-type="float" office:value="24.379746835443" calcext:value-type="float">
            <text:p>24.379746835443</text:p>
          </table:table-cell>
          <table:table-cell table:number-columns-repeated="10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2];[.D52])/SUM([.C52];[.E52]))" office:value-type="float" office:value="8.8989443734279" calcext:value-type="float">
            <text:p>8.8989443734279</text:p>
          </table:table-cell>
          <table:table-cell table:number-columns-repeated="10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3];[.D53])/SUM([.C53];[.E53]))" office:value-type="float" office:value="146.898305084746" calcext:value-type="float">
            <text:p>146.898305084746</text:p>
          </table:table-cell>
          <table:table-cell table:number-columns-repeated="10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12"/>
          <table:table-cell table:style-name="ce12"/>
          <table:table-cell table:number-columns-repeated="1007"/>
        </table:table-row>
        <table:table-row table:style-name="ro1">
          <table:table-cell table:number-columns-repeated="16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5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Default" table:formula="of:=17+37+20+19+33" office:value-type="float" office:value="126" calcext:value-type="float">
            <text:p>126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58];[.D58];[.F58];[.H58])/SUM([.C58];[.E58];[.G58];[.I58]))" office:value-type="float" office:value="162.147084100675" calcext:value-type="float">
            <text:p>162.147084100675</text:p>
          </table:table-cell>
          <table:table-cell table:formula="of:=(SUM([.B58];[.D58];[.F58];[.H58])/SUM([.C58];[.E58];[.G58];[.I58]))" office:value-type="float" office:value="0.00616724010515731" calcext:value-type="float">
            <text:p>0.00616724010515731</text:p>
          </table:table-cell>
          <table:table-cell office:value-type="float" office:value="5" calcext:value-type="float">
            <text:p>5</text:p>
          </table:table-cell>
          <table:table-cell table:formula="of:=[.K58]/[.L58]" office:value-type="float" office:value="0.00123344802103146" calcext:value-type="float">
            <text:p>0.00123344802103146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style-name="Default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8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59];[.D59];[.F59];[.H59])/SUM([.C59];[.E59];[.G59];[.I59]))" office:value-type="float" office:value="50.0966106218308" calcext:value-type="float">
            <text:p>50.0966106218308</text:p>
          </table:table-cell>
          <table:table-cell table:formula="of:=(SUM([.B59];[.D59];[.F59];[.H59])/SUM([.C59];[.E59];[.G59];[.I59]))" office:value-type="float" office:value="0.0199614302761677" calcext:value-type="float">
            <text:p>0.0199614302761677</text:p>
          </table:table-cell>
          <table:table-cell office:value-type="float" office:value="22" calcext:value-type="float">
            <text:p>22</text:p>
          </table:table-cell>
          <table:table-cell table:formula="of:=[.K59]/[.L59]" office:value-type="float" office:value="0.000907337739825807" calcext:value-type="float">
            <text:p>0.000907337739825807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0];[.D60];[.F60];[.H60])/SUM([.C60];[.E60];[.G60];[.I60]))" office:value-type="float" office:value="94.4306450227604" calcext:value-type="float">
            <text:p>94.4306450227604</text:p>
          </table:table-cell>
          <table:table-cell table:formula="of:=(SUM([.B60];[.D60];[.F60];[.H60])/SUM([.C60];[.E60];[.G60];[.I60]))" office:value-type="float" office:value="0.0105897825833867" calcext:value-type="float">
            <text:p>0.0105897825833867</text:p>
          </table:table-cell>
          <table:table-cell office:value-type="float" office:value="11" calcext:value-type="float">
            <text:p>11</text:p>
          </table:table-cell>
          <table:table-cell table:formula="of:=[.K60]/[.L60]" office:value-type="float" office:value="0.000962707507580608" calcext:value-type="float">
            <text:p>0.000962707507580608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8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1];[.D61];[.F61];[.H61])/SUM([.C61];[.E61];[.G61];[.I61]))" office:value-type="float" office:value="97.5213766187688" calcext:value-type="float">
            <text:p>97.5213766187688</text:p>
          </table:table-cell>
          <table:table-cell table:formula="of:=(SUM([.B61];[.D61];[.F61];[.H61])/SUM([.C61];[.E61];[.G61];[.I61]))" office:value-type="float" office:value="0.010254162058327" calcext:value-type="float">
            <text:p>0.010254162058327</text:p>
          </table:table-cell>
          <table:table-cell office:value-type="float" office:value="16" calcext:value-type="float">
            <text:p>16</text:p>
          </table:table-cell>
          <table:table-cell table:formula="of:=[.K61]/[.L61]" office:value-type="float" office:value="0.000640885128645439" calcext:value-type="float">
            <text:p>0.000640885128645439</text:p>
          </table:table-cell>
          <table:table-cell office:value-type="string" calcext:value-type="string">
            <text:p>Rainbow Eeveelutions seem to be rarer than other rainbows</text:p>
          </table:table-cell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2];[.D62];[.F62];[.H62])/SUM([.C62];[.E62];[.G62];[.I62]))" office:value-type="float" office:value="289.377616777884" calcext:value-type="float">
            <text:p>289.377616777884</text:p>
          </table:table-cell>
          <table:table-cell table:formula="of:=(SUM([.B62];[.D62];[.F62];[.H62])/SUM([.C62];[.E62];[.G62];[.I62]))" office:value-type="float" office:value="0.00345569229277179" calcext:value-type="float">
            <text:p>0.00345569229277179</text:p>
          </table:table-cell>
          <table:table-cell office:value-type="float" office:value="6" calcext:value-type="float">
            <text:p>6</text:p>
          </table:table-cell>
          <table:table-cell table:formula="of:=[.K62]/[.L62]" office:value-type="float" office:value="0.000575948715461964" calcext:value-type="float">
            <text:p>0.000575948715461964</text:p>
          </table:table-cell>
          <table:table-cell office:value-type="string" calcext:value-type="string">
            <text:p>Eeveelution Pull rate</text:p>
          </table:table-cell>
          <table:table-cell table:style-name="ce12" table:formula="of:=28/19872" office:value-type="float" office:value="0.00140901771336554" calcext:value-type="float">
            <text:p>0.00140901771336554</text:p>
          </table:table-cell>
          <table:table-cell table:style-name="ce12" table:formula="of:=1/[.O62]" office:value-type="float" office:value="709.714285714286" calcext:value-type="float">
            <text:p>709.714285714286</text:p>
          </table:table-cell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3];[.D63];[.F63];[.H63])/SUM([.C63];[.E63];[.G63];[.I63]))" office:value-type="float" office:value="106.199855988479" calcext:value-type="float">
            <text:p>106.199855988479</text:p>
          </table:table-cell>
          <table:table-cell table:formula="of:=(SUM([.B63];[.D63];[.F63];[.H63])/SUM([.C63];[.E63];[.G63];[.I63]))" office:value-type="float" office:value="0.00941620862563583" calcext:value-type="float">
            <text:p>0.00941620862563583</text:p>
          </table:table-cell>
          <table:table-cell office:value-type="float" office:value="12" calcext:value-type="float">
            <text:p>12</text:p>
          </table:table-cell>
          <table:table-cell table:formula="of:=[.K63]/[.L63]" office:value-type="float" office:value="0.000784684052136319" calcext:value-type="float">
            <text:p>0.000784684052136319</text:p>
          </table:table-cell>
          <table:table-cell office:value-type="string" calcext:value-type="string">
            <text:p>Others Pull Rate</text:p>
          </table:table-cell>
          <table:table-cell table:style-name="ce12" table:formula="of:=[.K61]-[.O62]" office:value-type="float" office:value="0.00884514434496149" calcext:value-type="float">
            <text:p>0.00884514434496149</text:p>
          </table:table-cell>
          <table:table-cell table:style-name="ce12" table:formula="of:=1/[.O63]" office:value-type="float" office:value="113.056379975261" calcext:value-type="float">
            <text:p>113.056379975261</text:p>
          </table:table-cell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4];[.D64];[.F64];[.H64])/SUM([.C64];[.E64];[.G64];[.I64]))" office:value-type="float" office:value="17.9071633237822" calcext:value-type="float">
            <text:p>17.9071633237822</text:p>
          </table:table-cell>
          <table:table-cell table:formula="of:=(SUM([.B64];[.D64];[.F64];[.H64])/SUM([.C64];[.E64];[.G64];[.I64]))" office:value-type="float" office:value="0.0558435739887353" calcext:value-type="float">
            <text:p>0.0558435739887353</text:p>
          </table:table-cell>
          <table:table-cell office:value-type="float" office:value="15" calcext:value-type="float">
            <text:p>15</text:p>
          </table:table-cell>
          <table:table-cell table:formula="of:=[.K64]/[.L64]" office:value-type="float" office:value="0.00372290493258235" calcext:value-type="float">
            <text:p>0.00372290493258235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Default"/>
          <table:table-cell/>
          <table:table-cell table:style-name="ce8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5];[.D65];[.F65];[.H65])/SUM([.B58];[.E65];[.G65];[.I65]))" office:value-type="float" office:value="11.2536040609137" calcext:value-type="float">
            <text:p>11.2536040609137</text:p>
          </table:table-cell>
          <table:table-cell table:formula="of:=(SUM([.B65];[.D65];[.F65];[.H65])/SUM([.C65];[.E65];[.G65];[.I65]))" office:value-type="float" office:value="0.0900205761316873" calcext:value-type="float">
            <text:p>0.0900205761316873</text:p>
          </table:table-cell>
          <table:table-cell office:value-type="float" office:value="18" calcext:value-type="float">
            <text:p>18</text:p>
          </table:table-cell>
          <table:table-cell table:formula="of:=[.K65]/[.L65]" office:value-type="float" office:value="0.00500114311842707" calcext:value-type="float">
            <text:p>0.00500114311842707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9"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table:style-name="ce8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8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8"/>
          <table:table-cell office:value-type="string" calcext:value-type="string">
            <text:p>https://www.youtube.com/watch?v=L_og_NFVTCk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/>
          <table:table-cell table:style-name="ce8"/>
          <table:table-cell/>
          <table:table-cell table:style-name="ce8" table:number-columns-repeated="2"/>
          <table:table-cell table:number-columns-repeated="9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8"/>
          <table:table-cell table:number-columns-repeated="9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8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1];[.D71];[.F71];[.H71])/SUM([.C71];[.E71];[.G71];[.I71]))" office:value-type="float" office:value="78.0364741641337" calcext:value-type="float">
            <text:p>78.0364741641337</text:p>
          </table:table-cell>
          <table:table-cell table:formula="of:=(SUM([.B71];[.D71];[.F71];[.H71])/SUM([.C71];[.E71];[.G71];[.I71]))" office:value-type="float" office:value="0.0128145205266028" calcext:value-type="float">
            <text:p>0.0128145205266028</text:p>
          </table:table-cell>
          <table:table-cell office:value-type="float" office:value="13" calcext:value-type="float">
            <text:p>13</text:p>
          </table:table-cell>
          <table:table-cell table:formula="of:=[.K71]/[.L71]" office:value-type="float" office:value="0.000985732348200215" calcext:value-type="float">
            <text:p>0.000985732348200215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8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2];[.D72];[.F72];[.H72])/SUM([.C72];[.E72];[.G72];[.I72]))" office:value-type="float" office:value="56.3026315789474" calcext:value-type="float">
            <text:p>56.3026315789474</text:p>
          </table:table-cell>
          <table:table-cell table:formula="of:=(SUM([.B72];[.D72];[.F72];[.H72])/SUM([.C72];[.E72];[.G72];[.I72]))" office:value-type="float" office:value="0.017761159149334" calcext:value-type="float">
            <text:p>0.017761159149334</text:p>
          </table:table-cell>
          <table:table-cell office:value-type="float" office:value="16" calcext:value-type="float">
            <text:p>16</text:p>
          </table:table-cell>
          <table:table-cell table:formula="of:=[.K72]/[.L72]" office:value-type="float" office:value="0.00111007244683337" calcext:value-type="float">
            <text:p>0.00111007244683337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8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3];[.D73];[.F73];[.H73])/SUM([.C73];[.E73];[.G73];[.I73]))" office:value-type="float" office:value="132.340206185567" calcext:value-type="float">
            <text:p>132.340206185567</text:p>
          </table:table-cell>
          <table:table-cell table:formula="of:=(SUM([.B73];[.D73];[.F73];[.H73])/SUM([.C73];[.E73];[.G73];[.I73]))" office:value-type="float" office:value="0.00755628262054997" calcext:value-type="float">
            <text:p>0.00755628262054997</text:p>
          </table:table-cell>
          <table:table-cell office:value-type="float" office:value="10" calcext:value-type="float">
            <text:p>10</text:p>
          </table:table-cell>
          <table:table-cell table:formula="of:=[.K73]/[.L73]" office:value-type="float" office:value="0.000755628262054997" calcext:value-type="float">
            <text:p>0.0007556282620549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8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4];[.D74];[.F74];[.H74])/SUM([.C74];[.E74];[.G74];[.I74]))" office:value-type="float" office:value="95.7985074626866" calcext:value-type="float">
            <text:p>95.7985074626866</text:p>
          </table:table-cell>
          <table:table-cell table:formula="of:=(SUM([.B74];[.D74];[.F74];[.H74])/SUM([.C74];[.E74];[.G74];[.I74]))" office:value-type="float" office:value="0.0104385759912752" calcext:value-type="float">
            <text:p>0.0104385759912752</text:p>
          </table:table-cell>
          <table:table-cell office:value-type="float" office:value="20" calcext:value-type="float">
            <text:p>20</text:p>
          </table:table-cell>
          <table:table-cell table:formula="of:=[.K74]/[.L74]" office:value-type="float" office:value="0.000521928799563761" calcext:value-type="float">
            <text:p>0.0005219287995637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5];[.D75];[.F75];[.H75])/SUM([.C75];[.E75];[.G75];[.I75]))" office:value-type="float" office:value="611.285714285714" calcext:value-type="float">
            <text:p>611.285714285714</text:p>
          </table:table-cell>
          <table:table-cell table:formula="of:=(SUM([.B75];[.D75];[.F75];[.H75])/SUM([.C75];[.E75];[.G75];[.I75]))" office:value-type="float" office:value="0.00163589623743865" calcext:value-type="float">
            <text:p>0.00163589623743865</text:p>
          </table:table-cell>
          <table:table-cell office:value-type="float" office:value="3" calcext:value-type="float">
            <text:p>3</text:p>
          </table:table-cell>
          <table:table-cell table:formula="of:=[.K75]/[.L75]" office:value-type="float" office:value="0.000545298745812885" calcext:value-type="float">
            <text:p>0.0005452987458128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8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6];[.D76];[.F76];[.H76])/SUM([.C76];[.E76];[.G76];[.I76]))" office:value-type="float" office:value="106.53112033195" calcext:value-type="float">
            <text:p>106.53112033195</text:p>
          </table:table-cell>
          <table:table-cell table:formula="of:=(SUM([.B76];[.D76];[.F76];[.H76])/SUM([.C76];[.E76];[.G76];[.I76]))" office:value-type="float" office:value="0.00938692841006466" calcext:value-type="float">
            <text:p>0.00938692841006466</text:p>
          </table:table-cell>
          <table:table-cell office:value-type="float" office:value="12" calcext:value-type="float">
            <text:p>12</text:p>
          </table:table-cell>
          <table:table-cell table:formula="of:=[.K76]/[.L76]" office:value-type="float" office:value="0.000782244034172055" calcext:value-type="float">
            <text:p>0.0007822440341720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7];[.D77];[.F77];[.H77])/SUM([.C77];[.E77];[.G77];[.I77]))" office:value-type="float" office:value="24.2555910543131" calcext:value-type="float">
            <text:p>24.2555910543131</text:p>
          </table:table-cell>
          <table:table-cell table:formula="of:=(SUM([.B77];[.D77];[.F77];[.H77])/SUM([.C77];[.E77];[.G77];[.I77]))" office:value-type="float" office:value="0.0412276080084299" calcext:value-type="float">
            <text:p>0.0412276080084299</text:p>
          </table:table-cell>
          <table:table-cell office:value-type="float" office:value="8" calcext:value-type="float">
            <text:p>8</text:p>
          </table:table-cell>
          <table:table-cell table:formula="of:=[.K77]/[.L77]" office:value-type="float" office:value="0.00515345100105374" calcext:value-type="float">
            <text:p>0.005153451001053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8];[.D78];[.F78];[.H78])/SUM([.C78];[.E78];[.G78];[.I78]))" office:value-type="float" office:value="7.89189189189189" calcext:value-type="float">
            <text:p>7.89189189189189</text:p>
          </table:table-cell>
          <table:table-cell table:formula="of:=(SUM([.B78];[.D78];[.F78];[.H78])/SUM([.C78];[.E78];[.G78];[.I78]))" office:value-type="float" office:value="0.126712328767123" calcext:value-type="float">
            <text:p>0.126712328767123</text:p>
          </table:table-cell>
          <table:table-cell office:value-type="float" office:value="15" calcext:value-type="float">
            <text:p>15</text:p>
          </table:table-cell>
          <table:table-cell table:formula="of:=[.K78]/[.L78]" office:value-type="float" office:value="0.00844748858447489" calcext:value-type="float">
            <text:p>0.008447488584474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style-name="Default" table:number-columns-repeated="2"/>
          <table:table-cell/>
          <table:table-cell table:style-name="ce8"/>
          <table:table-cell table:number-columns-repeated="4"/>
          <table:table-cell table:formula="of:=1/(SUM([.B79];[.D79];[.F79];[.H79])/SUM([.C79];[.E79];[.G79];[.I79])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4"/>
          <table:table-cell table:style-name="ce1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2"/>
          <table:table-cell table:style-name="ce12"/>
          <table:table-cell table:number-columns-repeated="1008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4];[.D84];[.F84];[.H84])/SUM([.C84];[.E84];[.G84];[.I84]))" office:value-type="float" office:value="71.523178807947" calcext:value-type="float">
            <text:p>71.523178807947</text:p>
          </table:table-cell>
          <table:table-cell table:formula="of:=(SUM([.B84];[.D84];[.F84];[.H84])/SUM([.C84];[.E84];[.G84];[.I84]))" office:value-type="float" office:value="0.0139814814814815" calcext:value-type="float">
            <text:p>0.0139814814814815</text:p>
          </table:table-cell>
          <table:table-cell office:value-type="float" office:value="6" calcext:value-type="float">
            <text:p>6</text:p>
          </table:table-cell>
          <table:table-cell table:formula="of:=[.K84]/[.L84]" office:value-type="float" office:value="0.00233024691358025" calcext:value-type="float">
            <text:p>0.00233024691358025</text:p>
          </table:table-cell>
          <table:table-cell office:value-type="string" calcext:value-type="string">
            <text:p>Phoebe seems to have a lower FA pull rate than others </text:p>
          </table:table-cell>
          <table:table-cell/>
          <table:table-cell table:style-name="ce12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5];[.D85];[.F85];[.H85])/SUM([.C85];[.E85];[.G85];[.I85]))" office:value-type="float" office:value="54.9618320610687" calcext:value-type="float">
            <text:p>54.9618320610687</text:p>
          </table:table-cell>
          <table:table-cell table:formula="of:=(SUM([.B85];[.D85];[.F85];[.H85])/SUM([.C85];[.E85];[.G85];[.I85]))" office:value-type="float" office:value="0.0181944444444444" calcext:value-type="float">
            <text:p>0.0181944444444444</text:p>
          </table:table-cell>
          <table:table-cell office:value-type="float" office:value="12" calcext:value-type="float">
            <text:p>12</text:p>
          </table:table-cell>
          <table:table-cell table:formula="of:=[.K85]/[.L85]" office:value-type="float" office:value="0.0015162037037037" calcext:value-type="float">
            <text:p>0.0015162037037037</text:p>
          </table:table-cell>
          <table:table-cell table:style-name="Default" office:value-type="string" calcext:value-type="string">
            <text:p>Phoebe pull rate</text:p>
          </table:table-cell>
          <table:table-cell table:formula="of:=30/20195" office:value-type="float" office:value="0.00148551621688537" calcext:value-type="float">
            <text:p>0.00148551621688537</text:p>
          </table:table-cell>
          <table:table-cell table:style-name="ce12" table:formula="of:=1/[.O85]" office:value-type="float" office:value="673.166666666667" calcext:value-type="float">
            <text:p>673.1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6];[.D86];[.F86];[.H86])/SUM([.C86];[.E86];[.G86];[.I86]))" office:value-type="float" office:value="158.823529411765" calcext:value-type="float">
            <text:p>158.823529411765</text:p>
          </table:table-cell>
          <table:table-cell table:formula="of:=(SUM([.B86];[.D86];[.F86];[.H86])/SUM([.C86];[.E86];[.G86];[.I86]))" office:value-type="float" office:value="0.0062962962962963" calcext:value-type="float">
            <text:p>0.0062962962962963</text:p>
          </table:table-cell>
          <table:table-cell office:value-type="float" office:value="4" calcext:value-type="float">
            <text:p>4</text:p>
          </table:table-cell>
          <table:table-cell table:formula="of:=[.K86]/[.L86]" office:value-type="float" office:value="0.00157407407407407" calcext:value-type="float">
            <text:p>0.00157407407407407</text:p>
          </table:table-cell>
          <table:table-cell office:value-type="string" calcext:value-type="string">
            <text:p>Others pull rate</text:p>
          </table:table-cell>
          <table:table-cell table:formula="of:=[.K84]-[.O85]" office:value-type="float" office:value="0.0124959652645961" calcext:value-type="float">
            <text:p>0.0124959652645961</text:p>
          </table:table-cell>
          <table:table-cell table:style-name="ce12" table:formula="of:=1/[.O86]" office:value-type="float" office:value="80.02583064417" calcext:value-type="float">
            <text:p>80.025830644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7];[.D87];[.F87];[.H87])/SUM([.C87];[.E87];[.G87];[.I87]))" office:value-type="float" office:value="91.1392405063291" calcext:value-type="float">
            <text:p>91.1392405063291</text:p>
          </table:table-cell>
          <table:table-cell table:formula="of:=(SUM([.B87];[.D87];[.F87];[.H87])/SUM([.C87];[.E87];[.G87];[.I87]))" office:value-type="float" office:value="0.0109722222222222" calcext:value-type="float">
            <text:p>0.0109722222222222</text:p>
          </table:table-cell>
          <table:table-cell office:value-type="float" office:value="12" calcext:value-type="float">
            <text:p>12</text:p>
          </table:table-cell>
          <table:table-cell table:formula="of:=[.K87]/[.L87]" office:value-type="float" office:value="0.000914351851851852" calcext:value-type="float">
            <text:p>0.000914351851851852</text:p>
          </table:table-cell>
          <table:table-cell table:number-columns-repeated="2"/>
          <table:table-cell table:style-name="ce12"/>
          <table:table-cell table:number-columns-repeated="1008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8];[.D88];[.F88];[.H88])/SUM([.C88];[.E88];[.G88];[.I88]))" office:value-type="float" office:value="696.774193548387" calcext:value-type="float">
            <text:p>696.774193548387</text:p>
          </table:table-cell>
          <table:table-cell table:formula="of:=(SUM([.B88];[.D88];[.F88];[.H88])/SUM([.C88];[.E88];[.G88];[.I88]))" office:value-type="float" office:value="0.00143518518518519" calcext:value-type="float">
            <text:p>0.00143518518518519</text:p>
          </table:table-cell>
          <table:table-cell office:value-type="float" office:value="2" calcext:value-type="float">
            <text:p>2</text:p>
          </table:table-cell>
          <table:table-cell table:formula="of:=[.K88]/[.L88]" office:value-type="float" office:value="0.000717592592592593" calcext:value-type="float">
            <text:p>0.000717592592592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9];[.D89];[.F89];[.H89])/SUM([.C89];[.E89];[.G89];[.I89]))" office:value-type="float" office:value="106.4039408867" calcext:value-type="float">
            <text:p>106.4039408867</text:p>
          </table:table-cell>
          <table:table-cell table:formula="of:=(SUM([.B89];[.D89];[.F89];[.H89])/SUM([.C89];[.E89];[.G89];[.I89]))" office:value-type="float" office:value="0.00939814814814815" calcext:value-type="float">
            <text:p>0.00939814814814815</text:p>
          </table:table-cell>
          <table:table-cell office:value-type="float" office:value="6" calcext:value-type="float">
            <text:p>6</text:p>
          </table:table-cell>
          <table:table-cell table:formula="of:=[.K89]/[.L89]" office:value-type="float" office:value="0.00156635802469136" calcext:value-type="float">
            <text:p>0.00156635802469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90];[.D90];[.F90];[.H90])/SUM([.C90];[.E90];[.G90];[.I90]))" office:value-type="float" office:value="23.0327868852459" calcext:value-type="float">
            <text:p>23.0327868852459</text:p>
          </table:table-cell>
          <table:table-cell table:formula="of:=(SUM([.B90];[.D90];[.F90];[.H90])/SUM([.C90];[.E90];[.G90];[.I90]))" office:value-type="float" office:value="0.0434163701067616" calcext:value-type="float">
            <text:p>0.0434163701067616</text:p>
          </table:table-cell>
          <table:table-cell office:value-type="float" office:value="6" calcext:value-type="float">
            <text:p>6</text:p>
          </table:table-cell>
          <table:table-cell table:formula="of:=[.K90]/[.L90]" office:value-type="float" office:value="0.00723606168446026" calcext:value-type="float">
            <text:p>0.007236061684460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91];[.D91];[.F91];[.H91])/SUM([.C91];[.E91];[.G91];[.I91]))" office:value-type="float" office:value="8.26470588235294" calcext:value-type="float">
            <text:p>8.26470588235294</text:p>
          </table:table-cell>
          <table:table-cell table:formula="of:=(SUM([.B91];[.D91];[.F91];[.H91])/SUM([.C91];[.E91];[.G91];[.I91]))" office:value-type="float" office:value="0.120996441281139" calcext:value-type="float">
            <text:p>0.120996441281139</text:p>
          </table:table-cell>
          <table:table-cell office:value-type="float" office:value="12" calcext:value-type="float">
            <text:p>12</text:p>
          </table:table-cell>
          <table:table-cell table:formula="of:=[.K91]/[.L91]" office:value-type="float" office:value="0.0100830367734282" calcext:value-type="float">
            <text:p>0.01008303677342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4"/>
          <table:table-cell table:formula="of:=1/(SUM([.B92];[.D92];[.F92];[.H92])/SUM([.C92];[.E92];[.G92];[.I92]))" office:value-type="string" office:string-value="" calcext:value-type="error">
            <text:p>#DIV/0!</text:p>
          </table:table-cell>
          <table:table-cell table:formula="of:=(SUM([.B92];[.D92];[.F92];[.H92])/SUM([.C92];[.E92];[.G92];[.I92]))" office:value-type="string" office:string-value="" calcext:value-type="error">
            <text:p>#DIV/0!</text:p>
          </table:table-cell>
          <table:table-cell/>
          <table:table-cell table:formula="of:=[.K92]/[.L9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97];[.D97];[.F97];[.F97])/SUM([.C97];[.E97];[.G97];[.G97]))" office:value-type="float" office:value="8.96296296296296" calcext:value-type="float">
            <text:p>8.96296296296296</text:p>
          </table:table-cell>
          <table:table-cell table:formula="of:=(SUM([.B97];[.D97];[.F97];[.H97])/SUM([.C97];[.E97];[.G97];[.I97]))" office:value-type="float" office:value="0.110765643218033" calcext:value-type="float">
            <text:p>0.110765643218033</text:p>
          </table:table-cell>
          <table:table-cell/>
          <table:table-cell table:formula="of:=[.K97]/[.L97]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98];[.D98];[.F98];[.F98])/SUM([.C98];[.E98];[.G98];[.G98]))" office:value-type="float" office:value="19.769014084507" calcext:value-type="float">
            <text:p>19.769014084507</text:p>
          </table:table-cell>
          <table:table-cell table:formula="of:=(SUM([.B98];[.D98];[.F98];[.H98])/SUM([.C98];[.E98];[.G98];[.I98]))" office:value-type="float" office:value="0.0516906335017489" calcext:value-type="float">
            <text:p>0.0516906335017489</text:p>
          </table:table-cell>
          <table:table-cell/>
          <table:table-cell table:formula="of:=[.K98]/[.L98]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99];[.D99];[.F99];[.F99])/SUM([.C99];[.E99];[.G99];[.G99]))" office:value-type="float" office:value="81.6046511627907" calcext:value-type="float">
            <text:p>81.6046511627907</text:p>
          </table:table-cell>
          <table:table-cell table:formula="of:=(SUM([.B99];[.D99];[.F99];[.H99])/SUM([.C99];[.E99];[.G99];[.I99]))" office:value-type="float" office:value="0.0114652157015157" calcext:value-type="float">
            <text:p>0.0114652157015157</text:p>
          </table:table-cell>
          <table:table-cell/>
          <table:table-cell table:formula="of:=[.K99]/[.L99]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67" calcext:value-type="float">
            <office:annotation draw:style-name="gr1" draw:text-style-name="P2" svg:width="2.899cm" svg:height="2.176cm" svg:x="16.191cm" svg:y="43.225cm" draw:caption-point-x="-0.61cm" draw:caption-point-y="1.51cm">
              <dc:date>2022-01-19T00:00:00</dc:date>
              <text:p text:style-name="P1">Alcreme was here in this data for some reason, subtracted 10 to compensate</text:p>
            </office:annotation>
            <text:p>67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00];[.D100];[.F100];[.F100])/SUM([.C100];[.E100];[.G100];[.G100]))" office:value-type="float" office:value="31.6126126126126" calcext:value-type="float">
            <text:p>31.6126126126126</text:p>
          </table:table-cell>
          <table:table-cell table:formula="of:=(SUM([.B100];[.D100];[.F100];[.H100])/SUM([.C100];[.E100];[.G100];[.I100]))" office:value-type="float" office:value="0.0301204819277108" calcext:value-type="float">
            <text:p>0.0301204819277108</text:p>
          </table:table-cell>
          <table:table-cell office:value-type="float" office:value="8" calcext:value-type="float">
            <text:p>8</text:p>
          </table:table-cell>
          <table:table-cell table:formula="of:=[.K100]/[.L100]" office:value-type="float" office:value="0.00376506024096386" calcext:value-type="float">
            <text:p>0.00376506024096386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01];[.D101];[.F101];[.F101])/SUM([.C101];[.E101];[.G101];[.G101]))" office:value-type="float" office:value="17.2432432432432" calcext:value-type="float">
            <text:p>17.2432432432432</text:p>
          </table:table-cell>
          <table:table-cell table:formula="of:=(SUM([.B101];[.D101];[.F101];[.H101])/SUM([.C101];[.E101];[.G101];[.I101]))" office:value-type="float" office:value="0.0573260785075787" calcext:value-type="float">
            <text:p>0.0573260785075787</text:p>
          </table:table-cell>
          <table:table-cell/>
          <table:table-cell table:formula="of:=[.K101]/[.L101]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02];[.D102];[.F102];[.F102])/SUM([.C102];[.E102];[.G102];[.G102]))" office:value-type="float" office:value="4.45587301587302" calcext:value-type="float">
            <text:p>4.45587301587302</text:p>
          </table:table-cell>
          <table:table-cell table:formula="of:=(SUM([.B102];[.D102];[.F102];[.H102])/SUM([.C102];[.E102];[.G102];[.I102]))" office:value-type="float" office:value="0.225806451612903" calcext:value-type="float">
            <text:p>0.225806451612903</text:p>
          </table:table-cell>
          <table:table-cell office:value-type="float" office:value="104" calcext:value-type="float">
            <text:p>104</text:p>
          </table:table-cell>
          <table:table-cell table:formula="of:=[.K102]/[.L102]" office:value-type="float" office:value="0.0021712158808933" calcext:value-type="float">
            <text:p>0.0021712158808933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03];[.D103];[.F103];[.F103])/SUM([.C103];[.E103];[.G103];[.G103]))" office:value-type="float" office:value="15.9438943894389" calcext:value-type="float">
            <text:p>15.9438943894389</text:p>
          </table:table-cell>
          <table:table-cell table:formula="of:=(SUM([.B103];[.D103];[.F103];[.H103])/SUM([.C103];[.E103];[.G103];[.I103]))" office:value-type="float" office:value="0.0645488340655627" calcext:value-type="float">
            <text:p>0.0645488340655627</text:p>
          </table:table-cell>
          <table:table-cell office:value-type="float" office:value="9" calcext:value-type="float">
            <text:p>9</text:p>
          </table:table-cell>
          <table:table-cell table:formula="of:=[.K103]/[.L103]" office:value-type="float" office:value="0.00717209267395141" calcext:value-type="float">
            <text:p>0.00717209267395141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04];[.D104];[.F104];[.F104])/SUM([.C104];[.E104];[.G104];[.G104]))" office:value-type="float" office:value="28.0872093023256" calcext:value-type="float">
            <text:p>28.0872093023256</text:p>
          </table:table-cell>
          <table:table-cell table:formula="of:=(SUM([.B104];[.D104];[.F104];[.H104])/SUM([.C104];[.E104];[.G104];[.I104]))" office:value-type="float" office:value="0.0337952010814464" calcext:value-type="float">
            <text:p>0.0337952010814464</text:p>
          </table:table-cell>
          <table:table-cell office:value-type="float" office:value="7" calcext:value-type="float">
            <text:p>7</text:p>
          </table:table-cell>
          <table:table-cell table:formula="of:=[.K104]/[.L104]" office:value-type="float" office:value="0.00482788586877806" calcext:value-type="float">
            <text:p>0.00482788586877806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Default" table:formula="of:=[.E105]/109.35" office:value-type="float" office:value="20" calcext:value-type="float">
            <text:p>2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05];[.D105];[.F105];[.F105])/SUM([.C105];[.E105];[.G105];[.G105]))" office:value-type="float" office:value="98.8450704225352" calcext:value-type="float">
            <text:p>98.8450704225352</text:p>
          </table:table-cell>
          <table:table-cell table:formula="of:=(SUM([.B105];[.D105];[.F105];[.H105])/SUM([.C105];[.E105];[.G105];[.I105]))" office:value-type="float" office:value="0.00952195880295375" calcext:value-type="float">
            <text:p>0.00952195880295375</text:p>
          </table:table-cell>
          <table:table-cell office:value-type="float" office:value="2" calcext:value-type="float">
            <text:p>2</text:p>
          </table:table-cell>
          <table:table-cell table:formula="of:=[.K105]/[.L105]" office:value-type="float" office:value="0.00476097940147688" calcext:value-type="float">
            <text:p>0.00476097940147688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187" calcext:value-type="float">
            <text:p>2187</text:p>
          </table:table-cell>
          <table:table-cell table:number-columns-repeated="2"/>
          <table:table-cell table:style-name="Default" table:number-columns-repeated="2"/>
          <table:table-cell table:formula="of:=1/(SUM([.B106];[.D106];[.F106];[.F106])/SUM([.C106];[.E106];[.G106];[.G106]))" office:value-type="float" office:value="192.588235294118" calcext:value-type="float">
            <text:p>192.588235294118</text:p>
          </table:table-cell>
          <table:table-cell table:formula="of:=(SUM([.B106];[.D106];[.F106];[.H106])/SUM([.C106];[.E106];[.G106];[.I106]))" office:value-type="float" office:value="0.00519242516799023" calcext:value-type="float">
            <text:p>0.00519242516799023</text:p>
          </table:table-cell>
          <table:table-cell office:value-type="float" office:value="1" calcext:value-type="float">
            <text:p>1</text:p>
          </table:table-cell>
          <table:table-cell table:formula="of:=[.K106]/[.L106]" office:value-type="float" office:value="0.00519242516799023" calcext:value-type="float">
            <text:p>0.00519242516799023</text:p>
          </table:table-cell>
          <table:table-cell table:style-name="Default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Default"/>
          <table:table-cell office:value-type="string" calcext:value-type="string">
            <text:p>https://www.reddit.com/r/PokemonTCG/comments/lpp7qt/shining_fates_pull_rate_statistics_community/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Default" table:number-columns-repeated="2"/>
          <table:table-cell/>
          <table:table-cell table:style-name="ce9"/>
          <table:table-cell table:number-columns-repeated="2"/>
          <table:table-cell table:formula="of:=1/(SUM([.B111];[.D111];[.F111];[.H111])/SUM([.C111];[.E111];[.G111];[.I111]))" office:value-type="float" office:value="5.9672131147541" calcext:value-type="float">
            <text:p>5.9672131147541</text:p>
          </table:table-cell>
          <table:table-cell table:formula="of:=(SUM([.B111];[.D111];[.F111];[.H111])/SUM([.C111];[.E111];[.G111];[.I111]))" office:value-type="float" office:value="0.167582417582418" calcext:value-type="float">
            <text:p>0.167582417582418</text:p>
          </table:table-cell>
          <table:table-cell/>
          <table:table-cell table:formula="of:=[.K111]/[.L11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2];[.D112];[.F112];[.H112])/SUM([.C112];[.E112];[.G112];[.I112]))" office:value-type="float" office:value="7.51219512195122" calcext:value-type="float">
            <text:p>7.51219512195122</text:p>
          </table:table-cell>
          <table:table-cell table:formula="of:=(SUM([.B112];[.D112];[.F112];[.H112])/SUM([.C112];[.E112];[.G112];[.I112]))" office:value-type="float" office:value="0.133116883116883" calcext:value-type="float">
            <text:p>0.133116883116883</text:p>
          </table:table-cell>
          <table:table-cell/>
          <table:table-cell table:formula="of:=[.K112]/[.L11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3];[.D113];[.F113];[.H113])/SUM([.C113];[.E113];[.G113];[.I113]))" office:value-type="float" office:value="22.4" calcext:value-type="float">
            <text:p>22.4</text:p>
          </table:table-cell>
          <table:table-cell table:formula="of:=(SUM([.B113];[.D113];[.F113];[.H113])/SUM([.C113];[.E113];[.G113];[.I113]))" office:value-type="float" office:value="0.0446428571428571" calcext:value-type="float">
            <text:p>0.0446428571428571</text:p>
          </table:table-cell>
          <table:table-cell/>
          <table:table-cell table:formula="of:=[.K113]/[.L11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4];[.D114];[.F114];[.H114])/SUM([.C114];[.E114];[.G114];[.I114]))" office:value-type="float" office:value="35.8834951456311" calcext:value-type="float">
            <text:p>35.8834951456311</text:p>
          </table:table-cell>
          <table:table-cell table:formula="of:=(SUM([.B114];[.D114];[.F114];[.H114])/SUM([.C114];[.E114];[.G114];[.I114]))" office:value-type="float" office:value="0.0278679653679654" calcext:value-type="float">
            <text:p>0.0278679653679654</text:p>
          </table:table-cell>
          <table:table-cell office:value-type="float" office:value="13" calcext:value-type="float">
            <text:p>13</text:p>
          </table:table-cell>
          <table:table-cell table:formula="of:=[.K114]/[.L114]" office:value-type="float" office:value="0.00214368964368964" calcext:value-type="float">
            <text:p>0.002143689643689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5];[.D115];[.F115];[.H115])/SUM([.C115];[.E115];[.G115];[.I115]))" office:value-type="float" office:value="82.1333333333333" calcext:value-type="float">
            <text:p>82.1333333333333</text:p>
          </table:table-cell>
          <table:table-cell table:formula="of:=(SUM([.B115];[.D115];[.F115];[.H115])/SUM([.C115];[.E115];[.G115];[.I115]))" office:value-type="float" office:value="0.0121753246753247" calcext:value-type="float">
            <text:p>0.0121753246753247</text:p>
          </table:table-cell>
          <table:table-cell office:value-type="float" office:value="7" calcext:value-type="float">
            <text:p>7</text:p>
          </table:table-cell>
          <table:table-cell table:formula="of:=[.K115]/[.L115]" office:value-type="float" office:value="0.00173933209647495" calcext:value-type="float">
            <text:p>0.001739332096474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6];[.D116];[.F116];[.H116])/SUM([.C116];[.E116];[.G116];[.I116]))" office:value-type="float" office:value="71.0769230769231" calcext:value-type="float">
            <text:p>71.0769230769231</text:p>
          </table:table-cell>
          <table:table-cell table:formula="of:=(SUM([.B116];[.D116];[.F116];[.H116])/SUM([.C116];[.E116];[.G116];[.I116]))" office:value-type="float" office:value="0.0140692640692641" calcext:value-type="float">
            <text:p>0.0140692640692641</text:p>
          </table:table-cell>
          <table:table-cell office:value-type="float" office:value="12" calcext:value-type="float">
            <text:p>12</text:p>
          </table:table-cell>
          <table:table-cell table:formula="of:=[.K116]/[.L116]" office:value-type="float" office:value="0.00117243867243867" calcext:value-type="float">
            <text:p>0.001172438672438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7];[.D117];[.F117];[.H117])/SUM([.C117];[.E117];[.G117];[.I117]))" office:value-type="float" office:value="97.2631578947368" calcext:value-type="float">
            <text:p>97.2631578947368</text:p>
          </table:table-cell>
          <table:table-cell table:formula="of:=(SUM([.B117];[.D117];[.F117];[.H117])/SUM([.C117];[.E117];[.G117];[.I117]))" office:value-type="float" office:value="0.0102813852813853" calcext:value-type="float">
            <text:p>0.0102813852813853</text:p>
          </table:table-cell>
          <table:table-cell office:value-type="float" office:value="6" calcext:value-type="float">
            <text:p>6</text:p>
          </table:table-cell>
          <table:table-cell table:formula="of:=[.K117]/[.L117]" office:value-type="float" office:value="0.00171356421356421" calcext:value-type="float">
            <text:p>0.001713564213564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azing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8];[.D118];[.F118];[.H118])/SUM([.C118];[.E118];[.G118];[.I118]))" office:value-type="float" office:value="17.9417475728155" calcext:value-type="float">
            <text:p>17.9417475728155</text:p>
          </table:table-cell>
          <table:table-cell table:formula="of:=(SUM([.B118];[.D118];[.F118];[.H118])/SUM([.C118];[.E118];[.G118];[.I118]))" office:value-type="float" office:value="0.0557359307359307" calcext:value-type="float">
            <text:p>0.0557359307359307</text:p>
          </table:table-cell>
          <table:table-cell/>
          <table:table-cell table:formula="of:=[.K118]/[.L11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<text:span text:style-name="T1">source: </text:span><text:span text:style-name="T1"><text:a xlink:href="https://cardzard.com/blogs/news/vivid-voltage-pull-rate-data" xlink:type="simple">https://cardzard.com/blogs/news/vivid-voltage-pull-rate-data</text:a></text:span></text:p>
          </table:table-cell>
          <table:table-cell table:style-name="Default" table:number-columns-repeated="2"/>
          <table:table-cell table:style-name="Default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Default" table:number-columns-repeated="5"/>
          <table:table-cell table:formula="of:=SUM([.K111:.K117])" office:value-type="float" office:value="0.409736097236097" calcext:value-type="float">
            <text:p>0.409736097236097</text:p>
          </table:table-cell>
          <table:table-cell table:number-columns-repeated="1013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3];[.D123];[.F123];[.H123])/SUM([.C123];[.E123];[.G123];[.I123]))" office:value-type="float" office:value="6.35856573705179" calcext:value-type="float">
            <text:p>6.358565737051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124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4];[.D124];[.F124];[.H124])/SUM([.C124];[.E124];[.G124];[.I124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5];[.D125];[.F125];[.H125])/SUM([.C125];[.E125];[.G125];[.I125]))" office:value-type="float" office:value="26.6" calcext:value-type="float">
            <text:p>26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6];[.D126];[.F126];[.H126])/SUM([.C126];[.E126];[.G126];[.I126]))" office:value-type="float" office:value="61.3846153846154" calcext:value-type="float">
            <text:p>61.3846153846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office:value-type="float" office:value="50" calcext:value-type="float">
            <text:p>5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7];[.D127];[.F127];[.H127])/SUM([.C127];[.E127];[.G127];[.I127]))" office:value-type="float" office:value="62.8243243243243" calcext:value-type="float">
            <text:p>62.8243243243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128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office:value-type="float" office:value="14" calcext:value-type="float">
            <text:p>1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8];[.D128];[.F128];[.H128])/SUM([.C128];[.E128];[.G128];[.I128]))" office:value-type="float" office:value="240.474389917145" calcext:value-type="float">
            <text:p>240.4743899171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129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office:value-type="float" office:value="28" calcext:value-type="float">
            <text:p>2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9];[.D129];[.F129];[.H129])/SUM([.C129];[.E129];[.G129];[.I129]))" office:value-type="float" office:value="112.441022277302" calcext:value-type="float">
            <text:p>112.44102227730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everse energy</text:p>
          </table:table-cell>
          <table:table-cell table:formula="of:=[.C130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Default" table:number-columns-repeated="4"/>
          <table:table-cell table:formula="of:=1/(SUM([.B130];[.D130];[.F130];[.H130])/SUM([.C130];[.E130];[.G130];[.I130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style-name="Default" office:value-type="float" office:value="377" calcext:value-type="float">
            <text:p>377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/>
          <table:table-cell table:style-name="ce9"/>
          <table:table-cell table:number-columns-repeated="2"/>
          <table:table-cell table:formula="of:=1/(SUM([.B139];[.D139];[.F139];[.H139])/SUM([.C139];[.E139];[.G139];[.I139]))" office:value-type="float" office:value="5.72944297082228" calcext:value-type="float">
            <text:p>5.72944297082228</text:p>
          </table:table-cell>
          <table:table-cell table:formula="of:=(SUM([.B139];[.D139];[.F139];[.H139])/SUM([.C139];[.E139];[.G139];[.I139]))" office:value-type="float" office:value="0.174537037037037" calcext:value-type="float">
            <text:p>0.174537037037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table:formula="of:=[.C140]*0.142" office:value-type="float" office:value="657.176" calcext:value-type="float">
            <text:p>657.176</text:p>
          </table:table-cell>
          <table:table-cell office:value-type="float" office:value="4628" calcext:value-type="float">
            <text:p>4628</text:p>
          </table:table-cell>
          <table:table-cell office:value-type="float" office:value="307" calcext:value-type="float">
            <text:p>307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40];[.D140];[.F140];[.H140])/SUM([.C140];[.E140];[.G140];[.I140]))" office:value-type="float" office:value="7.04020842667729" calcext:value-type="float">
            <text:p>7.04020842667729</text:p>
          </table:table-cell>
          <table:table-cell table:formula="of:=(SUM([.B140];[.D140];[.F140];[.H140])/SUM([.C140];[.E140];[.G140];[.I140]))" office:value-type="float" office:value="0.142041249263406" calcext:value-type="float">
            <text:p>0.1420412492634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table:formula="of:=[.C141]*0.022" office:value-type="float" office:value="101.816" calcext:value-type="float">
            <text:p>101.816</text:p>
          </table:table-cell>
          <table:table-cell office:value-type="float" office:value="4628" calcext:value-type="float">
            <text:p>4628</text:p>
          </table:table-cell>
          <table:table-cell office:value-type="float" office:value="50" calcext:value-type="float">
            <text:p>50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41];[.D141];[.F141];[.H141])/SUM([.C141];[.E141];[.G141];[.I141]))" office:value-type="float" office:value="44.7120198134584" calcext:value-type="float">
            <text:p>44.7120198134584</text:p>
          </table:table-cell>
          <table:table-cell table:formula="of:=(SUM([.B141];[.D141];[.F141];[.H141])/SUM([.C141];[.E141];[.G141];[.I141]))" office:value-type="float" office:value="0.0223653506187389" calcext:value-type="float">
            <text:p>0.0223653506187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142]*0.0285" office:value-type="float" office:value="131.898" calcext:value-type="float">
            <text:p>131.898</text:p>
          </table:table-cell>
          <table:table-cell office:value-type="float" office:value="4628" calcext:value-type="float">
            <text:p>4628</text:p>
          </table:table-cell>
          <table:table-cell office:value-type="float" office:value="62" calcext:value-type="float">
            <text:p>62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42];[.D142];[.F142];[.H142])/SUM([.C142];[.E142];[.G142];[.I142]))" office:value-type="float" office:value="35.0080970407121" calcext:value-type="float">
            <text:p>35.0080970407121</text:p>
          </table:table-cell>
          <table:table-cell table:formula="of:=(SUM([.B142];[.D142];[.F142];[.H142])/SUM([.C142];[.E142];[.G142];[.I142]))" office:value-type="float" office:value="0.0285648202710666" calcext:value-type="float">
            <text:p>0.028564820271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143]*0.0089" office:value-type="float" office:value="41.1892" calcext:value-type="float">
            <text:p>41.1892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43];[.D143];[.F143];[.H143])/SUM([.C143];[.E143];[.G143];[.I143]))" office:value-type="float" office:value="109.150785023766" calcext:value-type="float">
            <text:p>109.150785023766</text:p>
          </table:table-cell>
          <table:table-cell table:formula="of:=(SUM([.B143];[.D143];[.F143];[.H143])/SUM([.C143];[.E143];[.G143];[.I143]))" office:value-type="float" office:value="0.00916163818503241" calcext:value-type="float">
            <text:p>0.00916163818503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144]*0.0123" office:value-type="float" office:value="56.9244" calcext:value-type="float">
            <text:p>56.9244</text:p>
          </table:table-cell>
          <table:table-cell office:value-type="float" office:value="4628" calcext:value-type="float">
            <text:p>4628</text:p>
          </table:table-cell>
          <table:table-cell office:value-type="float" office:value="26" calcext:value-type="float">
            <text:p>26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44];[.D144];[.F144];[.H144])/SUM([.C144];[.E144];[.G144];[.I144]))" office:value-type="float" office:value="81.8576920665088" calcext:value-type="float">
            <text:p>81.8576920665088</text:p>
          </table:table-cell>
          <table:table-cell table:formula="of:=(SUM([.B144];[.D144];[.F144];[.H144])/SUM([.C144];[.E144];[.G144];[.I144]))" office:value-type="float" office:value="0.0122163229228049" calcext:value-type="float">
            <text:p>0.01221632292280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</text:p>
          </table:table-cell>
          <table:table-cell table:formula="of:=[.C145]*0.0091" office:value-type="float" office:value="42.1148" calcext:value-type="float">
            <text:p>42.1148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45];[.D145];[.F145];[.H145])/SUM([.C145];[.E145];[.G145];[.I145]))" office:value-type="float" office:value="107.55005165191" calcext:value-type="float">
            <text:p>107.55005165191</text:p>
          </table:table-cell>
          <table:table-cell table:formula="of:=(SUM([.B145];[.D145];[.F145];[.H145])/SUM([.C145];[.E145];[.G145];[.I145]))" office:value-type="float" office:value="0.00929799646434885" calcext:value-type="float">
            <text:p>0.009297996464348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/>
          <table:table-cell office:value-type="string" calcext:value-type="string">
            <text:p>https://www.youtube.com/watch?v=wrJYolfDDxg</text:p>
          </table:table-cell>
          <table:table-cell table:style-name="Default"/>
          <table:table-cell table:number-columns-repeated="5"/>
          <table:table-cell table:formula="of:=SUM([.K139:.K145])" office:value-type="float" office:value="0.398184414762435" calcext:value-type="float">
            <text:p>0.39818441476243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2];[.D152];[.F152];[.H152])/SUM([.C152];[.E152];[.G152];[.I152]))" office:value-type="float" office:value="56.0454545454545" calcext:value-type="float">
            <text:p>56.0454545454545</text:p>
          </table:table-cell>
          <table:table-cell table:formula="of:=(SUM([.B152];[.D152];[.F152];[.H152])/SUM([.C152];[.E152];[.G152];[.I152]))" office:value-type="float" office:value="0.0178426601784266" calcext:value-type="float">
            <text:p>0.0178426601784266</text:p>
          </table:table-cell>
          <table:table-cell office:value-type="float" office:value="8" calcext:value-type="float">
            <text:p>8</text:p>
          </table:table-cell>
          <table:table-cell table:formula="of:=[.K152]/[.L152]" office:value-type="float" office:value="0.00223033252230333" calcext:value-type="float">
            <text:p>0.00223033252230333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3];[.D153];[.F153];[.H153])/SUM([.C153];[.E153];[.G153];[.I153]))" office:value-type="float" office:value="62.9756097560976" calcext:value-type="float">
            <text:p>62.9756097560976</text:p>
          </table:table-cell>
          <table:table-cell table:formula="of:=(SUM([.B153];[.D153];[.F153];[.H153])/SUM([.C153];[.E153];[.G153];[.I153]))" office:value-type="float" office:value="0.0158791634391944" calcext:value-type="float">
            <text:p>0.0158791634391944</text:p>
          </table:table-cell>
          <table:table-cell office:value-type="float" office:value="1" calcext:value-type="float">
            <text:p>1</text:p>
          </table:table-cell>
          <table:table-cell table:formula="of:=[.K153]/[.L153]" office:value-type="float" office:value="0.0158791634391944" calcext:value-type="float">
            <text:p>0.0158791634391944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4];[.D154];[.F154];[.H154])/SUM([.C154];[.E154];[.G154];[.I154]))" office:value-type="float" office:value="78.2424242424243" calcext:value-type="float">
            <text:p>78.2424242424243</text:p>
          </table:table-cell>
          <table:table-cell table:formula="of:=(SUM([.B154];[.D154];[.F154];[.H154])/SUM([.C154];[.E154];[.G154];[.I154]))" office:value-type="float" office:value="0.0127807900852053" calcext:value-type="float">
            <text:p>0.0127807900852053</text:p>
          </table:table-cell>
          <table:table-cell office:value-type="float" office:value="1" calcext:value-type="float">
            <text:p>1</text:p>
          </table:table-cell>
          <table:table-cell table:formula="of:=[.K154]/[.L154]" office:value-type="float" office:value="0.0127807900852053" calcext:value-type="float">
            <text:p>0.0127807900852053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5];[.D155];[.F155];[.H155])/SUM([.C155];[.E155];[.G155];[.I155]))" office:value-type="float" office:value="47.7142857142857" calcext:value-type="float">
            <text:p>47.7142857142857</text:p>
          </table:table-cell>
          <table:table-cell table:formula="of:=(SUM([.B155];[.D155];[.F155];[.H155])/SUM([.C155];[.E155];[.G155];[.I155]))" office:value-type="float" office:value="0.0209580838323353" calcext:value-type="float">
            <text:p>0.0209580838323353</text:p>
          </table:table-cell>
          <table:table-cell office:value-type="float" office:value="2" calcext:value-type="float">
            <text:p>2</text:p>
          </table:table-cell>
          <table:table-cell table:formula="of:=[.K155]/[.L155]" office:value-type="float" office:value="0.0104790419161677" calcext:value-type="float">
            <text:p>0.0104790419161677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Default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6];[.D156];[.F156];[.H156])/SUM([.C156];[.E156];[.G156];[.I156]))" office:value-type="float" office:value="76.1818181818182" calcext:value-type="float">
            <text:p>76.1818181818182</text:p>
          </table:table-cell>
          <table:table-cell table:formula="of:=(SUM([.B156];[.D156];[.F156];[.H156])/SUM([.C156];[.E156];[.G156];[.I156]))" office:value-type="float" office:value="0.013126491646778" calcext:value-type="float">
            <text:p>0.013126491646778</text:p>
          </table:table-cell>
          <table:table-cell office:value-type="float" office:value="6" calcext:value-type="float">
            <text:p>6</text:p>
          </table:table-cell>
          <table:table-cell table:formula="of:=[.K156]/[.L156]" office:value-type="float" office:value="0.00218774860779634" calcext:value-type="float">
            <text:p>0.00218774860779634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7];[.D157];[.F157];[.H157])/SUM([.C157];[.E157];[.G157];[.I157]))" office:value-type="float" office:value="6.60358056265985" calcext:value-type="float">
            <text:p>6.60358056265985</text:p>
          </table:table-cell>
          <table:table-cell table:formula="of:=(SUM([.B157];[.D157];[.F157];[.H157])/SUM([.C157];[.E157];[.G157];[.I157]))" office:value-type="float" office:value="0.15143299767622" calcext:value-type="float">
            <text:p>0.15143299767622</text:p>
          </table:table-cell>
          <table:table-cell office:value-type="float" office:value="9" calcext:value-type="float">
            <text:p>9</text:p>
          </table:table-cell>
          <table:table-cell table:formula="of:=[.K157]/[.L157]" office:value-type="float" office:value="0.0168258886306911" calcext:value-type="float">
            <text:p>0.0168258886306911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8];[.D158];[.F158];[.H158])/SUM([.C158];[.E158];[.G158];[.I158]))" office:value-type="float" office:value="4.52892561983471" calcext:value-type="float">
            <text:p>4.52892561983471</text:p>
          </table:table-cell>
          <table:table-cell table:formula="of:=(SUM([.B158];[.D158];[.F158];[.H158])/SUM([.C158];[.E158];[.G158];[.I158]))" office:value-type="float" office:value="0.220802919708029" calcext:value-type="float">
            <text:p>0.220802919708029</text:p>
          </table:table-cell>
          <table:table-cell office:value-type="float" office:value="45" calcext:value-type="float">
            <text:p>45</text:p>
          </table:table-cell>
          <table:table-cell table:formula="of:=[.K158]/[.L158]" office:value-type="float" office:value="0.00490673154906732" calcext:value-type="float">
            <text:p>0.00490673154906732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9];[.D159];[.F159];[.H159])/SUM([.C159];[.E159];[.G159];[.I159]))" office:value-type="float" office:value="9.15027829313544" calcext:value-type="float">
            <text:p>9.15027829313544</text:p>
          </table:table-cell>
          <table:table-cell table:formula="of:=(SUM([.B159];[.D159];[.F159];[.H159])/SUM([.C159];[.E159];[.G159];[.I159]))" office:value-type="float" office:value="0.109286293592863" calcext:value-type="float">
            <text:p>0.109286293592863</text:p>
          </table:table-cell>
          <table:table-cell office:value-type="float" office:value="35" calcext:value-type="float">
            <text:p>35</text:p>
          </table:table-cell>
          <table:table-cell table:formula="of:=[.K159]/[.L159]" office:value-type="float" office:value="0.00312246553122465" calcext:value-type="float">
            <text:p>0.00312246553122465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160];[.D160];[.F160];[.H160])/SUM([.C160];[.E160];[.G160];[.I160]))" office:value-type="float" office:value="30.3636363636364" calcext:value-type="float">
            <text:p>30.3636363636364</text:p>
          </table:table-cell>
          <table:table-cell table:formula="of:=(SUM([.B160];[.D160];[.F160];[.H160])/SUM([.C160];[.E160];[.G160];[.I160]))" office:value-type="float" office:value="0.0329341317365269" calcext:value-type="float">
            <text:p>0.0329341317365269</text:p>
          </table:table-cell>
          <table:table-cell office:value-type="float" office:value="9" calcext:value-type="float">
            <text:p>9</text:p>
          </table:table-cell>
          <table:table-cell table:formula="of:=[.K160]/[.L160]" office:value-type="float" office:value="0.00365934797072522" calcext:value-type="float">
            <text:p>0.00365934797072522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Default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6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table:formula="of:=[.C165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65];[.D165];[.F165];[.H165])/SUM([.C165];[.E165];[.G165];[.I165]))" office:value-type="float" office:value="111.111111111111" calcext:value-type="float">
            <text:p>111.111111111111</text:p>
          </table:table-cell>
          <table:table-cell table:formula="of:=(SUM([.B165];[.D165];[.F165];[.H165])/SUM([.C165];[.E165];[.G165];[.I165]))" office:value-type="float" office:value="0.009" calcext:value-type="float">
            <text:p>0.009</text:p>
          </table:table-cell>
          <table:table-cell office:value-type="float" office:value="9" calcext:value-type="float">
            <text:p>9</text:p>
          </table:table-cell>
          <table:table-cell table:formula="of:=[.K165]/[.L165]" office:value-type="float" office:value="0.001" calcext:value-type="float">
            <text:p>0.001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166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66];[.D166];[.F166];[.H166])/SUM([.C166];[.E166];[.G166];[.I166]))" office:value-type="float" office:value="69.4444444444444" calcext:value-type="float">
            <text:p>69.4444444444444</text:p>
          </table:table-cell>
          <table:table-cell table:formula="of:=(SUM([.B166];[.D166];[.F166];[.H166])/SUM([.C166];[.E166];[.G166];[.I166]))" office:value-type="float" office:value="0.0144" calcext:value-type="float">
            <text:p>0.0144</text:p>
          </table:table-cell>
          <table:table-cell office:value-type="float" office:value="13" calcext:value-type="float">
            <text:p>13</text:p>
          </table:table-cell>
          <table:table-cell table:formula="of:=[.K166]/[.L166]" office:value-type="float" office:value="0.00110769230769231" calcext:value-type="float">
            <text:p>0.00110769230769231</text:p>
          </table:table-cell>
          <table:table-cell office:value-type="string" calcext:value-type="string">
            <text:p>alt arts per card</text:p>
          </table:table-cell>
          <table:table-cell table:style-name="ce12" office:value-type="string" calcext:value-type="string">
            <text:p>alt art odds</text:p>
          </table:table-cell>
          <table:table-cell table:style-name="ce12" table:number-columns-repeated="2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7" calcext:value-type="float">
            <text:p>117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67];[.D167];[.F167];[.H167])/SUM([.C167];[.E167];[.G167];[.I167]))" office:value-type="float" office:value="31.3846153846154" calcext:value-type="float">
            <text:p>31.3846153846154</text:p>
          </table:table-cell>
          <table:table-cell table:formula="of:=(SUM([.B167];[.D167];[.F167];[.H167])/SUM([.C167];[.E167];[.G167];[.I167]))" office:value-type="float" office:value="0.0318627450980392" calcext:value-type="float">
            <text:p>0.0318627450980392</text:p>
          </table:table-cell>
          <table:table-cell office:value-type="float" office:value="17" calcext:value-type="float">
            <text:p>17</text:p>
          </table:table-cell>
          <table:table-cell table:formula="of:=[.K167]/[.L167]" office:value-type="float" office:value="0.00187427912341407" calcext:value-type="float">
            <text:p>0.00187427912341407</text:p>
          </table:table-cell>
          <table:table-cell table:formula="of:=([.K167]-([.M168]*([.L167]-4)))/4" office:value-type="float" office:value="0.0016226397966594" calcext:value-type="float">
            <text:p>0.0016226397966594</text:p>
          </table:table-cell>
          <table:table-cell table:style-name="ce12" table:formula="of:=1/(4*[.N167])" office:value-type="float" office:value="154.06993006993" calcext:value-type="float">
            <text:p>154.06993006993</text:p>
          </table:table-cell>
          <table:table-cell table:style-name="ce12" table:number-columns-repeated="2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43" calcext:value-type="float">
            <text:p>43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68];[.D168];[.F168];[.H168])/SUM([.C168];[.E168];[.G168];[.I168]))" office:value-type="float" office:value="85.3953488372093" calcext:value-type="float">
            <text:p>85.3953488372093</text:p>
          </table:table-cell>
          <table:table-cell table:formula="of:=(SUM([.B168];[.D168];[.F168];[.H168])/SUM([.C168];[.E168];[.G168];[.I168]))" office:value-type="float" office:value="0.0117102396514161" calcext:value-type="float">
            <text:p>0.0117102396514161</text:p>
          </table:table-cell>
          <table:table-cell office:value-type="float" office:value="6" calcext:value-type="float">
            <text:p>6</text:p>
          </table:table-cell>
          <table:table-cell table:formula="of:=[.K168]/[.L168]" office:value-type="float" office:value="0.00195170660856935" calcext:value-type="float">
            <text:p>0.00195170660856935</text:p>
          </table:table-cell>
          <table:table-cell office:value-type="string" calcext:value-type="string">
            <text:p>normal arts pull odds</text:p>
          </table:table-cell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table:formula="of:=[.C169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169];[.D169];[.F169];[.H169])/SUM([.C169];[.E169];[.G169];[.I169]))" office:value-type="float" office:value="8.28006904735545" calcext:value-type="float">
            <text:p>8.28006904735545</text:p>
          </table:table-cell>
          <table:table-cell table:formula="of:=(SUM([.B169];[.D169];[.F169];[.H169])/SUM([.C169];[.E169];[.G169];[.I169]))" office:value-type="float" office:value="0.120771939736347" calcext:value-type="float">
            <text:p>0.120771939736347</text:p>
          </table:table-cell>
          <table:table-cell office:value-type="float" office:value="17" calcext:value-type="float">
            <text:p>17</text:p>
          </table:table-cell>
          <table:table-cell table:formula="of:=[.K169]/[.L169]" office:value-type="float" office:value="0.00710423174919685" calcext:value-type="float">
            <text:p>0.00710423174919685</text:p>
          </table:table-cell>
          <table:table-cell table:formula="of:=1/([.M168]*([.L167]-4))" office:value-type="float" office:value="39.4132379248658" calcext:value-type="float">
            <text:p>39.4132379248658</text:p>
          </table:table-cell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10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style-name="Default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Default" table:number-columns-repeated="4"/>
          <table:table-cell table:number-columns-repeated="5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table:style-name="Default" table:number-columns-repeated="3"/>
          <table:table-cell table:number-columns-repeated="10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180]*0.0314" office:value-type="float" office:value="40.0036" calcext:value-type="float">
            <text:p>40.0036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180];[.D180];[.F180];[.H180])/SUM([.C180];[.E180];[.G180];[.I180]))" office:value-type="float" office:value="31.8471337579618" calcext:value-type="float">
            <text:p>31.8471337579618</text:p>
          </table:table-cell>
          <table:table-cell table:formula="of:=(SUM([.B180];[.D180];[.F180];[.H180])/SUM([.C180];[.E180];[.G180];[.I180]))" office:value-type="float" office:value="0.0314" calcext:value-type="float">
            <text:p>0.0314</text:p>
          </table:table-cell>
          <table:table-cell office:value-type="float" office:value="9" calcext:value-type="float">
            <text:p>9</text:p>
          </table:table-cell>
          <table:table-cell table:formula="of:=[.K180]/[.L180]" office:value-type="float" office:value="0.00348888888888889" calcext:value-type="float">
            <text:p>0.00348888888888889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181]*0.0126" office:value-type="float" office:value="16.0524" calcext:value-type="float">
            <text:p>16.0524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181];[.D181];[.F181];[.H181])/SUM([.C181];[.E181];[.G181];[.I181]))" office:value-type="float" office:value="79.3650793650794" calcext:value-type="float">
            <text:p>79.3650793650794</text:p>
          </table:table-cell>
          <table:table-cell table:formula="of:=(SUM([.B181];[.D181];[.F181];[.H181])/SUM([.C181];[.E181];[.G181];[.I181]))" office:value-type="float" office:value="0.0126" calcext:value-type="float">
            <text:p>0.0126</text:p>
          </table:table-cell>
          <table:table-cell office:value-type="float" office:value="8" calcext:value-type="float">
            <text:p>8</text:p>
          </table:table-cell>
          <table:table-cell table:formula="of:=[.K181]/[.L181]" office:value-type="float" office:value="0.001575" calcext:value-type="float">
            <text:p>0.001575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Celestial Stor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187]*0.0209" office:value-type="float" office:value="30.932" calcext:value-type="float">
            <text:p>30.93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187];[.D187];[.F187];[.H187])/SUM([.C187];[.E187];[.G187];[.I187]))" office:value-type="float" office:value="47.8468899521531" calcext:value-type="float">
            <text:p>47.8468899521531</text:p>
          </table:table-cell>
          <table:table-cell table:formula="of:=(SUM([.B187];[.D187];[.F187];[.H187])/SUM([.C187];[.E187];[.G187];[.I187]))" office:value-type="float" office:value="0.0209" calcext:value-type="float">
            <text:p>0.0209</text:p>
          </table:table-cell>
          <table:table-cell office:value-type="float" office:value="13" calcext:value-type="float">
            <text:p>13</text:p>
          </table:table-cell>
          <table:table-cell table:formula="of:=[.K187]/[.L187]" office:value-type="float" office:value="0.00160769230769231" calcext:value-type="float">
            <text:p>0.00160769230769231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188]*0.0169" office:value-type="float" office:value="25.012" calcext:value-type="float">
            <text:p>25.01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188];[.D188];[.F188];[.H188])/SUM([.C188];[.E188];[.G188];[.I188]))" office:value-type="float" office:value="59.1715976331361" calcext:value-type="float">
            <text:p>59.1715976331361</text:p>
          </table:table-cell>
          <table:table-cell table:formula="of:=(SUM([.B188];[.D188];[.F188];[.H188])/SUM([.C188];[.E188];[.G188];[.I188]))" office:value-type="float" office:value="0.0169" calcext:value-type="float">
            <text:p>0.0169</text:p>
          </table:table-cell>
          <table:table-cell office:value-type="float" office:value="7" calcext:value-type="float">
            <text:p>7</text:p>
          </table:table-cell>
          <table:table-cell table:formula="of:=[.K188]/[.L188]" office:value-type="float" office:value="0.00241428571428571" calcext:value-type="float">
            <text:p>0.00241428571428571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orbidden Light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192]*0.0229" office:value-type="float" office:value="28.9456" calcext:value-type="float">
            <text:p>28.9456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192];[.D192];[.F192];[.H192])/SUM([.C192];[.E192];[.G192];[.I192]))" office:value-type="float" office:value="43.6681222707424" calcext:value-type="float">
            <text:p>43.6681222707424</text:p>
          </table:table-cell>
          <table:table-cell table:formula="of:=(SUM([.B192];[.D192];[.F192];[.H192])/SUM([.C192];[.E192];[.G192];[.I192]))" office:value-type="float" office:value="0.0229" calcext:value-type="float">
            <text:p>0.0229</text:p>
          </table:table-cell>
          <table:table-cell office:value-type="float" office:value="9" calcext:value-type="float">
            <text:p>9</text:p>
          </table:table-cell>
          <table:table-cell table:formula="of:=[.K192]/[.L192]" office:value-type="float" office:value="0.00254444444444444" calcext:value-type="float">
            <text:p>0.00254444444444444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193]*0.0127" office:value-type="float" office:value="16.0528" calcext:value-type="float">
            <text:p>16.0528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193];[.D193];[.F193];[.H193])/SUM([.C193];[.E193];[.G193];[.I193]))" office:value-type="float" office:value="78.740157480315" calcext:value-type="float">
            <text:p>78.740157480315</text:p>
          </table:table-cell>
          <table:table-cell table:formula="of:=(SUM([.B193];[.D193];[.F193];[.H193])/SUM([.C193];[.E193];[.G193];[.I193]))" office:value-type="float" office:value="0.0127" calcext:value-type="float">
            <text:p>0.0127</text:p>
          </table:table-cell>
          <table:table-cell office:value-type="float" office:value="4" calcext:value-type="float">
            <text:p>4</text:p>
          </table:table-cell>
          <table:table-cell table:formula="of:=[.K193]/[.L193]" office:value-type="float" office:value="0.003175" calcext:value-type="float">
            <text:p>0.003175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Ultra Pris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Default" office:value-type="string" calcext:value-type="string">
            <text:p>Gen 7 FA trainers and FA mons seem to be the same slot until ultra prism, likely has implications for earlier sets</text:p>
          </table:table-cell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197]*0.0233" office:value-type="float" office:value="39.0042" calcext:value-type="float">
            <text:p>39.0042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197];[.D197];[.F197];[.H197])/SUM([.C197];[.E197];[.G197];[.I197]))" office:value-type="float" office:value="42.9184549356223" calcext:value-type="float">
            <text:p>42.9184549356223</text:p>
          </table:table-cell>
          <table:table-cell table:formula="of:=(SUM([.B197];[.D197];[.F197];[.H197])/SUM([.C197];[.E197];[.G197];[.I197]))" office:value-type="float" office:value="0.0233" calcext:value-type="float">
            <text:p>0.0233</text:p>
          </table:table-cell>
          <table:table-cell office:value-type="float" office:value="9" calcext:value-type="float">
            <text:p>9</text:p>
          </table:table-cell>
          <table:table-cell table:formula="of:=[.K197]/[.L197]" office:value-type="float" office:value="0.00258888888888889" calcext:value-type="float">
            <text:p>0.00258888888888889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198]*0.0197" office:value-type="float" office:value="32.9778" calcext:value-type="float">
            <text:p>32.9778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198];[.D198];[.F198];[.H198])/SUM([.C198];[.E198];[.G198];[.I198]))" office:value-type="float" office:value="50.761421319797" calcext:value-type="float">
            <text:p>50.761421319797</text:p>
          </table:table-cell>
          <table:table-cell table:formula="of:=(SUM([.B198];[.D198];[.F198];[.H198])/SUM([.C198];[.E198];[.G198];[.I198]))" office:value-type="float" office:value="0.0197" calcext:value-type="float">
            <text:p>0.0197</text:p>
          </table:table-cell>
          <table:table-cell office:value-type="float" office:value="9" calcext:value-type="float">
            <text:p>9</text:p>
          </table:table-cell>
          <table:table-cell table:formula="of:=[.K198]/[.L198]" office:value-type="float" office:value="0.00218888888888889" calcext:value-type="float">
            <text:p>0.00218888888888889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Crimson Invasion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02]*0.0327" office:value-type="float" office:value="50.031" calcext:value-type="float">
            <text:p>50.031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202];[.D202];[.F202];[.H202])/SUM([.C202];[.E202];[.G202];[.I202]))" office:value-type="float" office:value="30.5810397553517" calcext:value-type="float">
            <text:p>30.5810397553517</text:p>
          </table:table-cell>
          <table:table-cell table:formula="of:=(SUM([.B202];[.D202];[.F202];[.H202])/SUM([.C202];[.E202];[.G202];[.I202]))" office:value-type="float" office:value="0.0327" calcext:value-type="float">
            <text:p>0.0327</text:p>
          </table:table-cell>
          <table:table-cell office:value-type="float" office:value="8" calcext:value-type="float">
            <text:p>8</text:p>
          </table:table-cell>
          <table:table-cell table:formula="of:=[.K202]/[.L202]" office:value-type="float" office:value="0.0040875" calcext:value-type="float">
            <text:p>0.0040875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03]*0.0118" office:value-type="float" office:value="18.054" calcext:value-type="float">
            <text:p>18.054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203];[.D203];[.F203];[.H203])/SUM([.C203];[.E203];[.G203];[.I203]))" office:value-type="float" office:value="84.7457627118644" calcext:value-type="float">
            <text:p>84.7457627118644</text:p>
          </table:table-cell>
          <table:table-cell table:formula="of:=(SUM([.B203];[.D203];[.F203];[.H203])/SUM([.C203];[.E203];[.G203];[.I203]))" office:value-type="float" office:value="0.0118" calcext:value-type="float">
            <text:p>0.0118</text:p>
          </table:table-cell>
          <table:table-cell office:value-type="float" office:value="3" calcext:value-type="float">
            <text:p>3</text:p>
          </table:table-cell>
          <table:table-cell table:formula="of:=[.K203]/[.L203]" office:value-type="float" office:value="0.00393333333333333" calcext:value-type="float">
            <text:p>0.00393333333333333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14"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1">Shining legends: 1 source </text:span><text:span text:style-name="T1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5"/>
          <table:table-cell office:value-type="string" calcext:value-type="string">
            <text:p>energy source</text:p>
          </table:table-cell>
          <table:table-cell office:value-type="string" calcext:value-type="string">
            <text:p><text:a xlink:href="https://www.youtube.com/watch?v=gb7YC8EbBGk" xlink:type="simple">https://www.youtube.com/watch?v=gb7YC8EbBGk</text:a></text:p>
          </table:table-cell>
          <table:table-cell table:number-columns-repeated="6"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07]*0.028" office:value-type="float" office:value="43.008" calcext:value-type="float">
            <text:p>43.008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207];[.D207];[.F207];[.H207])/SUM([.C207];[.E207];[.G207];[.I207]))" office:value-type="float" office:value="35.7142857142857" calcext:value-type="float">
            <text:p>35.7142857142857</text:p>
          </table:table-cell>
          <table:table-cell table:formula="of:=(SUM([.B207];[.D207];[.F207];[.H207])/SUM([.C207];[.E207];[.G207];[.I207]))" office:value-type="float" office:value="0.028" calcext:value-type="float">
            <text:p>0.028</text:p>
          </table:table-cell>
          <table:table-cell office:value-type="float" office:value="2" calcext:value-type="float">
            <text:p>2</text:p>
          </table:table-cell>
          <table:table-cell table:formula="of:=[.K207]/[.L207]" office:value-type="float" office:value="0.014" calcext:value-type="float">
            <text:p>0.014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08]*0.0117" office:value-type="float" office:value="17.9712" calcext:value-type="float">
            <text:p>17.9712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208];[.D208];[.F208];[.H208])/SUM([.C208];[.E208];[.G208];[.I208]))" office:value-type="float" office:value="85.4700854700855" calcext:value-type="float">
            <text:p>85.4700854700855</text:p>
          </table:table-cell>
          <table:table-cell table:formula="of:=(SUM([.B208];[.D208];[.F208];[.H208])/SUM([.C208];[.E208];[.G208];[.I208]))" office:value-type="float" office:value="0.0117" calcext:value-type="float">
            <text:p>0.0117</text:p>
          </table:table-cell>
          <table:table-cell office:value-type="float" office:value="1" calcext:value-type="float">
            <text:p>1</text:p>
          </table:table-cell>
          <table:table-cell table:formula="of:=[.K208]/[.L208]" office:value-type="float" office:value="0.0117" calcext:value-type="float">
            <text:p>0.0117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14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<text:span text:style-name="T1">Burning shadows: 1 source </text:span><text:span text:style-name="T1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3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212];[.D212];[.F212];[.H212])/SUM([.C212];[.E212];[.G212];[.I212]))" office:value-type="float" office:value="37.2222222222222" calcext:value-type="float">
            <text:p>37.2222222222222</text:p>
          </table:table-cell>
          <table:table-cell table:formula="of:=(SUM([.B212];[.D212];[.F212];[.H212])/SUM([.C212];[.E212];[.G212];[.I212]))" office:value-type="float" office:value="0.026865671641791" calcext:value-type="float">
            <text:p>0.026865671641791</text:p>
          </table:table-cell>
          <table:table-cell office:value-type="float" office:value="8" calcext:value-type="float">
            <text:p>8</text:p>
          </table:table-cell>
          <table:table-cell table:formula="of:=[.K212]/[.L212]" office:value-type="float" office:value="0.00335820895522388" calcext:value-type="float">
            <text:p>0.00335820895522388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213];[.D213];[.F213];[.H213])/SUM([.C213];[.E213];[.G213];[.I213]))" office:value-type="float" office:value="80.4" calcext:value-type="float">
            <text:p>80.4</text:p>
          </table:table-cell>
          <table:table-cell table:formula="of:=(SUM([.B213];[.D213];[.F213];[.H213])/SUM([.C213];[.E213];[.G213];[.I213]))" office:value-type="float" office:value="0.0124378109452736" calcext:value-type="float">
            <text:p>0.0124378109452736</text:p>
          </table:table-cell>
          <table:table-cell office:value-type="float" office:value="4" calcext:value-type="float">
            <text:p>4</text:p>
          </table:table-cell>
          <table:table-cell table:formula="of:=[.K213]/[.L213]" office:value-type="float" office:value="0.00310945273631841" calcext:value-type="float">
            <text:p>0.00310945273631841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14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uardian’s rising 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0" calcext:value-type="float">
            <text:p>60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217];[.D217];[.F217];[.H217])/SUM([.C217];[.E217];[.G217];[.I217]))" office:value-type="float" office:value="34.8" calcext:value-type="float">
            <text:p>34.8</text:p>
          </table:table-cell>
          <table:table-cell table:formula="of:=(SUM([.B217];[.D217];[.F217];[.H217])/SUM([.C217];[.E217];[.G217];[.I217]))" office:value-type="float" office:value="0.028735632183908" calcext:value-type="float">
            <text:p>0.028735632183908</text:p>
          </table:table-cell>
          <table:table-cell office:value-type="float" office:value="12" calcext:value-type="float">
            <text:p>12</text:p>
          </table:table-cell>
          <table:table-cell table:formula="of:=[.K217]/[.L217]" office:value-type="float" office:value="0.00239463601532567" calcext:value-type="float">
            <text:p>0.00239463601532567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218];[.D218];[.F218];[.H218])/SUM([.C218];[.E218];[.G218];[.I218]))" office:value-type="float" office:value="139.2" calcext:value-type="float">
            <text:p>139.2</text:p>
          </table:table-cell>
          <table:table-cell table:formula="of:=(SUM([.B218];[.D218];[.F218];[.H218])/SUM([.C218];[.E218];[.G218];[.I218]))" office:value-type="float" office:value="0.00718390804597701" calcext:value-type="float">
            <text:p>0.00718390804597701</text:p>
          </table:table-cell>
          <table:table-cell office:value-type="float" office:value="3" calcext:value-type="float">
            <text:p>3</text:p>
          </table:table-cell>
          <table:table-cell table:formula="of:=[.K218]/[.L218]" office:value-type="float" office:value="0.00239463601532567" calcext:value-type="float">
            <text:p>0.00239463601532567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14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un &amp; Moon</text:p>
          </table:table-cell>
          <table:table-cell table:number-columns-repeated="13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combined</text:p>
          </table:table-cell>
          <table:table-cell table:formula="of:=[.B224]+[.B225]" office:value-type="float" office:value="296.244" calcext:value-type="float">
            <text:p>296.244</text:p>
          </table:table-cell>
          <table:table-cell office:value-type="float" office:value="7020" calcext:value-type="float">
            <text:p>7020</text:p>
          </table:table-cell>
          <table:table-cell table:formula="of:=[.D224]+[.D225]" office:value-type="float" office:value="44" calcext:value-type="float">
            <text:p>4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22];[.D222];[.F222];[.H222])/SUM([.C222];[.E222];[.G222];[.I222]))" office:value-type="float" office:value="23.8064447866825" calcext:value-type="float">
            <text:p>23.8064447866825</text:p>
          </table:table-cell>
          <table:table-cell table:formula="of:=(SUM([.B222];[.D222];[.F222];[.H222])/SUM([.C222];[.E222];[.G222];[.I222]))" office:value-type="float" office:value="0.0420054320987654" calcext:value-type="float">
            <text:p>0.0420054320987654</text:p>
          </table:table-cell>
          <table:table-cell office:value-type="float" office:value="12" calcext:value-type="float">
            <text:p>12</text:p>
          </table:table-cell>
          <table:table-cell table:formula="of:=[.K222]/[.L222]" office:value-type="float" office:value="0.00350045267489712" calcext:value-type="float">
            <text:p>0.00350045267489712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[.C223]*0.0081" office:value-type="float" office:value="56.862" calcext:value-type="float">
            <text:p>56.862</text:p>
          </table:table-cell>
          <table:table-cell office:value-type="float" office:value="7020" calcext:value-type="float">
            <text:p>7020</text:p>
          </table:table-cell>
          <table:table-cell office:value-type="float" office:value="10" calcext:value-type="float">
            <text:p>1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23];[.D223];[.F223];[.H223])/SUM([.C223];[.E223];[.G223];[.I223]))" office:value-type="float" office:value="121.145045018097" calcext:value-type="float">
            <text:p>121.145045018097</text:p>
          </table:table-cell>
          <table:table-cell table:formula="of:=(SUM([.B223];[.D223];[.F223];[.H223])/SUM([.C223];[.E223];[.G223];[.I223]))" office:value-type="float" office:value="0.00825456790123457" calcext:value-type="float">
            <text:p>0.00825456790123457</text:p>
          </table:table-cell>
          <table:table-cell office:value-type="float" office:value="6" calcext:value-type="float">
            <text:p>6</text:p>
          </table:table-cell>
          <table:table-cell table:formula="of:=[.K223]/[.L223]" office:value-type="float" office:value="0.00137576131687243" calcext:value-type="float">
            <text:p>0.00137576131687243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24]*0.0282" office:value-type="float" office:value="197.964" calcext:value-type="float">
            <text:p>197.964</text:p>
          </table:table-cell>
          <table:table-cell office:value-type="float" office:value="7020" calcext:value-type="float">
            <text:p>7020</text:p>
          </table:table-cell>
          <table:table-cell office:value-type="float" office:value="30" calcext:value-type="float">
            <text:p>3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24];[.D224];[.F224];[.H224])/SUM([.C224];[.E224];[.G224];[.I224]))" office:value-type="float" office:value="35.5319260935937" calcext:value-type="float">
            <text:p>35.5319260935937</text:p>
          </table:table-cell>
          <table:table-cell table:formula="of:=(SUM([.B224];[.D224];[.F224];[.H224])/SUM([.C224];[.E224];[.G224];[.I224]))" office:value-type="float" office:value="0.0281437037037037" calcext:value-type="float">
            <text:p>0.0281437037037037</text:p>
          </table:table-cell>
          <table:table-cell office:value-type="float" office:value="8" calcext:value-type="float">
            <text:p>8</text:p>
          </table:table-cell>
          <table:table-cell table:formula="of:=[.K224]/[.L224]" office:value-type="float" office:value="0.00351796296296296" calcext:value-type="float">
            <text:p>0.00351796296296296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25]*0.014" office:value-type="float" office:value="98.28" calcext:value-type="float">
            <text:p>98.28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25];[.D225];[.F225];[.H225])/SUM([.C225];[.E225];[.G225];[.I225]))" office:value-type="float" office:value="72.1410758817243" calcext:value-type="float">
            <text:p>72.1410758817243</text:p>
          </table:table-cell>
          <table:table-cell table:formula="of:=(SUM([.B225];[.D225];[.F225];[.H225])/SUM([.C225];[.E225];[.G225];[.I225]))" office:value-type="float" office:value="0.0138617283950617" calcext:value-type="float">
            <text:p>0.0138617283950617</text:p>
          </table:table-cell>
          <table:table-cell office:value-type="float" office:value="4" calcext:value-type="float">
            <text:p>4</text:p>
          </table:table-cell>
          <table:table-cell table:formula="of:=[.K225]/[.L225]" office:value-type="float" office:value="0.00346543209876543" calcext:value-type="float">
            <text:p>0.00346543209876543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X</text:p>
          </table:table-cell>
          <table:table-cell table:formula="of:=[.C226]*0.1115" office:value-type="float" office:value="782.73" calcext:value-type="float">
            <text:p>782.73</text:p>
          </table:table-cell>
          <table:table-cell office:value-type="float" office:value="7020" calcext:value-type="float">
            <text:p>7020</text:p>
          </table:table-cell>
          <table:table-cell office:value-type="float" office:value="120" calcext:value-type="float">
            <text:p>12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26];[.D226];[.F226];[.H226])/SUM([.C226];[.E226];[.G226];[.I226]))" office:value-type="float" office:value="8.97278255956931" calcext:value-type="float">
            <text:p>8.97278255956931</text:p>
          </table:table-cell>
          <table:table-cell table:formula="of:=(SUM([.B226];[.D226];[.F226];[.H226])/SUM([.C226];[.E226];[.G226];[.I226]))" office:value-type="float" office:value="0.111448148148148" calcext:value-type="float">
            <text:p>0.111448148148148</text:p>
          </table:table-cell>
          <table:table-cell office:value-type="float" office:value="11" calcext:value-type="float">
            <text:p>11</text:p>
          </table:table-cell>
          <table:table-cell table:formula="of:=[.K226]/[.L226]" office:value-type="float" office:value="0.0101316498316498" calcext:value-type="float">
            <text:p>0.0101316498316498</text:p>
          </table:table-cell>
          <table:table-cell/>
          <table:table-cell table:style-name="Default" table:number-columns-repeated="2"/>
          <table:table-cell table:style-name="ce12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27]*0.0147" office:value-type="float" office:value="103.194" calcext:value-type="float">
            <text:p>103.194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27];[.D227];[.F227];[.H227])/SUM([.C227];[.E227];[.G227];[.I227]))" office:value-type="float" office:value="69.1161663566394" calcext:value-type="float">
            <text:p>69.1161663566394</text:p>
          </table:table-cell>
          <table:table-cell table:formula="of:=(SUM([.B227];[.D227];[.F227];[.H227])/SUM([.C227];[.E227];[.G227];[.I227]))" office:value-type="float" office:value="0.0144683950617284" calcext:value-type="float">
            <text:p>0.0144683950617284</text:p>
          </table:table-cell>
          <table:table-cell office:value-type="float" office:value="8" calcext:value-type="float">
            <text:p>8</text:p>
          </table:table-cell>
          <table:table-cell table:formula="of:=[.K227]/[.L227]" office:value-type="float" office:value="0.00180854938271605" calcext:value-type="float">
            <text:p>0.00180854938271605</text:p>
          </table:table-cell>
          <table:table-cell/>
          <table:table-cell table:style-name="ce12" table:formula="of:=SUM([.O230:.O288])" office:value-type="float" office:value="22" calcext:value-type="float">
            <text:p>22</text:p>
          </table:table-cell>
          <table:table-cell table:style-name="ce12" table:formula="of:=1/([.O227]/56)" office:value-type="float" office:value="2.54545454545455" calcext:value-type="float">
            <text:p>2.54545454545455</text:p>
          </table:table-cell>
          <table:table-cell table:style-name="ce12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28];[.D228];[.F228];[.H228])/SUM([.C228];[.E228];[.G228];[.I228]))" office:value-type="float" office:value="6.27906976744186" calcext:value-type="float">
            <text:p>6.27906976744186</text:p>
          </table:table-cell>
          <table:table-cell table:formula="of:=(SUM([.B228];[.D228];[.F228];[.H228])/SUM([.C228];[.E228];[.G228];[.I228]))" office:value-type="float" office:value="0.159259259259259" calcext:value-type="float">
            <text:p>0.159259259259259</text:p>
          </table:table-cell>
          <table:table-cell table:number-columns-repeated="3"/>
          <table:table-cell table:style-name="Default" office:value-type="string" calcext:value-type="string">
            <text:p>black and white energy data</text:p>
          </table:table-cell>
          <table:table-cell table:style-name="ce12" table:number-columns-repeated="2"/>
          <table:table-cell office:value-type="string" calcext:value-type="string">
            <text:p>https://www.youtube.com/watch?v=esOnNu5alc8</text:p>
          </table:table-cell>
          <table:table-cell table:number-columns-repeated="1006"/>
        </table:table-row>
        <table:table-row table:style-name="ro1">
          <table:table-cell table:style-name="Default"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1Gjp8_qdAAU</text:p>
          </table:table-cell>
          <table:table-cell table:number-columns-repeated="6"/>
          <table:table-cell table:formula="of:=SUM([.K223:.K228])" office:value-type="float" office:value="0.335435802469136" calcext:value-type="float">
            <text:p>0.335435802469136</text:p>
          </table:table-cell>
          <table:table-cell table:number-columns-repeated="3"/>
          <table:table-cell table:style-name="Default" office:value-type="string" calcext:value-type="string">
            <text:p>energy</text:p>
          </table:table-cell>
          <table:table-cell table:style-name="Default" office:value-type="string" calcext:value-type="string">
            <text:p>reverse</text:p>
          </table:table-cell>
          <table:table-cell table:style-name="Default" office:value-type="string" calcext:value-type="string">
            <text:p>rare</text:p>
          </table:table-cell>
          <table:table-cell table:style-name="ce14"/>
          <table:table-cell table:number-columns-repeated="1006"/>
        </table:table-row>
        <table:table-row table:style-name="ro1">
          <table:table-cell table:number-columns-repeated="10"/>
          <table:table-cell office:value-type="string" calcext:value-type="string">
            <text:p>hit%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lolamola</text:p>
          </table:table-cell>
          <table:table-cell table:style-name="ce12" office:value-type="string" calcext:value-type="string">
            <text:p>scrafty</text:p>
          </table:table-cell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Ace Specs are likely 1:18, not the implied 1:36 from the blog 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watchog</text:p>
          </table:table-cell>
          <table:table-cell table:style-name="ce12" office:value-type="string" calcext:value-type="string">
            <text:p>cinccino</text:p>
          </table:table-cell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https://pokegym.net/community/index.php?threads/how-rare-is-computer-search.171236/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ttps://pokegym.net/community/index.php?threads/pull-rates-for-boundaries-crossed.169702/page-9</text:p>
          </table:table-cell>
          <table:table-cell table:number-columns-repeated="16"/>
          <table:table-cell office:value-type="string" calcext:value-type="string">
            <text:p>https://www.youtube.com/watch?v=TwzM1fN97ek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ms of some box openings seem to confirm this, but I wouldn’t call that real data gathering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maract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style-name="Default" table:number-columns-repeated="10"/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urloin</text:p>
          </table:table-cell>
          <table:table-cell office:value-type="string" calcext:value-type="string">
            <text:p>surper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eam Sieg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39:.K242])" office:value-type="float" office:value="0.334919507279396" calcext:value-type="float">
            <text:p>0.334919507279396</text:p>
          </table:table-cell>
          <table:table-cell office:value-type="string" calcext:value-type="string">
            <text:p>hit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  <table:table-cell table:formula="of:=11+12+10+10+11+12"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6+7+6+6+5+5"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239];[.D239];[.F239];[.H239])/SUM([.C239];[.E239];[.G239];[.I239]))" office:value-type="float" office:value="14.4597701149425" calcext:value-type="float">
            <text:p>14.4597701149425</text:p>
          </table:table-cell>
          <table:table-cell table:formula="of:=(SUM([.B239];[.D239];[.F239];[.H239])/SUM([.C239];[.E239];[.G239];[.I239]))" office:value-type="float" office:value="0.0691573926868044" calcext:value-type="float">
            <text:p>0.0691573926868044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galvantu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205" calcext:value-type="float">
            <text:p>205</text:p>
          </table:table-cell>
          <table:table-cell office:value-type="float" office:value="1016" calcext:value-type="float">
            <text:p>1016</text:p>
          </table:table-cell>
          <table:table-cell table:number-columns-repeated="6"/>
          <table:table-cell table:formula="of:=1/(SUM([.B240];[.D240];[.F240];[.H240])/SUM([.C240];[.E240];[.G240];[.I240]))" office:value-type="float" office:value="4.95609756097561" calcext:value-type="float">
            <text:p>4.95609756097561</text:p>
          </table:table-cell>
          <table:table-cell table:formula="of:=(SUM([.B240];[.D240];[.F240];[.H240])/SUM([.C240];[.E240];[.G240];[.I240]))" office:value-type="float" office:value="0.201771653543307" calcext:value-type="float">
            <text:p>0.2017716535433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oileped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table:formula="of:=4+4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241];[.D241];[.F241];[.H241])/SUM([.C241];[.E241];[.G241];[.I241]))" office:value-type="float" office:value="132.421052631579" calcext:value-type="float">
            <text:p>132.421052631579</text:p>
          </table:table-cell>
          <table:table-cell table:formula="of:=(SUM([.B241];[.D241];[.F241];[.H241])/SUM([.C241];[.E241];[.G241];[.I241]))" office:value-type="float" office:value="0.0075516693163752" calcext:value-type="float">
            <text:p>0.00755166931637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57" calcext:value-type="float">
            <text:p>57</text:p>
          </table:table-cell>
          <table:table-cell office:value-type="float" office:value="1016" calcext:value-type="float">
            <text:p>1016</text:p>
          </table:table-cell>
          <table:table-cell table:formula="of:=6+7+6+10+7+6+7+10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formula="of:=2+3+6+3+3+3+3+3"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242];[.D242];[.F242];[.H242])/SUM([.C242];[.E242];[.G242];[.I242]))" office:value-type="float" office:value="17.7183098591549" calcext:value-type="float">
            <text:p>17.7183098591549</text:p>
          </table:table-cell>
          <table:table-cell table:formula="of:=(SUM([.B242];[.D242];[.F242];[.H242])/SUM([.C242];[.E242];[.G242];[.I242]))" office:value-type="float" office:value="0.0564387917329094" calcext:value-type="float">
            <text:p>0.05643879173290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69" calcext:value-type="float">
            <text:p>69</text:p>
          </table:table-cell>
          <table:table-cell office:value-type="float" office:value="1016" calcext:value-type="float">
            <text:p>1016</text:p>
          </table:table-cell>
          <table:table-cell table:formula="of:=7+9+10+10+8+11+9"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formula="of:=7+5+3+6+5+4+4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243];[.D243];[.F243];[.H243])/SUM([.C243];[.E243];[.G243];[.I243]))" office:value-type="float" office:value="15.0658682634731" calcext:value-type="float">
            <text:p>15.0658682634731</text:p>
          </table:table-cell>
          <table:table-cell office:value-type="string" calcext:value-type="string">
            <text:p>Gcode only</text:p>
          </table:table-cell>
          <table:table-cell table:formula="of:=1/(SUM([.B243];[.D243];[.F243];[.H243])/(SUM([.C243];[.E243];[.G243];[.I243])*(1-[.K238])))" office:value-type="float" office:value="10.0200150879344" calcext:value-type="float">
            <text:p>10.02001508793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VqjYyBaBuRM</text:p>
          </table:table-cell>
          <table:table-cell/>
          <table:table-cell office:value-type="string" calcext:value-type="string">
            <text:p>https://www.youtube.com/watch?v=BRUKtUo4p4Y</text:p>
          </table:table-cell>
          <table:table-cell/>
          <table:table-cell office:value-type="string" calcext:value-type="string">
            <text:p>https://www.youtube.com/watch?v=uEH57Bu-Ecg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petillil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tes Collide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erpe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48:.K251])" office:value-type="float" office:value="0.336111111111111" calcext:value-type="float">
            <text:p>0.336111111111111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4" calcext:value-type="float">
            <text:p>94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48];[.D248];[.F248];[.H248])/SUM([.C248];[.E248];[.G248];[.I248]))" office:value-type="float" office:value="7.65957446808511" calcext:value-type="float">
            <text:p>7.65957446808511</text:p>
          </table:table-cell>
          <table:table-cell table:formula="of:=(SUM([.B248];[.D248];[.F248];[.H248])/SUM([.C248];[.E248];[.G248];[.I248]))" office:value-type="float" office:value="0.130555555555556" calcext:value-type="float">
            <text:p>0.130555555555556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101" calcext:value-type="float">
            <text:p>101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49];[.D249];[.F249];[.H249])/SUM([.C249];[.E249];[.G249];[.I249]))" office:value-type="float" office:value="7.12871287128713" calcext:value-type="float">
            <text:p>7.12871287128713</text:p>
          </table:table-cell>
          <table:table-cell table:formula="of:=(SUM([.B249];[.D249];[.F249];[.H249])/SUM([.C249];[.E249];[.G249];[.I249]))" office:value-type="float" office:value="0.140277777777778" calcext:value-type="float">
            <text:p>0.1402777777777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7" calcext:value-type="float">
            <text:p>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50];[.D250];[.F250];[.H250])/SUM([.C250];[.E250];[.G250];[.I250]))" office:value-type="float" office:value="102.857142857143" calcext:value-type="float">
            <text:p>102.857142857143</text:p>
          </table:table-cell>
          <table:table-cell table:formula="of:=(SUM([.B250];[.D250];[.F250];[.H250])/SUM([.C250];[.E250];[.G250];[.I250]))" office:value-type="float" office:value="0.00972222222222222" calcext:value-type="float">
            <text:p>0.009722222222222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garvantula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0" calcext:value-type="float">
            <text:p>40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51];[.D251];[.F251];[.H251])/SUM([.C251];[.E251];[.G251];[.I251]))" office:value-type="float" office:value="18" calcext:value-type="float">
            <text:p>18</text:p>
          </table:table-cell>
          <table:table-cell table:formula="of:=(SUM([.B251];[.D251];[.F251];[.H251])/SUM([.C251];[.E251];[.G251];[.I251]))" office:value-type="float" office:value="0.0555555555555556" calcext:value-type="float">
            <text:p>0.05555555555555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47" calcext:value-type="float">
            <text:p>4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52];[.D252];[.F252];[.H252])/SUM([.C252];[.E252];[.G252];[.I252]))" office:value-type="float" office:value="15.3191489361702" calcext:value-type="float">
            <text:p>15.3191489361702</text:p>
          </table:table-cell>
          <table:table-cell office:value-type="string" calcext:value-type="string">
            <text:p>Gcode only</text:p>
          </table:table-cell>
          <table:table-cell table:formula="of:=1/(SUM([.B252];[.D252];[.F252];[.H252])/(SUM([.C252];[.E252];[.G252];[.I252])*(1-[.K247])))" office:value-type="float" office:value="10.1702127659574" calcext:value-type="float">
            <text:p>10.1702127659574</text:p>
          </table:table-cell>
          <table:table-cell table:number-columns-repeated="5"/>
          <table:table-cell office:value-type="string" calcext:value-type="string">
            <text:p>https://www.youtube.com/watch?v=AbLxi4VIr3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<text:span text:style-name="T2"><text:a xlink:href="https://www.youtube.com/watch?v=uWT_i-jaK2Q" xlink:type="simple">https://www.youtube.com/watch?v=uWT_i-jaK2Q</text:a></text:span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murshana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point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emboa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57:.K260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rookadil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57];[.D257];[.F257];[.H257])/SUM([.C257];[.E257];[.G257];[.I257]))" office:value-type="float" office:value="10.5263157894737" calcext:value-type="float">
            <text:p>10.5263157894737</text:p>
          </table:table-cell>
          <table:table-cell table:formula="of:=(SUM([.B257];[.D257];[.F257];[.H257])/SUM([.C257];[.E257];[.G257];[.I257]))" office:value-type="float" office:value="0.095" calcext:value-type="float">
            <text:p>0.095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258];[.D258];[.F258];[.H258])/SUM([.C258];[.E258];[.G258];[.I258]))" office:value-type="string" office:string-value="" calcext:value-type="error">
            <text:p>#DIV/0!</text:p>
          </table:table-cell>
          <table:table-cell table:formula="of:=(SUM([.B258];[.D258];[.F258];[.H258])/SUM([.C258];[.E258];[.G258];[.I258])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nfeazant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59];[.D259];[.F259];[.H259])/SUM([.C259];[.E259];[.G259];[.I259]))" office:value-type="float" office:value="166.666666666667" calcext:value-type="float">
            <text:p>166.666666666667</text:p>
          </table:table-cell>
          <table:table-cell table:formula="of:=(SUM([.B259];[.D259];[.F259];[.H259])/SUM([.C259];[.E259];[.G259];[.I259]))" office:value-type="float" office:value="0.006" calcext:value-type="float">
            <text:p>0.00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witched</text:p>
          </table:table-cell>
          <table:table-cell office:value-type="string" calcext:value-type="string">
            <text:p>garvantu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45+4"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60];[.D260];[.F260];[.H260])/SUM([.C260];[.E260];[.G260];[.I260]))" office:value-type="float" office:value="20.4081632653061" calcext:value-type="float">
            <text:p>20.4081632653061</text:p>
          </table:table-cell>
          <table:table-cell table:formula="of:=(SUM([.B260];[.D260];[.F260];[.H260])/SUM([.C260];[.E260];[.G260];[.I260]))" office:value-type="float" office:value="0.049" calcext:value-type="float">
            <text:p>0.04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krookadil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61];[.D261];[.F261];[.H261])/SUM([.C261];[.E261];[.G261];[.I261]))" office:value-type="float" office:value="14.2857142857143" calcext:value-type="float">
            <text:p>14.2857142857143</text:p>
          </table:table-cell>
          <table:table-cell office:value-type="string" calcext:value-type="string">
            <text:p>Gcode only</text:p>
          </table:table-cell>
          <table:table-cell table:formula="of:=1/(SUM([.B261];[.D261];[.F261];[.H261])/(SUM([.C261];[.E261];[.G261];[.I261])*0.666))" office:value-type="float" office:value="9.51428571428571" calcext:value-type="float">
            <text:p>9.514285714285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docs.google.com/spreadsheets/d/1Qct7IOTe7W1CamyYBwKgImGBituap8QwnuFJ7xl1m9E/edit#gid=0" xlink:type="simple">https://docs.google.com/spreadsheets/d/1Qct7IOTe7W1CamyYBwKgImGBituap8QwnuFJ7xl1m9E/edit#gid=0</text:a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through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luspower</text:p>
          </table:table-cell>
          <table:table-cell office:value-type="string" calcext:value-type="string">
            <text:p>swann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66:.K269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35" calcext:value-type="float">
            <text:p>135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266];[.D266];[.F266];[.H266])/SUM([.C266];[.E266];[.G266];[.I266]))" office:value-type="float" office:value="11.1111111111111" calcext:value-type="float">
            <text:p>11.1111111111111</text:p>
          </table:table-cell>
          <table:table-cell table:formula="of:=(SUM([.B266];[.D266];[.F266];[.H266])/SUM([.C266];[.E266];[.G266];[.I266]))" office:value-type="float" office:value="0.09" calcext:value-type="float">
            <text:p>0.09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267];[.D267];[.F267];[.H267])/SUM([.C267];[.E267];[.G267];[.I267]))" office:value-type="string" office:string-value="" calcext:value-type="error">
            <text:p>#DIV/0!</text:p>
          </table:table-cell>
          <table:table-cell table:formula="of:=(SUM([.B267];[.D267];[.F267];[.H267])/SUM([.C267];[.E267];[.G267];[.I267])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268];[.D268];[.F268];[.H268])/SUM([.C268];[.E268];[.G268];[.I268]))" office:value-type="float" office:value="136.363636363636" calcext:value-type="float">
            <text:p>136.363636363636</text:p>
          </table:table-cell>
          <table:table-cell table:formula="of:=(SUM([.B268];[.D268];[.F268];[.H268])/SUM([.C268];[.E268];[.G268];[.I268]))" office:value-type="float" office:value="0.00733333333333333" calcext:value-type="float">
            <text:p>0.007333333333333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boufall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63+18" office:value-type="float" office:value="81" calcext:value-type="float">
            <text:p>8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269];[.D269];[.F269];[.H269])/SUM([.C269];[.E269];[.G269];[.I269]))" office:value-type="float" office:value="18.5185185185185" calcext:value-type="float">
            <text:p>18.5185185185185</text:p>
          </table:table-cell>
          <table:table-cell table:formula="of:=(SUM([.B269];[.D269];[.F269];[.H269])/SUM([.C269];[.E269];[.G269];[.I269]))" office:value-type="float" office:value="0.054" calcext:value-type="float">
            <text:p>0.05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270];[.D270];[.F270];[.H270])/SUM([.C270];[.E270];[.G270];[.I270]))" office:value-type="float" office:value="12.5" calcext:value-type="float">
            <text:p>12.5</text:p>
          </table:table-cell>
          <table:table-cell office:value-type="string" calcext:value-type="string">
            <text:p>Gcode only</text:p>
          </table:table-cell>
          <table:table-cell table:formula="of:=1/(SUM([.B270];[.D270];[.F270];[.H270])/(SUM([.C270];[.E270];[.G270];[.I270])*0.666))" office:value-type="float" office:value="8.325" calcext:value-type="float">
            <text:p>8.3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serperio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elinculo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throa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aring Skies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alomol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75:.K278])" office:value-type="float" office:value="0.175" calcext:value-type="float">
            <text:p>0.175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75];[.D275];[.F275];[.H275])/SUM([.C275];[.E275];[.G275];[.I275]))" office:value-type="float" office:value="8.84955752212389" calcext:value-type="float">
            <text:p>8.84955752212389</text:p>
          </table:table-cell>
          <table:table-cell table:formula="of:=(SUM([.B275];[.D275];[.F275];[.H275])/SUM([.C275];[.E275];[.G275];[.I275]))" office:value-type="float" office:value="0.113" calcext:value-type="float">
            <text:p>0.113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whirlaped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76];[.D276];[.F276];[.H276])/SUM([.C276];[.E276];[.G276];[.I276]))" office:value-type="string" office:string-value="" calcext:value-type="error">
            <text:p>#DIV/0!</text:p>
          </table:table-cell>
          <table:table-cell table:formula="of:=(SUM([.B276];[.D276];[.F276];[.H276])/SUM([.C276];[.E276];[.G276];[.I276])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raftry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77];[.D277];[.F277];[.H277])/SUM([.C277];[.E277];[.G277];[.I277]))" office:value-type="float" office:value="111.111111111111" calcext:value-type="float">
            <text:p>111.111111111111</text:p>
          </table:table-cell>
          <table:table-cell table:formula="of:=(SUM([.B277];[.D277];[.F277];[.H277])/SUM([.C277];[.E277];[.G277];[.I277]))" office:value-type="float" office:value="0.009" calcext:value-type="float">
            <text:p>0.00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scullin</text:p>
          </table:table-cell>
          <table:table-cell office:value-type="string" calcext:value-type="string">
            <text:p>lillig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12+41"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78];[.D278];[.F278];[.H278])/SUM([.C278];[.E278];[.G278];[.I278]))" office:value-type="float" office:value="18.8679245283019" calcext:value-type="float">
            <text:p>18.8679245283019</text:p>
          </table:table-cell>
          <table:table-cell table:formula="of:=(SUM([.B278];[.D278];[.F278];[.H278])/SUM([.C278];[.E278];[.G278];[.I278]))" office:value-type="float" office:value="0.053" calcext:value-type="float">
            <text:p>0.05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erpeirior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klingklang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pikachu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alolamola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scraftry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energy retrieval</text:p>
          </table:table-cell>
          <table:table-cell office:value-type="string" calcext:value-type="string">
            <text:p>reshira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ball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 table:number-rows-repeated="10482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8" table:default-cell-style-name="ce11"/>
        <table:table-column table:style-name="co17" table:number-columns-repeated="2" table:default-cell-style-name="ce11"/>
        <table:table-column table:style-name="co8" table:default-cell-style-name="ce11"/>
        <table:table-column table:style-name="co18" table:default-cell-style-name="ce11"/>
        <table:table-column table:style-name="co19" table:default-cell-style-name="ce11"/>
        <table:table-column table:style-name="co8" table:number-columns-repeated="28" table:default-cell-style-name="ce11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Are zards in the FA slot?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/>
          <table:table-cell table:style-name="Default" office:value-type="string" calcext:value-type="string">
            <text:p>Zards + other EX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1]/[.P11])" office:value-type="float" office:value="4.82539682539683" calcext:value-type="float">
            <text:p>4.825396825396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s + FA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2]/[.P12])" office:value-type="float" office:value="25.3333333333333" calcext:value-type="float">
            <text:p>25.333333333333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4" office:value-type="string" calcext:value-type="string">
            <text:p>holo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88" calcext:value-type="float">
            <text:p>588</text:p>
          </table:table-cell>
          <table:table-cell table:style-name="ce4" table:formula="of:=1/([.O13]/[.P13])" office:value-type="float" office:value="9.63934426229508" calcext:value-type="float">
            <text:p>9.63934426229508</text:p>
          </table:table-cell>
          <table:table-cell table:style-name="ce4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4" office:value-type="string" calcext:value-type="string">
            <text:p>FA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4"/>
          <table:table-cell table:style-name="ce9"/>
          <table:table-cell table:style-name="ce4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4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13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Evolutions data" table:style-name="ta1">
        <table:table-column table:style-name="co20" table:default-cell-style-name="Default"/>
        <table:table-column table:style-name="co21" table:default-cell-style-name="Default"/>
        <table:table-column table:style-name="co8" table:number-columns-repeated="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s://cardzard.com/blogs/news/xy-evolutions-etb-pull-rates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pulled 1</text:p>
          </table:table-cell>
          <table:table-cell table:style-name="ce4" office:value-type="string" calcext:value-type="string">
            <text:p>packs opened 1</text:p>
          </table:table-cell>
          <table:table-cell table:style-name="ce4" office:value-type="string" calcext:value-type="string">
            <text:p>pulled 2</text:p>
          </table:table-cell>
          <table:table-cell table:style-name="ce4" office:value-type="string" calcext:value-type="string">
            <text:p>packs opened 2</text:p>
          </table:table-cell>
          <table:table-cell table:style-name="ce4" office:value-type="string" calcext:value-type="string">
            <text:p>Pulled 3</text:p>
          </table:table-cell>
          <table:table-cell table:style-name="ce4" office:value-type="string" calcext:value-type="string">
            <text:p>packs opened 3</text:p>
          </table:table-cell>
          <table:table-cell table:style-name="ce4" office:value-type="string" calcext:value-type="string">
            <text:p>Pulled 4</text:p>
          </table:table-cell>
          <table:table-cell table:style-name="ce4" office:value-type="string" calcext:value-type="string">
            <text:p>packs opened 4</text:p>
          </table:table-cell>
          <table:table-cell table:style-name="ce4" office:value-type="string" calcext:value-type="string">
            <text:p>pull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energy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number-columns-repeated="6"/>
          <table:table-cell table:style-name="ce4" table:formula="of:=1/(SUM([.B7];[.D7];[.F7];[.H7])/SUM([.C7];[.E7];[.G7];[.I7]))" office:value-type="float" office:value="17.3658536585366" calcext:value-type="float">
            <text:p>17.365853658536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break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8];[.D8];[.F8];[.H8])/SUM([.C8];[.E8];[.G8];[.I8]))" office:value-type="float" office:value="20.1411764705882" calcext:value-type="float">
            <text:p>20.1411764705882</text:p>
          </table:table-cell>
          <table:table-cell office:value-type="string" calcext:value-type="string">
            <text:p>green code specifically</text:p>
          </table:table-cell>
          <table:table-cell table:formula="of:=1/(SUM([.B8];[.D8];[.F8];[.H8])/(SUM([.C8];[.E8];[.G8];[.I8])-SUM([.B10];[.B11];[.D10];[.D11];[.B9])-([.B9]/712*1000)))" office:value-type="float" office:value="15.737475214805" calcext:value-type="float">
            <text:p>15.73747521480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holo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number-columns-repeated="6"/>
          <table:table-cell table:style-name="ce4" table:formula="of:=1/(SUM([.B9];[.D9];[.F9];[.H9])/SUM([.C9];[.E9];[.G9];[.I9]))" office:value-type="float" office:value="10.1714285714286" calcext:value-type="float">
            <text:p>10.171428571428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EX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8+14+13+12+10+8" office:value-type="float" office:value="75" calcext:value-type="float">
            <text:p>7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0];[.D10];[.F10];[.H10])/SUM([.C10];[.E10];[.G10];[.I10]))" office:value-type="float" office:value="14.0327868852459" calcext:value-type="float">
            <text:p>14.0327868852459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Mega EX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25-[.D10]" office:value-type="float" office:value="50" calcext:value-type="float">
            <text:p>5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1];[.D11];[.F11];[.H11])/SUM([.C11];[.E11];[.G11];[.I11]))" office:value-type="float" office:value="20.3809523809524" calcext:value-type="float">
            <text:p>20.3809523809524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combined EX</text:p>
          </table:table-cell>
          <table:table-cell table:style-name="ce4" table:formula="of:=[.B11]+[.B10]" office:value-type="float" office:value="81" calcext:value-type="float">
            <text:p>81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[.D11]+[.D10]" office:value-type="float" office:value="125" calcext:value-type="float">
            <text:p>12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2];[.D12];[.F12];[.H12])/SUM([.C12];[.E12];[.G12];[.I12]))" office:value-type="float" office:value="8.31067961165049" calcext:value-type="float">
            <text:p>8.31067961165049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Gold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2+49" office:value-type="float" office:value="61" calcext:value-type="float">
            <text:p>61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3];[.D13];[.F13];[.H13])/SUM([.C13];[.E13];[.G13];[.I13]))" office:value-type="float" office:value="15.0175438596491" calcext:value-type="float">
            <text:p>15.0175438596491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secret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4];[.D14];[.F14];[.H14])/SUM([.C14];[.E14];[.G14];[.I14]))" office:value-type="float" office:value="7.74660633484163" calcext:value-type="float">
            <text:p>7.74660633484163</text:p>
          </table:table-cell>
          <table:table-cell office:value-type="string" calcext:value-type="string">
            <text:p>per uncommon</text:p>
          </table:table-cell>
          <table:table-cell table:formula="of:=1/(SUM([.B14];[.D14];[.F14];[.H14])/(SUM([.C14];[.E14];[.G14];[.I14])*3))" office:value-type="float" office:value="23.2398190045249" calcext:value-type="float">
            <text:p>23.2398190045249</text:p>
          </table:table-cell>
          <table:table-cell table:number-columns-repeated="7"/>
        </table:table-row>
        <table:table-row table:style-name="ro1">
          <table:table-cell table:style-name="ce4"/>
          <table:table-cell table:style-name="ce4" office:value-type="string" calcext:value-type="string">
            <text:p>https://cardzard.com/blogs/news/xy-evolutions-etb-pull-rates</text:p>
          </table:table-cell>
          <table:table-cell table:style-name="ce4" table:number-columns-repeated="2"/>
          <table:table-cell table:style-name="ce4" office:value-type="string" calcext:value-type="string">
            <text:p>https://docs.google.com/spreadsheets/d/1Qct7IOTe7W1CamyYBwKgImGBituap8QwnuFJ7xl1m9E/edit#gid=0</text:p>
          </table:table-cell>
          <table:table-cell table:style-name="ce4" table:number-columns-repeated="5"/>
          <table:table-cell table:number-columns-repeated="9"/>
        </table:table-row>
        <table:table-row table:style-name="ro1">
          <table:table-cell table:style-name="ce4" table:number-columns-repeated="10"/>
          <table:table-cell table:number-columns-repeated="9"/>
        </table:table-row>
        <table:table-row table:style-name="ro1">
          <table:table-cell table:style-name="ce4" office:value-type="string" calcext:value-type="string">
            <text:p>proof of multiple secrets per pack being possible</text:p>
          </table:table-cell>
          <table:table-cell table:style-name="ce4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https://www.youtube.com/watch?v=fYWIr570gIY</text:p>
          </table:table-cell>
          <table:table-cell table:number-columns-repeated="4"/>
          <table:table-cell office:value-type="string" calcext:value-type="string">
            <text:p>All 54 breaks in the 1000 pulls vid are green code, so breaks are likely incompatible with rare and higher pulls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X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8+14+13+12+10+8" office:value-type="float" office:value="75" calcext:value-type="float">
            <text:p>75</text:p>
          </table:table-cell>
          <table:table-cell table:style-name="ce4" office:value-type="float" office:value="1000" calcext:value-type="float">
            <text:p>1000</text:p>
          </table:table-cell>
          <table:table-cell table:formula="of:=[.B22]+[.D22]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9 energ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Mega EX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25-[.D22]" office:value-type="float" office:value="50" calcext:value-type="float">
            <text:p>50</text:p>
          </table:table-cell>
          <table:table-cell table:style-name="ce4" office:value-type="float" office:value="1000" calcext:value-type="float">
            <text:p>1000</text:p>
          </table:table-cell>
          <table:table-cell table:formula="of:=[.B23]+[.D23]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74 other possible revers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ere are 7 Exs and 5 Mega EX’s. </text:p>
          </table:table-cell>
          <table:table-cell table:number-columns-repeated="9"/>
          <table:table-cell table:style-name="ce4" office:value-type="float" office:value="41" calcext:value-type="float">
            <text:p>41</text:p>
          </table:table-cell>
          <table:table-cell table:style-name="ce4" table:formula="of:=712-31" office:value-type="float" office:value="681" calcext:value-type="float">
            <text:p>681</text:p>
          </table:table-cell>
          <table:table-cell table:style-name="ce4" table:formula="of:=1/([.K25]/[.L25])" office:value-type="float" office:value="16.609756097561" calcext:value-type="float">
            <text:p>16.609756097561</text:p>
          </table:table-cell>
          <table:table-cell office:value-type="string" calcext:value-type="string">
            <text:p>Pull rate of energy among non-breaks</text:p>
          </table:table-cell>
          <table:table-cell table:style-name="ce4" table:number-columns-repeated="4"/>
          <table:table-cell table:style-name="ce7"/>
        </table:table-row>
        <table:table-row table:style-name="ro1">
          <table:table-cell office:value-type="string" calcext:value-type="string">
            <text:p>-122/7*5=</text:p>
          </table:table-cell>
          <table:table-cell table:formula="of:=[.F22]/7*5" office:value-type="float" office:value="87.1428571428571" calcext:value-type="float">
            <text:p>87.1428571428571</text:p>
          </table:table-cell>
          <table:table-cell office:value-type="string" calcext:value-type="string">
            <text:p>Likely the same slot like in previous packs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ce4" table:formula="of:=1/([.K26]/[.L26])" office:value-type="float" office:value="8.22222222222222" calcext:value-type="float">
            <text:p>8.22222222222222</text:p>
          </table:table-cell>
          <table:table-cell office:value-type="string" calcext:value-type="string">
            <text:p>expected if same odds as a normal card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everse energy is most likely twice as common as other reverses</text:p>
          </table:table-cell>
          <table:table-cell table:number-columns-repeated="5"/>
        </table:table-row>
        <table:table-row table:style-name="ro1">
          <table:table-cell table:formula="of:=SUM([.A30:.A65]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are</text:p>
          </table:table-cell>
          <table:table-cell table:number-columns-repeated="7"/>
          <table:table-cell table:style-name="ce4" table:number-columns-repeated="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trode</text:p>
          </table:table-cell>
          <table:table-cell office:value-type="string" calcext:value-type="string">
            <text:p>https://www.youtube.com/watch?v=kiqXYENxaJc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chanse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wsee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E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Mbr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arfetch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tois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dugtr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ghtning E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do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zapdo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u spirit link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M zard 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poliwrath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arfatche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 spray</text:p>
          </table:table-cell>
          <table:table-cell office:value-type="string" calcext:value-type="string">
            <text:p>charizar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rfetch’d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machamp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netale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dge spirit link</text:p>
          </table:table-cell>
          <table:table-cell office:value-type="string" calcext:value-type="string">
            <text:p>misty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slowbro EX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dudtri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clefair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</table:table>
      <table:table table:name="Dragon Vault data" table:style-name="ta1">
        <table:table-column table:style-name="co8" table:default-cell-style-name="Default"/>
        <table:table-column table:style-name="co8" table:number-columns-repeated="5" table:default-cell-style-name="ce19"/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Dratini 1</text:p>
          </table:table-cell>
          <table:table-cell table:style-name="Default" table:formula="of:=COUNTIF([.B$23:.B$132];[.$A1])" office:value-type="float" office:value="5" calcext:value-type="float">
            <text:p>5</text:p>
          </table:table-cell>
          <table:table-cell table:style-name="Default" table:formula="of:=COUNTIF([.C$23:.C$132];[.$A1])" office:value-type="float" office:value="5" calcext:value-type="float">
            <text:p>5</text:p>
          </table:table-cell>
          <table:table-cell table:style-name="Default" table:formula="of:=COUNTIF([.D$23:.D$132];[.$A1])" office:value-type="float" office:value="5" calcext:value-type="float">
            <text:p>5</text:p>
          </table:table-cell>
          <table:table-cell table:style-name="Default" table:formula="of:=COUNTIF([.E$23:.E$132];[.$A1])" office:value-type="float" office:value="9" calcext:value-type="float">
            <text:p>9</text:p>
          </table:table-cell>
          <table:table-cell table:style-name="Default" table:formula="of:=COUNTIF([.F$23:.F$132];[.$A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tini 2</text:p>
          </table:table-cell>
          <table:table-cell table:style-name="Default" table:formula="of:=COUNTIF([.B$23:.B$132];[.$A2])" office:value-type="float" office:value="13" calcext:value-type="float">
            <text:p>13</text:p>
          </table:table-cell>
          <table:table-cell table:style-name="Default" table:formula="of:=COUNTIF([.C$23:.C$132];[.$A2])" office:value-type="float" office:value="3" calcext:value-type="float">
            <text:p>3</text:p>
          </table:table-cell>
          <table:table-cell table:style-name="Default" table:formula="of:=COUNTIF([.D$23:.D$132];[.$A2])" office:value-type="float" office:value="4" calcext:value-type="float">
            <text:p>4</text:p>
          </table:table-cell>
          <table:table-cell table:style-name="Default" table:formula="of:=COUNTIF([.E$23:.E$132];[.$A2])" office:value-type="float" office:value="3" calcext:value-type="float">
            <text:p>3</text:p>
          </table:table-cell>
          <table:table-cell table:style-name="Default" table:formula="of:=COUNTIF([.F$23:.F$132];[.$A2])" office:value-type="float" office:value="4" calcext:value-type="float">
            <text:p>4</text:p>
          </table:table-cell>
          <table:table-cell office:value-type="string" calcext:value-type="string">
            <text:p>seemingly no slot bi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air 3</text:p>
          </table:table-cell>
          <table:table-cell table:style-name="Default" table:formula="of:=COUNTIF([.B$23:.B$132];[.$A3])" office:value-type="float" office:value="7" calcext:value-type="float">
            <text:p>7</text:p>
          </table:table-cell>
          <table:table-cell table:style-name="Default" table:formula="of:=COUNTIF([.C$23:.C$132];[.$A3])" office:value-type="float" office:value="4" calcext:value-type="float">
            <text:p>4</text:p>
          </table:table-cell>
          <table:table-cell table:style-name="Default" table:formula="of:=COUNTIF([.D$23:.D$132];[.$A3])" office:value-type="float" office:value="7" calcext:value-type="float">
            <text:p>7</text:p>
          </table:table-cell>
          <table:table-cell table:style-name="Default" table:formula="of:=COUNTIF([.E$23:.E$132];[.$A3])" office:value-type="float" office:value="7" calcext:value-type="float">
            <text:p>7</text:p>
          </table:table-cell>
          <table:table-cell table:style-name="Default" table:formula="of:=COUNTIF([.F$23:.F$132];[.$A3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air 4</text:p>
          </table:table-cell>
          <table:table-cell table:style-name="Default" table:formula="of:=COUNTIF([.B$23:.B$132];[.$A4])" office:value-type="float" office:value="4" calcext:value-type="float">
            <text:p>4</text:p>
          </table:table-cell>
          <table:table-cell table:style-name="Default" table:formula="of:=COUNTIF([.C$23:.C$132];[.$A4])" office:value-type="float" office:value="5" calcext:value-type="float">
            <text:p>5</text:p>
          </table:table-cell>
          <table:table-cell table:style-name="Default" table:formula="of:=COUNTIF([.D$23:.D$132];[.$A4])" office:value-type="float" office:value="6" calcext:value-type="float">
            <text:p>6</text:p>
          </table:table-cell>
          <table:table-cell table:style-name="Default" table:formula="of:=COUNTIF([.E$23:.E$132];[.$A4])" office:value-type="float" office:value="7" calcext:value-type="float">
            <text:p>7</text:p>
          </table:table-cell>
          <table:table-cell table:style-name="Default" table:formula="of:=COUNTIF([.F$23:.F$132];[.$A4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ite</text:p>
          </table:table-cell>
          <table:table-cell table:style-name="Default" table:formula="of:=COUNTIF([.B$23:.B$132];[.$A5])" office:value-type="float" office:value="3" calcext:value-type="float">
            <text:p>3</text:p>
          </table:table-cell>
          <table:table-cell table:style-name="Default" table:formula="of:=COUNTIF([.C$23:.C$132];[.$A5])" office:value-type="float" office:value="5" calcext:value-type="float">
            <text:p>5</text:p>
          </table:table-cell>
          <table:table-cell table:style-name="Default" table:formula="of:=COUNTIF([.D$23:.D$132];[.$A5])" office:value-type="float" office:value="12" calcext:value-type="float">
            <text:p>12</text:p>
          </table:table-cell>
          <table:table-cell table:style-name="Default" table:formula="of:=COUNTIF([.E$23:.E$132];[.$A5])" office:value-type="float" office:value="1" calcext:value-type="float">
            <text:p>1</text:p>
          </table:table-cell>
          <table:table-cell table:style-name="Default" table:formula="of:=COUNTIF([.F$23:.F$132];[.$A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gon</text:p>
          </table:table-cell>
          <table:table-cell table:style-name="Default" table:formula="of:=COUNTIF([.B$23:.B$132];[.$A6])" office:value-type="float" office:value="6" calcext:value-type="float">
            <text:p>6</text:p>
          </table:table-cell>
          <table:table-cell table:style-name="Default" table:formula="of:=COUNTIF([.C$23:.C$132];[.$A6])" office:value-type="float" office:value="6" calcext:value-type="float">
            <text:p>6</text:p>
          </table:table-cell>
          <table:table-cell table:style-name="Default" table:formula="of:=COUNTIF([.D$23:.D$132];[.$A6])" office:value-type="float" office:value="4" calcext:value-type="float">
            <text:p>4</text:p>
          </table:table-cell>
          <table:table-cell table:style-name="Default" table:formula="of:=COUNTIF([.E$23:.E$132];[.$A6])" office:value-type="float" office:value="6" calcext:value-type="float">
            <text:p>6</text:p>
          </table:table-cell>
          <table:table-cell table:style-name="Default" table:formula="of:=COUNTIF([.F$23:.F$132];[.$A6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gon</text:p>
          </table:table-cell>
          <table:table-cell table:style-name="Default" table:formula="of:=COUNTIF([.B$23:.B$132];[.$A7])" office:value-type="float" office:value="4" calcext:value-type="float">
            <text:p>4</text:p>
          </table:table-cell>
          <table:table-cell table:style-name="Default" table:formula="of:=COUNTIF([.C$23:.C$132];[.$A7])" office:value-type="float" office:value="6" calcext:value-type="float">
            <text:p>6</text:p>
          </table:table-cell>
          <table:table-cell table:style-name="Default" table:formula="of:=COUNTIF([.D$23:.D$132];[.$A7])" office:value-type="float" office:value="5" calcext:value-type="float">
            <text:p>5</text:p>
          </table:table-cell>
          <table:table-cell table:style-name="Default" table:formula="of:=COUNTIF([.E$23:.E$132];[.$A7])" office:value-type="float" office:value="3" calcext:value-type="float">
            <text:p>3</text:p>
          </table:table-cell>
          <table:table-cell table:style-name="Default" table:formula="of:=COUNTIF([.F$23:.F$132];[.$A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mence</text:p>
          </table:table-cell>
          <table:table-cell table:style-name="Default" table:formula="of:=COUNTIF([.B$23:.B$132];[.$A8])" office:value-type="float" office:value="4" calcext:value-type="float">
            <text:p>4</text:p>
          </table:table-cell>
          <table:table-cell table:style-name="Default" table:formula="of:=COUNTIF([.C$23:.C$132];[.$A8])" office:value-type="float" office:value="3" calcext:value-type="float">
            <text:p>3</text:p>
          </table:table-cell>
          <table:table-cell table:style-name="Default" table:formula="of:=COUNTIF([.D$23:.D$132];[.$A8])" office:value-type="float" office:value="5" calcext:value-type="float">
            <text:p>5</text:p>
          </table:table-cell>
          <table:table-cell table:style-name="Default" table:formula="of:=COUNTIF([.E$23:.E$132];[.$A8])" office:value-type="float" office:value="6" calcext:value-type="float">
            <text:p>6</text:p>
          </table:table-cell>
          <table:table-cell table:style-name="Default" table:formula="of:=COUNTIF([.F$23:.F$132];[.$A8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as</text:p>
          </table:table-cell>
          <table:table-cell table:style-name="Default" table:formula="of:=COUNTIF([.B$23:.B$132];[.$A9])" office:value-type="float" office:value="3" calcext:value-type="float">
            <text:p>3</text:p>
          </table:table-cell>
          <table:table-cell table:style-name="Default" table:formula="of:=COUNTIF([.C$23:.C$132];[.$A9])" office:value-type="float" office:value="4" calcext:value-type="float">
            <text:p>4</text:p>
          </table:table-cell>
          <table:table-cell table:style-name="Default" table:formula="of:=COUNTIF([.D$23:.D$132];[.$A9])" office:value-type="float" office:value="2" calcext:value-type="float">
            <text:p>2</text:p>
          </table:table-cell>
          <table:table-cell table:style-name="Default" table:formula="of:=COUNTIF([.E$23:.E$132];[.$A9])" office:value-type="float" office:value="6" calcext:value-type="float">
            <text:p>6</text:p>
          </table:table-cell>
          <table:table-cell table:style-name="Default" table:formula="of:=COUNTIF([.F$23:.F$132];[.$A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os</text:p>
          </table:table-cell>
          <table:table-cell table:style-name="Default" table:formula="of:=COUNTIF([.B$23:.B$132];[.$A10])" office:value-type="float" office:value="2" calcext:value-type="float">
            <text:p>2</text:p>
          </table:table-cell>
          <table:table-cell table:style-name="Default" table:formula="of:=COUNTIF([.C$23:.C$132];[.$A10])" office:value-type="float" office:value="5" calcext:value-type="float">
            <text:p>5</text:p>
          </table:table-cell>
          <table:table-cell table:style-name="Default" table:formula="of:=COUNTIF([.D$23:.D$132];[.$A10])" office:value-type="float" office:value="9" calcext:value-type="float">
            <text:p>9</text:p>
          </table:table-cell>
          <table:table-cell table:style-name="Default" table:formula="of:=COUNTIF([.E$23:.E$132];[.$A10])" office:value-type="float" office:value="7" calcext:value-type="float">
            <text:p>7</text:p>
          </table:table-cell>
          <table:table-cell table:style-name="Default" table:formula="of:=COUNTIF([.F$23:.F$132];[.$A10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yquaza</text:p>
          </table:table-cell>
          <table:table-cell table:style-name="Default" table:formula="of:=COUNTIF([.B$23:.B$132];[.$A11])" office:value-type="float" office:value="4" calcext:value-type="float">
            <text:p>4</text:p>
          </table:table-cell>
          <table:table-cell table:style-name="Default" table:formula="of:=COUNTIF([.C$23:.C$132];[.$A11])" office:value-type="float" office:value="7" calcext:value-type="float">
            <text:p>7</text:p>
          </table:table-cell>
          <table:table-cell table:style-name="Default" table:formula="of:=COUNTIF([.D$23:.D$132];[.$A11])" office:value-type="float" office:value="6" calcext:value-type="float">
            <text:p>6</text:p>
          </table:table-cell>
          <table:table-cell table:style-name="Default" table:formula="of:=COUNTIF([.E$23:.E$132];[.$A11])" office:value-type="float" office:value="5" calcext:value-type="float">
            <text:p>5</text:p>
          </table:table-cell>
          <table:table-cell table:style-name="Default" table:formula="of:=COUNTIF([.F$23:.F$132];[.$A1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2</text:p>
          </table:table-cell>
          <table:table-cell table:style-name="Default" table:formula="of:=COUNTIF([.B$23:.B$132];[.$A12])" office:value-type="float" office:value="4" calcext:value-type="float">
            <text:p>4</text:p>
          </table:table-cell>
          <table:table-cell table:style-name="Default" table:formula="of:=COUNTIF([.C$23:.C$132];[.$A12])" office:value-type="float" office:value="6" calcext:value-type="float">
            <text:p>6</text:p>
          </table:table-cell>
          <table:table-cell table:style-name="Default" table:formula="of:=COUNTIF([.D$23:.D$132];[.$A12])" office:value-type="float" office:value="4" calcext:value-type="float">
            <text:p>4</text:p>
          </table:table-cell>
          <table:table-cell table:style-name="Default" table:formula="of:=COUNTIF([.E$23:.E$132];[.$A12])" office:value-type="float" office:value="5" calcext:value-type="float">
            <text:p>5</text:p>
          </table:table-cell>
          <table:table-cell table:style-name="Default" table:formula="of:=COUNTIF([.F$23:.F$132];[.$A12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3</text:p>
          </table:table-cell>
          <table:table-cell table:style-name="Default" table:formula="of:=COUNTIF([.B$23:.B$132];[.$A13])" office:value-type="float" office:value="13" calcext:value-type="float">
            <text:p>13</text:p>
          </table:table-cell>
          <table:table-cell table:style-name="Default" table:formula="of:=COUNTIF([.C$23:.C$132];[.$A13])" office:value-type="float" office:value="10" calcext:value-type="float">
            <text:p>10</text:p>
          </table:table-cell>
          <table:table-cell table:style-name="Default" table:formula="of:=COUNTIF([.D$23:.D$132];[.$A13])" office:value-type="float" office:value="4" calcext:value-type="float">
            <text:p>4</text:p>
          </table:table-cell>
          <table:table-cell table:style-name="Default" table:formula="of:=COUNTIF([.E$23:.E$132];[.$A13])" office:value-type="float" office:value="8" calcext:value-type="float">
            <text:p>8</text:p>
          </table:table-cell>
          <table:table-cell table:style-name="Default" table:formula="of:=COUNTIF([.F$23:.F$132];[.$A13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4</text:p>
          </table:table-cell>
          <table:table-cell table:style-name="Default" table:formula="of:=COUNTIF([.B$23:.B$132];[.$A14])" office:value-type="float" office:value="7" calcext:value-type="float">
            <text:p>7</text:p>
          </table:table-cell>
          <table:table-cell table:style-name="Default" table:formula="of:=COUNTIF([.C$23:.C$132];[.$A14])" office:value-type="float" office:value="4" calcext:value-type="float">
            <text:p>4</text:p>
          </table:table-cell>
          <table:table-cell table:style-name="Default" table:formula="of:=COUNTIF([.D$23:.D$132];[.$A14])" office:value-type="float" office:value="8" calcext:value-type="float">
            <text:p>8</text:p>
          </table:table-cell>
          <table:table-cell table:style-name="Default" table:formula="of:=COUNTIF([.E$23:.E$132];[.$A14])" office:value-type="float" office:value="3" calcext:value-type="float">
            <text:p>3</text:p>
          </table:table-cell>
          <table:table-cell table:style-name="Default" table:formula="of:=COUNTIF([.F$23:.F$132];[.$A14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5</text:p>
          </table:table-cell>
          <table:table-cell table:style-name="Default" table:formula="of:=COUNTIF([.B$23:.B$132];[.$A15])" office:value-type="float" office:value="6" calcext:value-type="float">
            <text:p>6</text:p>
          </table:table-cell>
          <table:table-cell table:style-name="Default" table:formula="of:=COUNTIF([.C$23:.C$132];[.$A15])" office:value-type="float" office:value="9" calcext:value-type="float">
            <text:p>9</text:p>
          </table:table-cell>
          <table:table-cell table:style-name="Default" table:formula="of:=COUNTIF([.D$23:.D$132];[.$A15])" office:value-type="float" office:value="6" calcext:value-type="float">
            <text:p>6</text:p>
          </table:table-cell>
          <table:table-cell table:style-name="Default" table:formula="of:=COUNTIF([.E$23:.E$132];[.$A15])" office:value-type="float" office:value="3" calcext:value-type="float">
            <text:p>3</text:p>
          </table:table-cell>
          <table:table-cell table:style-name="Default" table:formula="of:=COUNTIF([.F$23:.F$132];[.$A15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xorus</text:p>
          </table:table-cell>
          <table:table-cell table:style-name="Default" table:formula="of:=COUNTIF([.B$23:.B$132];[.$A16])" office:value-type="float" office:value="6" calcext:value-type="float">
            <text:p>6</text:p>
          </table:table-cell>
          <table:table-cell table:style-name="Default" table:formula="of:=COUNTIF([.C$23:.C$132];[.$A16])" office:value-type="float" office:value="7" calcext:value-type="float">
            <text:p>7</text:p>
          </table:table-cell>
          <table:table-cell table:style-name="Default" table:formula="of:=COUNTIF([.D$23:.D$132];[.$A16])" office:value-type="float" office:value="3" calcext:value-type="float">
            <text:p>3</text:p>
          </table:table-cell>
          <table:table-cell table:style-name="Default" table:formula="of:=COUNTIF([.E$23:.E$132];[.$A16])" office:value-type="float" office:value="3" calcext:value-type="float">
            <text:p>3</text:p>
          </table:table-cell>
          <table:table-cell table:style-name="Default" table:formula="of:=COUNTIF([.F$23:.F$132];[.$A16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uddigon</text:p>
          </table:table-cell>
          <table:table-cell table:style-name="Default" table:formula="of:=COUNTIF([.B$23:.B$132];[.$A17])" office:value-type="float" office:value="8" calcext:value-type="float">
            <text:p>8</text:p>
          </table:table-cell>
          <table:table-cell table:style-name="Default" table:formula="of:=COUNTIF([.C$23:.C$132];[.$A17])" office:value-type="float" office:value="5" calcext:value-type="float">
            <text:p>5</text:p>
          </table:table-cell>
          <table:table-cell table:style-name="Default" table:formula="of:=COUNTIF([.D$23:.D$132];[.$A17])" office:value-type="float" office:value="5" calcext:value-type="float">
            <text:p>5</text:p>
          </table:table-cell>
          <table:table-cell table:style-name="Default" table:formula="of:=COUNTIF([.E$23:.E$132];[.$A17])" office:value-type="float" office:value="8" calcext:value-type="float">
            <text:p>8</text:p>
          </table:table-cell>
          <table:table-cell table:style-name="Default" table:formula="of:=COUNTIF([.F$23:.F$132];[.$A1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 share</text:p>
          </table:table-cell>
          <table:table-cell table:style-name="Default" table:formula="of:=COUNTIF([.B$23:.B$132];[.$A18])" office:value-type="float" office:value="6" calcext:value-type="float">
            <text:p>6</text:p>
          </table:table-cell>
          <table:table-cell table:style-name="Default" table:formula="of:=COUNTIF([.C$23:.C$132];[.$A18])" office:value-type="float" office:value="5" calcext:value-type="float">
            <text:p>5</text:p>
          </table:table-cell>
          <table:table-cell table:style-name="Default" table:formula="of:=COUNTIF([.D$23:.D$132];[.$A18])" office:value-type="float" office:value="5" calcext:value-type="float">
            <text:p>5</text:p>
          </table:table-cell>
          <table:table-cell table:style-name="Default" table:formula="of:=COUNTIF([.E$23:.E$132];[.$A18])" office:value-type="float" office:value="7" calcext:value-type="float">
            <text:p>7</text:p>
          </table:table-cell>
          <table:table-cell table:style-name="Default" table:formula="of:=COUNTIF([.F$23:.F$132];[.$A18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st ticket</text:p>
          </table:table-cell>
          <table:table-cell table:style-name="Default" table:formula="of:=COUNTIF([.B$23:.B$132];[.$A19])" office:value-type="float" office:value="3" calcext:value-type="float">
            <text:p>3</text:p>
          </table:table-cell>
          <table:table-cell table:style-name="Default" table:formula="of:=COUNTIF([.C$23:.C$132];[.$A19])" office:value-type="float" office:value="4" calcext:value-type="float">
            <text:p>4</text:p>
          </table:table-cell>
          <table:table-cell table:style-name="Default" table:formula="of:=COUNTIF([.D$23:.D$132];[.$A19])" office:value-type="float" office:value="6" calcext:value-type="float">
            <text:p>6</text:p>
          </table:table-cell>
          <table:table-cell table:style-name="Default" table:formula="of:=COUNTIF([.E$23:.E$132];[.$A19])" office:value-type="float" office:value="4" calcext:value-type="float">
            <text:p>4</text:p>
          </table:table-cell>
          <table:table-cell table:style-name="Default" table:formula="of:=COUNTIF([.F$23:.F$132];[.$A1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er rod</text:p>
          </table:table-cell>
          <table:table-cell table:style-name="Default" table:formula="of:=COUNTIF([.B$23:.B$132];[.$A20])" office:value-type="float" office:value="1" calcext:value-type="float">
            <text:p>1</text:p>
          </table:table-cell>
          <table:table-cell table:style-name="Default" table:formula="of:=COUNTIF([.C$23:.C$132];[.$A20])" office:value-type="float" office:value="7" calcext:value-type="float">
            <text:p>7</text:p>
          </table:table-cell>
          <table:table-cell table:style-name="Default" table:formula="of:=COUNTIF([.D$23:.D$132];[.$A20])" office:value-type="float" office:value="4" calcext:value-type="float">
            <text:p>4</text:p>
          </table:table-cell>
          <table:table-cell table:style-name="Default" table:formula="of:=COUNTIF([.E$23:.E$132];[.$A20])" office:value-type="float" office:value="6" calcext:value-type="float">
            <text:p>6</text:p>
          </table:table-cell>
          <table:table-cell table:style-name="Default" table:formula="of:=COUNTIF([.F$23:.F$132];[.$A20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urem</text:p>
          </table:table-cell>
          <table:table-cell table:style-name="Default" table:formula="of:=COUNTIF([.B$23:.B$132];[.$A21])" office:value-type="float" office:value="1" calcext:value-type="float">
            <text:p>1</text:p>
          </table:table-cell>
          <table:table-cell table:style-name="Default" table:formula="of:=COUNTIF([.C$23:.C$132];[.$A21])" office:value-type="float" office:value="0" calcext:value-type="float">
            <text:p>0</text:p>
          </table:table-cell>
          <table:table-cell table:style-name="Default" table:formula="of:=COUNTIF([.D$23:.D$132];[.$A21])" office:value-type="float" office:value="0" calcext:value-type="float">
            <text:p>0</text:p>
          </table:table-cell>
          <table:table-cell table:style-name="Default" table:formula="of:=COUNTIF([.E$23:.E$132];[.$A21])" office:value-type="float" office:value="1" calcext:value-type="float">
            <text:p>1</text:p>
          </table:table-cell>
          <table:table-cell table:style-name="Default" table:formula="of:=COUNTIF([.F$23:.F$132];[.$A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ons</text:p>
          </table:table-cell>
          <table:table-cell table:style-name="Default" table:number-columns-repeated="4"/>
          <table:table-cell office:value-type="string" calcext:value-type="string">
            <text:p>sour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https://www.youtube.com/watch?v=xaJZQAiC6Tw</text:p>
          </table:table-cell>
          <table:table-cell table:number-columns-repeated="3"/>
          <table:table-cell office:value-type="string" calcext:value-type="string">
            <text:p>Dratini 1</text:p>
          </table:table-cell>
          <table:table-cell table:formula="of:=COUNTIF([.$B$23:.$F$132]; [.K23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office:value-type="string" calcext:value-type="string">
            <text:p>Dratini 2</text:p>
          </table:table-cell>
          <table:table-cell table:formula="of:=COUNTIF([.$B$23:.$F$132]; [.K24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air 3</text:p>
          </table:table-cell>
          <table:table-cell table:formula="of:=COUNTIF([.$B$23:.$F$132]; [.K25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Ey5Np04kdn0</text:p>
          </table:table-cell>
          <table:table-cell table:number-columns-repeated="3"/>
          <table:table-cell office:value-type="string" calcext:value-type="string">
            <text:p>Dragonair 4</text:p>
          </table:table-cell>
          <table:table-cell table:formula="of:=COUNTIF([.$B$23:.$F$132]; [.K26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ite</text:p>
          </table:table-cell>
          <table:table-cell table:formula="of:=COUNTIF([.$B$23:.$F$132]; [.K27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bagon</text:p>
          </table:table-cell>
          <table:table-cell table:formula="of:=COUNTIF([.$B$23:.$F$132]; [.K28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SGiVnUkwqyg</text:p>
          </table:table-cell>
          <table:table-cell table:number-columns-repeated="3"/>
          <table:table-cell office:value-type="string" calcext:value-type="string">
            <text:p>shelgon</text:p>
          </table:table-cell>
          <table:table-cell table:formula="of:=COUNTIF([.$B$23:.$F$132]; [.K29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office:value-type="string" calcext:value-type="string">
            <text:p>Salamence</text:p>
          </table:table-cell>
          <table:table-cell table:formula="of:=COUNTIF([.$B$23:.$F$132]; [.K30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latias</text:p>
          </table:table-cell>
          <table:table-cell table:formula="of:=COUNTIF([.$B$23:.$F$132]; [.K31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latios</text:p>
          </table:table-cell>
          <table:table-cell table:formula="of:=COUNTIF([.$B$23:.$F$132]; [.K3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office:value-type="string" calcext:value-type="string">
            <text:p>rayquaza</text:p>
          </table:table-cell>
          <table:table-cell table:formula="of:=COUNTIF([.$B$23:.$F$132]; [.K33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Axew 12</text:p>
          </table:table-cell>
          <table:table-cell table:formula="of:=COUNTIF([.$B$23:.$F$132]; [.K34])" office:value-type="float" office:value="23" calcext:value-type="float">
            <text:p>23</text:p>
          </table:table-cell>
          <table:table-cell office:value-type="string" calcext:value-type="string">
            <text:p>I probably mixed up a few of the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table:number-columns-repeated="4"/>
          <table:table-cell office:value-type="string" calcext:value-type="string">
            <text:p>Axew 13</text:p>
          </table:table-cell>
          <table:table-cell table:formula="of:=COUNTIF([.$B$23:.$F$132]; [.K35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</text:p>
          </table:table-cell>
          <table:table-cell table:number-columns-repeated="4"/>
          <table:table-cell office:value-type="string" calcext:value-type="string">
            <text:p>Fraxure 14</text:p>
          </table:table-cell>
          <table:table-cell table:formula="of:=COUNTIF([.$B$23:.$F$132]; [.K36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fraxure 15</text:p>
          </table:table-cell>
          <table:table-cell table:formula="of:=COUNTIF([.$B$23:.$F$132]; [.K37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cx-f_KVA6JY</text:p>
          </table:table-cell>
          <table:table-cell table:number-columns-repeated="3"/>
          <table:table-cell office:value-type="string" calcext:value-type="string">
            <text:p>haxorus</text:p>
          </table:table-cell>
          <table:table-cell table:formula="of:=COUNTIF([.$B$23:.$F$132]; [.K38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druddigon</text:p>
          </table:table-cell>
          <table:table-cell table:formula="of:=COUNTIF([.$B$23:.$F$132]; [.K39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exp share</text:p>
          </table:table-cell>
          <table:table-cell table:formula="of:=COUNTIF([.$B$23:.$F$132]; [.K40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first ticket</text:p>
          </table:table-cell>
          <table:table-cell table:formula="of:=COUNTIF([.$B$23:.$F$132]; [.K41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super rod</text:p>
          </table:table-cell>
          <table:table-cell table:formula="of:=COUNTIF([.$B$23:.$F$132]; [.K42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kyurem</text:p>
          </table:table-cell>
          <table:table-cell table:formula="of:=COUNTIF([.$B$23:.$F$132]; [.K4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office:value-type="string" calcext:value-type="string">
            <text:p>there might be rare slots and latios an outlier, or it could be plecebo, need more 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TcMjnjyGG8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3])" office:value-type="float" office:value="1" calcext:value-type="float">
            <text:p>1</text:p>
          </table:table-cell>
          <table:table-cell table:formula="of:=COUNTIF([.$K$23:.$K$43];[.C23])" office:value-type="float" office:value="1" calcext:value-type="float">
            <text:p>1</text:p>
          </table:table-cell>
          <table:table-cell table:formula="of:=COUNTIF([.$K$23:.$K$43];[.D23])" office:value-type="float" office:value="1" calcext:value-type="float">
            <text:p>1</text:p>
          </table:table-cell>
          <table:table-cell table:formula="of:=COUNTIF([.$K$23:.$K$43];[.E23])" office:value-type="float" office:value="1" calcext:value-type="float">
            <text:p>1</text:p>
          </table:table-cell>
          <table:table-cell table:formula="of:=COUNTIF([.$K$23:.$K$43];[.F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24])" office:value-type="float" office:value="1" calcext:value-type="float">
            <text:p>1</text:p>
          </table:table-cell>
          <table:table-cell table:formula="of:=COUNTIF([.$K$23:.$K$43];[.C24])" office:value-type="float" office:value="1" calcext:value-type="float">
            <text:p>1</text:p>
          </table:table-cell>
          <table:table-cell table:formula="of:=COUNTIF([.$K$23:.$K$43];[.D24])" office:value-type="float" office:value="1" calcext:value-type="float">
            <text:p>1</text:p>
          </table:table-cell>
          <table:table-cell table:formula="of:=COUNTIF([.$K$23:.$K$43];[.E24])" office:value-type="float" office:value="1" calcext:value-type="float">
            <text:p>1</text:p>
          </table:table-cell>
          <table:table-cell table:formula="of:=COUNTIF([.$K$23:.$K$43];[.F2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4p9JtKj1a-k</text:p>
          </table:table-cell>
          <table:table-cell table:number-columns-repeated="3"/>
          <table:table-cell table:formula="of:=COUNTIF([.$K$23:.$K$43];[.B25])" office:value-type="float" office:value="1" calcext:value-type="float">
            <text:p>1</text:p>
          </table:table-cell>
          <table:table-cell table:formula="of:=COUNTIF([.$K$23:.$K$43];[.C25])" office:value-type="float" office:value="1" calcext:value-type="float">
            <text:p>1</text:p>
          </table:table-cell>
          <table:table-cell table:formula="of:=COUNTIF([.$K$23:.$K$43];[.D25])" office:value-type="float" office:value="1" calcext:value-type="float">
            <text:p>1</text:p>
          </table:table-cell>
          <table:table-cell table:formula="of:=COUNTIF([.$K$23:.$K$43];[.E25])" office:value-type="float" office:value="1" calcext:value-type="float">
            <text:p>1</text:p>
          </table:table-cell>
          <table:table-cell table:formula="of:=COUNTIF([.$K$23:.$K$43];[.F2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26])" office:value-type="float" office:value="1" calcext:value-type="float">
            <text:p>1</text:p>
          </table:table-cell>
          <table:table-cell table:formula="of:=COUNTIF([.$K$23:.$K$43];[.C26])" office:value-type="float" office:value="1" calcext:value-type="float">
            <text:p>1</text:p>
          </table:table-cell>
          <table:table-cell table:formula="of:=COUNTIF([.$K$23:.$K$43];[.D26])" office:value-type="float" office:value="1" calcext:value-type="float">
            <text:p>1</text:p>
          </table:table-cell>
          <table:table-cell table:formula="of:=COUNTIF([.$K$23:.$K$43];[.E26])" office:value-type="float" office:value="1" calcext:value-type="float">
            <text:p>1</text:p>
          </table:table-cell>
          <table:table-cell table:formula="of:=COUNTIF([.$K$23:.$K$43];[.F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27])" office:value-type="float" office:value="1" calcext:value-type="float">
            <text:p>1</text:p>
          </table:table-cell>
          <table:table-cell table:formula="of:=COUNTIF([.$K$23:.$K$43];[.C27])" office:value-type="float" office:value="1" calcext:value-type="float">
            <text:p>1</text:p>
          </table:table-cell>
          <table:table-cell table:formula="of:=COUNTIF([.$K$23:.$K$43];[.D27])" office:value-type="float" office:value="1" calcext:value-type="float">
            <text:p>1</text:p>
          </table:table-cell>
          <table:table-cell table:formula="of:=COUNTIF([.$K$23:.$K$43];[.E27])" office:value-type="float" office:value="1" calcext:value-type="float">
            <text:p>1</text:p>
          </table:table-cell>
          <table:table-cell table:formula="of:=COUNTIF([.$K$23:.$K$43];[.F2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sfaeDXmYFMw</text:p>
          </table:table-cell>
          <table:table-cell table:number-columns-repeated="3"/>
          <table:table-cell table:formula="of:=COUNTIF([.$K$23:.$K$43];[.B28])" office:value-type="float" office:value="1" calcext:value-type="float">
            <text:p>1</text:p>
          </table:table-cell>
          <table:table-cell table:formula="of:=COUNTIF([.$K$23:.$K$43];[.C28])" office:value-type="float" office:value="1" calcext:value-type="float">
            <text:p>1</text:p>
          </table:table-cell>
          <table:table-cell table:formula="of:=COUNTIF([.$K$23:.$K$43];[.D28])" office:value-type="float" office:value="1" calcext:value-type="float">
            <text:p>1</text:p>
          </table:table-cell>
          <table:table-cell table:formula="of:=COUNTIF([.$K$23:.$K$43];[.E28])" office:value-type="float" office:value="1" calcext:value-type="float">
            <text:p>1</text:p>
          </table:table-cell>
          <table:table-cell table:formula="of:=COUNTIF([.$K$23:.$K$43];[.F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9])" office:value-type="float" office:value="1" calcext:value-type="float">
            <text:p>1</text:p>
          </table:table-cell>
          <table:table-cell table:formula="of:=COUNTIF([.$K$23:.$K$43];[.C29])" office:value-type="float" office:value="1" calcext:value-type="float">
            <text:p>1</text:p>
          </table:table-cell>
          <table:table-cell table:formula="of:=COUNTIF([.$K$23:.$K$43];[.D29])" office:value-type="float" office:value="1" calcext:value-type="float">
            <text:p>1</text:p>
          </table:table-cell>
          <table:table-cell table:formula="of:=COUNTIF([.$K$23:.$K$43];[.E29])" office:value-type="float" office:value="1" calcext:value-type="float">
            <text:p>1</text:p>
          </table:table-cell>
          <table:table-cell table:formula="of:=COUNTIF([.$K$23:.$K$43];[.F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0])" office:value-type="float" office:value="1" calcext:value-type="float">
            <text:p>1</text:p>
          </table:table-cell>
          <table:table-cell table:formula="of:=COUNTIF([.$K$23:.$K$43];[.C30])" office:value-type="float" office:value="1" calcext:value-type="float">
            <text:p>1</text:p>
          </table:table-cell>
          <table:table-cell table:formula="of:=COUNTIF([.$K$23:.$K$43];[.D30])" office:value-type="float" office:value="1" calcext:value-type="float">
            <text:p>1</text:p>
          </table:table-cell>
          <table:table-cell table:formula="of:=COUNTIF([.$K$23:.$K$43];[.E30])" office:value-type="float" office:value="1" calcext:value-type="float">
            <text:p>1</text:p>
          </table:table-cell>
          <table:table-cell table:formula="of:=COUNTIF([.$K$23:.$K$43];[.F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ttps://www.youtube.com/watch?v=kIUw-gMimQw</text:p>
          </table:table-cell>
          <table:table-cell table:number-columns-repeated="3"/>
          <table:table-cell table:formula="of:=COUNTIF([.$K$23:.$K$43];[.B31])" office:value-type="float" office:value="1" calcext:value-type="float">
            <text:p>1</text:p>
          </table:table-cell>
          <table:table-cell table:formula="of:=COUNTIF([.$K$23:.$K$43];[.C31])" office:value-type="float" office:value="1" calcext:value-type="float">
            <text:p>1</text:p>
          </table:table-cell>
          <table:table-cell table:formula="of:=COUNTIF([.$K$23:.$K$43];[.D31])" office:value-type="float" office:value="1" calcext:value-type="float">
            <text:p>1</text:p>
          </table:table-cell>
          <table:table-cell table:formula="of:=COUNTIF([.$K$23:.$K$43];[.E31])" office:value-type="float" office:value="1" calcext:value-type="float">
            <text:p>1</text:p>
          </table:table-cell>
          <table:table-cell table:formula="of:=COUNTIF([.$K$23:.$K$43];[.F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32])" office:value-type="float" office:value="1" calcext:value-type="float">
            <text:p>1</text:p>
          </table:table-cell>
          <table:table-cell table:formula="of:=COUNTIF([.$K$23:.$K$43];[.C32])" office:value-type="float" office:value="1" calcext:value-type="float">
            <text:p>1</text:p>
          </table:table-cell>
          <table:table-cell table:formula="of:=COUNTIF([.$K$23:.$K$43];[.D32])" office:value-type="float" office:value="1" calcext:value-type="float">
            <text:p>1</text:p>
          </table:table-cell>
          <table:table-cell table:formula="of:=COUNTIF([.$K$23:.$K$43];[.E32])" office:value-type="float" office:value="1" calcext:value-type="float">
            <text:p>1</text:p>
          </table:table-cell>
          <table:table-cell table:formula="of:=COUNTIF([.$K$23:.$K$43];[.F3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33])" office:value-type="float" office:value="1" calcext:value-type="float">
            <text:p>1</text:p>
          </table:table-cell>
          <table:table-cell table:formula="of:=COUNTIF([.$K$23:.$K$43];[.C33])" office:value-type="float" office:value="1" calcext:value-type="float">
            <text:p>1</text:p>
          </table:table-cell>
          <table:table-cell table:formula="of:=COUNTIF([.$K$23:.$K$43];[.D33])" office:value-type="float" office:value="1" calcext:value-type="float">
            <text:p>1</text:p>
          </table:table-cell>
          <table:table-cell table:formula="of:=COUNTIF([.$K$23:.$K$43];[.E33])" office:value-type="float" office:value="1" calcext:value-type="float">
            <text:p>1</text:p>
          </table:table-cell>
          <table:table-cell table:formula="of:=COUNTIF([.$K$23:.$K$43];[.F3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https://www.youtube.com/watch?v=e8vWQFu-ipE</text:p>
          </table:table-cell>
          <table:table-cell table:number-columns-repeated="3"/>
          <table:table-cell table:formula="of:=COUNTIF([.$K$23:.$K$43];[.B34])" office:value-type="float" office:value="1" calcext:value-type="float">
            <text:p>1</text:p>
          </table:table-cell>
          <table:table-cell table:formula="of:=COUNTIF([.$K$23:.$K$43];[.C34])" office:value-type="float" office:value="1" calcext:value-type="float">
            <text:p>1</text:p>
          </table:table-cell>
          <table:table-cell table:formula="of:=COUNTIF([.$K$23:.$K$43];[.D34])" office:value-type="float" office:value="1" calcext:value-type="float">
            <text:p>1</text:p>
          </table:table-cell>
          <table:table-cell table:formula="of:=COUNTIF([.$K$23:.$K$43];[.E34])" office:value-type="float" office:value="1" calcext:value-type="float">
            <text:p>1</text:p>
          </table:table-cell>
          <table:table-cell table:formula="of:=COUNTIF([.$K$23:.$K$43];[.F3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35])" office:value-type="float" office:value="1" calcext:value-type="float">
            <text:p>1</text:p>
          </table:table-cell>
          <table:table-cell table:formula="of:=COUNTIF([.$K$23:.$K$43];[.C35])" office:value-type="float" office:value="1" calcext:value-type="float">
            <text:p>1</text:p>
          </table:table-cell>
          <table:table-cell table:formula="of:=COUNTIF([.$K$23:.$K$43];[.D35])" office:value-type="float" office:value="1" calcext:value-type="float">
            <text:p>1</text:p>
          </table:table-cell>
          <table:table-cell table:formula="of:=COUNTIF([.$K$23:.$K$43];[.E35])" office:value-type="float" office:value="1" calcext:value-type="float">
            <text:p>1</text:p>
          </table:table-cell>
          <table:table-cell table:formula="of:=COUNTIF([.$K$23:.$K$43];[.F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6])" office:value-type="float" office:value="1" calcext:value-type="float">
            <text:p>1</text:p>
          </table:table-cell>
          <table:table-cell table:formula="of:=COUNTIF([.$K$23:.$K$43];[.C36])" office:value-type="float" office:value="1" calcext:value-type="float">
            <text:p>1</text:p>
          </table:table-cell>
          <table:table-cell table:formula="of:=COUNTIF([.$K$23:.$K$43];[.D36])" office:value-type="float" office:value="1" calcext:value-type="float">
            <text:p>1</text:p>
          </table:table-cell>
          <table:table-cell table:formula="of:=COUNTIF([.$K$23:.$K$43];[.E36])" office:value-type="float" office:value="1" calcext:value-type="float">
            <text:p>1</text:p>
          </table:table-cell>
          <table:table-cell table:formula="of:=COUNTIF([.$K$23:.$K$43];[.F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HPbBaKYlsfU</text:p>
          </table:table-cell>
          <table:table-cell table:number-columns-repeated="3"/>
          <table:table-cell table:formula="of:=COUNTIF([.$K$23:.$K$43];[.B37])" office:value-type="float" office:value="1" calcext:value-type="float">
            <text:p>1</text:p>
          </table:table-cell>
          <table:table-cell table:formula="of:=COUNTIF([.$K$23:.$K$43];[.C37])" office:value-type="float" office:value="1" calcext:value-type="float">
            <text:p>1</text:p>
          </table:table-cell>
          <table:table-cell table:formula="of:=COUNTIF([.$K$23:.$K$43];[.D37])" office:value-type="float" office:value="1" calcext:value-type="float">
            <text:p>1</text:p>
          </table:table-cell>
          <table:table-cell table:formula="of:=COUNTIF([.$K$23:.$K$43];[.E37])" office:value-type="float" office:value="1" calcext:value-type="float">
            <text:p>1</text:p>
          </table:table-cell>
          <table:table-cell table:formula="of:=COUNTIF([.$K$23:.$K$43];[.F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8])" office:value-type="float" office:value="1" calcext:value-type="float">
            <text:p>1</text:p>
          </table:table-cell>
          <table:table-cell table:formula="of:=COUNTIF([.$K$23:.$K$43];[.C38])" office:value-type="float" office:value="1" calcext:value-type="float">
            <text:p>1</text:p>
          </table:table-cell>
          <table:table-cell table:formula="of:=COUNTIF([.$K$23:.$K$43];[.D38])" office:value-type="float" office:value="1" calcext:value-type="float">
            <text:p>1</text:p>
          </table:table-cell>
          <table:table-cell table:formula="of:=COUNTIF([.$K$23:.$K$43];[.E38])" office:value-type="float" office:value="1" calcext:value-type="float">
            <text:p>1</text:p>
          </table:table-cell>
          <table:table-cell table:formula="of:=COUNTIF([.$K$23:.$K$43];[.F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39])" office:value-type="float" office:value="1" calcext:value-type="float">
            <text:p>1</text:p>
          </table:table-cell>
          <table:table-cell table:formula="of:=COUNTIF([.$K$23:.$K$43];[.C39])" office:value-type="float" office:value="1" calcext:value-type="float">
            <text:p>1</text:p>
          </table:table-cell>
          <table:table-cell table:formula="of:=COUNTIF([.$K$23:.$K$43];[.D39])" office:value-type="float" office:value="1" calcext:value-type="float">
            <text:p>1</text:p>
          </table:table-cell>
          <table:table-cell table:formula="of:=COUNTIF([.$K$23:.$K$43];[.E39])" office:value-type="float" office:value="1" calcext:value-type="float">
            <text:p>1</text:p>
          </table:table-cell>
          <table:table-cell table:formula="of:=COUNTIF([.$K$23:.$K$43];[.F3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https://www.youtube.com/watch?v=QbXjvtwDNQA</text:p>
          </table:table-cell>
          <table:table-cell table:number-columns-repeated="3"/>
          <table:table-cell table:formula="of:=COUNTIF([.$K$23:.$K$43];[.B40])" office:value-type="float" office:value="1" calcext:value-type="float">
            <text:p>1</text:p>
          </table:table-cell>
          <table:table-cell table:formula="of:=COUNTIF([.$K$23:.$K$43];[.C40])" office:value-type="float" office:value="1" calcext:value-type="float">
            <text:p>1</text:p>
          </table:table-cell>
          <table:table-cell table:formula="of:=COUNTIF([.$K$23:.$K$43];[.D40])" office:value-type="float" office:value="1" calcext:value-type="float">
            <text:p>1</text:p>
          </table:table-cell>
          <table:table-cell table:formula="of:=COUNTIF([.$K$23:.$K$43];[.E40])" office:value-type="float" office:value="0" calcext:value-type="float">
            <text:p>0</text:p>
          </table:table-cell>
          <table:table-cell table:formula="of:=COUNTIF([.$K$23:.$K$43];[.F4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41])" office:value-type="float" office:value="1" calcext:value-type="float">
            <text:p>1</text:p>
          </table:table-cell>
          <table:table-cell table:formula="of:=COUNTIF([.$K$23:.$K$43];[.C41])" office:value-type="float" office:value="1" calcext:value-type="float">
            <text:p>1</text:p>
          </table:table-cell>
          <table:table-cell table:formula="of:=COUNTIF([.$K$23:.$K$43];[.D41])" office:value-type="float" office:value="1" calcext:value-type="float">
            <text:p>1</text:p>
          </table:table-cell>
          <table:table-cell table:formula="of:=COUNTIF([.$K$23:.$K$43];[.E41])" office:value-type="float" office:value="1" calcext:value-type="float">
            <text:p>1</text:p>
          </table:table-cell>
          <table:table-cell table:formula="of:=COUNTIF([.$K$23:.$K$43];[.F4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42])" office:value-type="float" office:value="1" calcext:value-type="float">
            <text:p>1</text:p>
          </table:table-cell>
          <table:table-cell table:formula="of:=COUNTIF([.$K$23:.$K$43];[.C42])" office:value-type="float" office:value="1" calcext:value-type="float">
            <text:p>1</text:p>
          </table:table-cell>
          <table:table-cell table:formula="of:=COUNTIF([.$K$23:.$K$43];[.D42])" office:value-type="float" office:value="1" calcext:value-type="float">
            <text:p>1</text:p>
          </table:table-cell>
          <table:table-cell table:formula="of:=COUNTIF([.$K$23:.$K$43];[.E42])" office:value-type="float" office:value="1" calcext:value-type="float">
            <text:p>1</text:p>
          </table:table-cell>
          <table:table-cell table:formula="of:=COUNTIF([.$K$23:.$K$43];[.F4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https://www.youtube.com/watch?v=AoWjgHeQ5g8</text:p>
          </table:table-cell>
          <table:table-cell table:number-columns-repeated="3"/>
          <table:table-cell table:formula="of:=COUNTIF([.$K$23:.$K$43];[.B43])" office:value-type="float" office:value="1" calcext:value-type="float">
            <text:p>1</text:p>
          </table:table-cell>
          <table:table-cell table:formula="of:=COUNTIF([.$K$23:.$K$43];[.C43])" office:value-type="float" office:value="1" calcext:value-type="float">
            <text:p>1</text:p>
          </table:table-cell>
          <table:table-cell table:formula="of:=COUNTIF([.$K$23:.$K$43];[.D43])" office:value-type="float" office:value="1" calcext:value-type="float">
            <text:p>1</text:p>
          </table:table-cell>
          <table:table-cell table:formula="of:=COUNTIF([.$K$23:.$K$43];[.E43])" office:value-type="float" office:value="1" calcext:value-type="float">
            <text:p>1</text:p>
          </table:table-cell>
          <table:table-cell table:formula="of:=COUNTIF([.$K$23:.$K$43];[.F4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4])" office:value-type="float" office:value="1" calcext:value-type="float">
            <text:p>1</text:p>
          </table:table-cell>
          <table:table-cell table:formula="of:=COUNTIF([.$K$23:.$K$43];[.C44])" office:value-type="float" office:value="1" calcext:value-type="float">
            <text:p>1</text:p>
          </table:table-cell>
          <table:table-cell table:formula="of:=COUNTIF([.$K$23:.$K$43];[.D44])" office:value-type="float" office:value="1" calcext:value-type="float">
            <text:p>1</text:p>
          </table:table-cell>
          <table:table-cell table:formula="of:=COUNTIF([.$K$23:.$K$43];[.E44])" office:value-type="float" office:value="1" calcext:value-type="float">
            <text:p>1</text:p>
          </table:table-cell>
          <table:table-cell table:formula="of:=COUNTIF([.$K$23:.$K$43];[.F4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table:number-columns-repeated="4"/>
          <table:table-cell table:formula="of:=COUNTIF([.$K$23:.$K$43];[.B45])" office:value-type="float" office:value="1" calcext:value-type="float">
            <text:p>1</text:p>
          </table:table-cell>
          <table:table-cell table:formula="of:=COUNTIF([.$K$23:.$K$43];[.C45])" office:value-type="float" office:value="1" calcext:value-type="float">
            <text:p>1</text:p>
          </table:table-cell>
          <table:table-cell table:formula="of:=COUNTIF([.$K$23:.$K$43];[.D45])" office:value-type="float" office:value="1" calcext:value-type="float">
            <text:p>1</text:p>
          </table:table-cell>
          <table:table-cell table:formula="of:=COUNTIF([.$K$23:.$K$43];[.E45])" office:value-type="float" office:value="1" calcext:value-type="float">
            <text:p>1</text:p>
          </table:table-cell>
          <table:table-cell table:formula="of:=COUNTIF([.$K$23:.$K$43];[.F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ttps://www.youtube.com/watch?v=VMjCrcd5cfc</text:p>
          </table:table-cell>
          <table:table-cell table:number-columns-repeated="3"/>
          <table:table-cell table:formula="of:=COUNTIF([.$K$23:.$K$43];[.B46])" office:value-type="float" office:value="1" calcext:value-type="float">
            <text:p>1</text:p>
          </table:table-cell>
          <table:table-cell table:formula="of:=COUNTIF([.$K$23:.$K$43];[.C46])" office:value-type="float" office:value="1" calcext:value-type="float">
            <text:p>1</text:p>
          </table:table-cell>
          <table:table-cell table:formula="of:=COUNTIF([.$K$23:.$K$43];[.D46])" office:value-type="float" office:value="1" calcext:value-type="float">
            <text:p>1</text:p>
          </table:table-cell>
          <table:table-cell table:formula="of:=COUNTIF([.$K$23:.$K$43];[.E46])" office:value-type="float" office:value="1" calcext:value-type="float">
            <text:p>1</text:p>
          </table:table-cell>
          <table:table-cell table:formula="of:=COUNTIF([.$K$23:.$K$43];[.F4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7])" office:value-type="float" office:value="1" calcext:value-type="float">
            <text:p>1</text:p>
          </table:table-cell>
          <table:table-cell table:formula="of:=COUNTIF([.$K$23:.$K$43];[.C47])" office:value-type="float" office:value="1" calcext:value-type="float">
            <text:p>1</text:p>
          </table:table-cell>
          <table:table-cell table:formula="of:=COUNTIF([.$K$23:.$K$43];[.D47])" office:value-type="float" office:value="1" calcext:value-type="float">
            <text:p>1</text:p>
          </table:table-cell>
          <table:table-cell table:formula="of:=COUNTIF([.$K$23:.$K$43];[.E47])" office:value-type="float" office:value="1" calcext:value-type="float">
            <text:p>1</text:p>
          </table:table-cell>
          <table:table-cell table:formula="of:=COUNTIF([.$K$23:.$K$43];[.F4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table:style-name="ce20" office:value-type="string" calcext:value-type="string">
            <text:p><text:span text:style-name="T1">Fraxure</text:span>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48])" office:value-type="float" office:value="1" calcext:value-type="float">
            <text:p>1</text:p>
          </table:table-cell>
          <table:table-cell table:formula="of:=COUNTIF([.$K$23:.$K$43];[.C48])" office:value-type="float" office:value="1" calcext:value-type="float">
            <text:p>1</text:p>
          </table:table-cell>
          <table:table-cell table:formula="of:=COUNTIF([.$K$23:.$K$43];[.D48])" office:value-type="float" office:value="1" calcext:value-type="float">
            <text:p>1</text:p>
          </table:table-cell>
          <table:table-cell table:formula="of:=COUNTIF([.$K$23:.$K$43];[.E48])" office:value-type="float" office:value="1" calcext:value-type="float">
            <text:p>1</text:p>
          </table:table-cell>
          <table:table-cell table:formula="of:=COUNTIF([.$K$23:.$K$43];[.F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aJxaOoqUB88</text:p>
          </table:table-cell>
          <table:table-cell table:number-columns-repeated="3"/>
          <table:table-cell table:formula="of:=COUNTIF([.$K$23:.$K$43];[.B49])" office:value-type="float" office:value="1" calcext:value-type="float">
            <text:p>1</text:p>
          </table:table-cell>
          <table:table-cell table:formula="of:=COUNTIF([.$K$23:.$K$43];[.C49])" office:value-type="float" office:value="1" calcext:value-type="float">
            <text:p>1</text:p>
          </table:table-cell>
          <table:table-cell table:formula="of:=COUNTIF([.$K$23:.$K$43];[.D49])" office:value-type="float" office:value="1" calcext:value-type="float">
            <text:p>1</text:p>
          </table:table-cell>
          <table:table-cell table:formula="of:=COUNTIF([.$K$23:.$K$43];[.E49])" office:value-type="float" office:value="1" calcext:value-type="float">
            <text:p>1</text:p>
          </table:table-cell>
          <table:table-cell table:formula="of:=COUNTIF([.$K$23:.$K$43];[.F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50])" office:value-type="float" office:value="1" calcext:value-type="float">
            <text:p>1</text:p>
          </table:table-cell>
          <table:table-cell table:formula="of:=COUNTIF([.$K$23:.$K$43];[.C50])" office:value-type="float" office:value="1" calcext:value-type="float">
            <text:p>1</text:p>
          </table:table-cell>
          <table:table-cell table:formula="of:=COUNTIF([.$K$23:.$K$43];[.D50])" office:value-type="float" office:value="1" calcext:value-type="float">
            <text:p>1</text:p>
          </table:table-cell>
          <table:table-cell table:formula="of:=COUNTIF([.$K$23:.$K$43];[.E50])" office:value-type="float" office:value="1" calcext:value-type="float">
            <text:p>1</text:p>
          </table:table-cell>
          <table:table-cell table:formula="of:=COUNTIF([.$K$23:.$K$43];[.F5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table:style-name="ce20"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51])" office:value-type="float" office:value="1" calcext:value-type="float">
            <text:p>1</text:p>
          </table:table-cell>
          <table:table-cell table:formula="of:=COUNTIF([.$K$23:.$K$43];[.C51])" office:value-type="float" office:value="1" calcext:value-type="float">
            <text:p>1</text:p>
          </table:table-cell>
          <table:table-cell table:formula="of:=COUNTIF([.$K$23:.$K$43];[.D51])" office:value-type="float" office:value="1" calcext:value-type="float">
            <text:p>1</text:p>
          </table:table-cell>
          <table:table-cell table:formula="of:=COUNTIF([.$K$23:.$K$43];[.E51])" office:value-type="float" office:value="1" calcext:value-type="float">
            <text:p>1</text:p>
          </table:table-cell>
          <table:table-cell table:formula="of:=COUNTIF([.$K$23:.$K$43];[.F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ttps://www.youtube.com/watch?v=gryvmjcZevo</text:p>
          </table:table-cell>
          <table:table-cell table:number-columns-repeated="3"/>
          <table:table-cell table:formula="of:=COUNTIF([.$K$23:.$K$43];[.B52])" office:value-type="float" office:value="1" calcext:value-type="float">
            <text:p>1</text:p>
          </table:table-cell>
          <table:table-cell table:formula="of:=COUNTIF([.$K$23:.$K$43];[.C52])" office:value-type="float" office:value="1" calcext:value-type="float">
            <text:p>1</text:p>
          </table:table-cell>
          <table:table-cell table:formula="of:=COUNTIF([.$K$23:.$K$43];[.D52])" office:value-type="float" office:value="1" calcext:value-type="float">
            <text:p>1</text:p>
          </table:table-cell>
          <table:table-cell table:formula="of:=COUNTIF([.$K$23:.$K$43];[.E52])" office:value-type="float" office:value="1" calcext:value-type="float">
            <text:p>1</text:p>
          </table:table-cell>
          <table:table-cell table:formula="of:=COUNTIF([.$K$23:.$K$43];[.F5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table:number-columns-repeated="4"/>
          <table:table-cell table:formula="of:=COUNTIF([.$K$23:.$K$43];[.B53])" office:value-type="float" office:value="1" calcext:value-type="float">
            <text:p>1</text:p>
          </table:table-cell>
          <table:table-cell table:formula="of:=COUNTIF([.$K$23:.$K$43];[.C53])" office:value-type="float" office:value="1" calcext:value-type="float">
            <text:p>1</text:p>
          </table:table-cell>
          <table:table-cell table:formula="of:=COUNTIF([.$K$23:.$K$43];[.D53])" office:value-type="float" office:value="1" calcext:value-type="float">
            <text:p>1</text:p>
          </table:table-cell>
          <table:table-cell table:formula="of:=COUNTIF([.$K$23:.$K$43];[.E53])" office:value-type="float" office:value="1" calcext:value-type="float">
            <text:p>1</text:p>
          </table:table-cell>
          <table:table-cell table:formula="of:=COUNTIF([.$K$23:.$K$43];[.F5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54])" office:value-type="float" office:value="1" calcext:value-type="float">
            <text:p>1</text:p>
          </table:table-cell>
          <table:table-cell table:formula="of:=COUNTIF([.$K$23:.$K$43];[.C54])" office:value-type="float" office:value="1" calcext:value-type="float">
            <text:p>1</text:p>
          </table:table-cell>
          <table:table-cell table:formula="of:=COUNTIF([.$K$23:.$K$43];[.D54])" office:value-type="float" office:value="1" calcext:value-type="float">
            <text:p>1</text:p>
          </table:table-cell>
          <table:table-cell table:formula="of:=COUNTIF([.$K$23:.$K$43];[.E54])" office:value-type="float" office:value="1" calcext:value-type="float">
            <text:p>1</text:p>
          </table:table-cell>
          <table:table-cell table:formula="of:=COUNTIF([.$K$23:.$K$43];[.F5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0dgL7dXL_PM</text:p>
          </table:table-cell>
          <table:table-cell table:number-columns-repeated="3"/>
          <table:table-cell table:formula="of:=COUNTIF([.$K$23:.$K$43];[.B55])" office:value-type="float" office:value="1" calcext:value-type="float">
            <text:p>1</text:p>
          </table:table-cell>
          <table:table-cell table:formula="of:=COUNTIF([.$K$23:.$K$43];[.C55])" office:value-type="float" office:value="1" calcext:value-type="float">
            <text:p>1</text:p>
          </table:table-cell>
          <table:table-cell table:formula="of:=COUNTIF([.$K$23:.$K$43];[.D55])" office:value-type="float" office:value="1" calcext:value-type="float">
            <text:p>1</text:p>
          </table:table-cell>
          <table:table-cell table:formula="of:=COUNTIF([.$K$23:.$K$43];[.E55])" office:value-type="float" office:value="1" calcext:value-type="float">
            <text:p>1</text:p>
          </table:table-cell>
          <table:table-cell table:formula="of:=COUNTIF([.$K$23:.$K$43];[.F5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56])" office:value-type="float" office:value="1" calcext:value-type="float">
            <text:p>1</text:p>
          </table:table-cell>
          <table:table-cell table:formula="of:=COUNTIF([.$K$23:.$K$43];[.C56])" office:value-type="float" office:value="1" calcext:value-type="float">
            <text:p>1</text:p>
          </table:table-cell>
          <table:table-cell table:formula="of:=COUNTIF([.$K$23:.$K$43];[.D56])" office:value-type="float" office:value="1" calcext:value-type="float">
            <text:p>1</text:p>
          </table:table-cell>
          <table:table-cell table:formula="of:=COUNTIF([.$K$23:.$K$43];[.E56])" office:value-type="float" office:value="1" calcext:value-type="float">
            <text:p>1</text:p>
          </table:table-cell>
          <table:table-cell table:formula="of:=COUNTIF([.$K$23:.$K$43];[.F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57])" office:value-type="float" office:value="1" calcext:value-type="float">
            <text:p>1</text:p>
          </table:table-cell>
          <table:table-cell table:formula="of:=COUNTIF([.$K$23:.$K$43];[.C57])" office:value-type="float" office:value="1" calcext:value-type="float">
            <text:p>1</text:p>
          </table:table-cell>
          <table:table-cell table:formula="of:=COUNTIF([.$K$23:.$K$43];[.D57])" office:value-type="float" office:value="1" calcext:value-type="float">
            <text:p>1</text:p>
          </table:table-cell>
          <table:table-cell table:formula="of:=COUNTIF([.$K$23:.$K$43];[.E57])" office:value-type="float" office:value="1" calcext:value-type="float">
            <text:p>1</text:p>
          </table:table-cell>
          <table:table-cell table:formula="of:=COUNTIF([.$K$23:.$K$43];[.F5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bPZgkZAYBg0</text:p>
          </table:table-cell>
          <table:table-cell table:number-columns-repeated="3"/>
          <table:table-cell table:formula="of:=COUNTIF([.$K$23:.$K$43];[.B58])" office:value-type="float" office:value="1" calcext:value-type="float">
            <text:p>1</text:p>
          </table:table-cell>
          <table:table-cell table:formula="of:=COUNTIF([.$K$23:.$K$43];[.C58])" office:value-type="float" office:value="1" calcext:value-type="float">
            <text:p>1</text:p>
          </table:table-cell>
          <table:table-cell table:formula="of:=COUNTIF([.$K$23:.$K$43];[.D58])" office:value-type="float" office:value="1" calcext:value-type="float">
            <text:p>1</text:p>
          </table:table-cell>
          <table:table-cell table:formula="of:=COUNTIF([.$K$23:.$K$43];[.E58])" office:value-type="float" office:value="1" calcext:value-type="float">
            <text:p>1</text:p>
          </table:table-cell>
          <table:table-cell table:formula="of:=COUNTIF([.$K$23:.$K$43];[.F5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59])" office:value-type="float" office:value="1" calcext:value-type="float">
            <text:p>1</text:p>
          </table:table-cell>
          <table:table-cell table:formula="of:=COUNTIF([.$K$23:.$K$43];[.C59])" office:value-type="float" office:value="1" calcext:value-type="float">
            <text:p>1</text:p>
          </table:table-cell>
          <table:table-cell table:formula="of:=COUNTIF([.$K$23:.$K$43];[.D59])" office:value-type="float" office:value="1" calcext:value-type="float">
            <text:p>1</text:p>
          </table:table-cell>
          <table:table-cell table:formula="of:=COUNTIF([.$K$23:.$K$43];[.E59])" office:value-type="float" office:value="1" calcext:value-type="float">
            <text:p>1</text:p>
          </table:table-cell>
          <table:table-cell table:formula="of:=COUNTIF([.$K$23:.$K$43];[.F5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60])" office:value-type="float" office:value="1" calcext:value-type="float">
            <text:p>1</text:p>
          </table:table-cell>
          <table:table-cell table:formula="of:=COUNTIF([.$K$23:.$K$43];[.C60])" office:value-type="float" office:value="1" calcext:value-type="float">
            <text:p>1</text:p>
          </table:table-cell>
          <table:table-cell table:formula="of:=COUNTIF([.$K$23:.$K$43];[.D60])" office:value-type="float" office:value="1" calcext:value-type="float">
            <text:p>1</text:p>
          </table:table-cell>
          <table:table-cell table:formula="of:=COUNTIF([.$K$23:.$K$43];[.E60])" office:value-type="float" office:value="1" calcext:value-type="float">
            <text:p>1</text:p>
          </table:table-cell>
          <table:table-cell table:formula="of:=COUNTIF([.$K$23:.$K$43];[.F6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V2znocc3wbU</text:p>
          </table:table-cell>
          <table:table-cell table:number-columns-repeated="3"/>
          <table:table-cell table:formula="of:=COUNTIF([.$K$23:.$K$43];[.B61])" office:value-type="float" office:value="1" calcext:value-type="float">
            <text:p>1</text:p>
          </table:table-cell>
          <table:table-cell table:formula="of:=COUNTIF([.$K$23:.$K$43];[.C61])" office:value-type="float" office:value="1" calcext:value-type="float">
            <text:p>1</text:p>
          </table:table-cell>
          <table:table-cell table:formula="of:=COUNTIF([.$K$23:.$K$43];[.D61])" office:value-type="float" office:value="1" calcext:value-type="float">
            <text:p>1</text:p>
          </table:table-cell>
          <table:table-cell table:formula="of:=COUNTIF([.$K$23:.$K$43];[.E61])" office:value-type="float" office:value="1" calcext:value-type="float">
            <text:p>1</text:p>
          </table:table-cell>
          <table:table-cell table:formula="of:=COUNTIF([.$K$23:.$K$43];[.F6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62])" office:value-type="float" office:value="1" calcext:value-type="float">
            <text:p>1</text:p>
          </table:table-cell>
          <table:table-cell table:formula="of:=COUNTIF([.$K$23:.$K$43];[.C62])" office:value-type="float" office:value="1" calcext:value-type="float">
            <text:p>1</text:p>
          </table:table-cell>
          <table:table-cell table:formula="of:=COUNTIF([.$K$23:.$K$43];[.D62])" office:value-type="float" office:value="1" calcext:value-type="float">
            <text:p>1</text:p>
          </table:table-cell>
          <table:table-cell table:formula="of:=COUNTIF([.$K$23:.$K$43];[.E62])" office:value-type="float" office:value="1" calcext:value-type="float">
            <text:p>1</text:p>
          </table:table-cell>
          <table:table-cell table:formula="of:=COUNTIF([.$K$23:.$K$43];[.F6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3])" office:value-type="float" office:value="1" calcext:value-type="float">
            <text:p>1</text:p>
          </table:table-cell>
          <table:table-cell table:formula="of:=COUNTIF([.$K$23:.$K$43];[.C63])" office:value-type="float" office:value="1" calcext:value-type="float">
            <text:p>1</text:p>
          </table:table-cell>
          <table:table-cell table:formula="of:=COUNTIF([.$K$23:.$K$43];[.D63])" office:value-type="float" office:value="1" calcext:value-type="float">
            <text:p>1</text:p>
          </table:table-cell>
          <table:table-cell table:formula="of:=COUNTIF([.$K$23:.$K$43];[.E63])" office:value-type="float" office:value="1" calcext:value-type="float">
            <text:p>1</text:p>
          </table:table-cell>
          <table:table-cell table:formula="of:=COUNTIF([.$K$23:.$K$43];[.F6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4])" office:value-type="float" office:value="1" calcext:value-type="float">
            <text:p>1</text:p>
          </table:table-cell>
          <table:table-cell table:formula="of:=COUNTIF([.$K$23:.$K$43];[.C64])" office:value-type="float" office:value="1" calcext:value-type="float">
            <text:p>1</text:p>
          </table:table-cell>
          <table:table-cell table:formula="of:=COUNTIF([.$K$23:.$K$43];[.D64])" office:value-type="float" office:value="1" calcext:value-type="float">
            <text:p>1</text:p>
          </table:table-cell>
          <table:table-cell table:formula="of:=COUNTIF([.$K$23:.$K$43];[.E64])" office:value-type="float" office:value="1" calcext:value-type="float">
            <text:p>1</text:p>
          </table:table-cell>
          <table:table-cell table:formula="of:=COUNTIF([.$K$23:.$K$43];[.F6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65])" office:value-type="float" office:value="1" calcext:value-type="float">
            <text:p>1</text:p>
          </table:table-cell>
          <table:table-cell table:formula="of:=COUNTIF([.$K$23:.$K$43];[.C65])" office:value-type="float" office:value="1" calcext:value-type="float">
            <text:p>1</text:p>
          </table:table-cell>
          <table:table-cell table:formula="of:=COUNTIF([.$K$23:.$K$43];[.D65])" office:value-type="float" office:value="1" calcext:value-type="float">
            <text:p>1</text:p>
          </table:table-cell>
          <table:table-cell table:formula="of:=COUNTIF([.$K$23:.$K$43];[.E65])" office:value-type="float" office:value="1" calcext:value-type="float">
            <text:p>1</text:p>
          </table:table-cell>
          <table:table-cell table:formula="of:=COUNTIF([.$K$23:.$K$43];[.F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66])" office:value-type="float" office:value="1" calcext:value-type="float">
            <text:p>1</text:p>
          </table:table-cell>
          <table:table-cell table:formula="of:=COUNTIF([.$K$23:.$K$43];[.C66])" office:value-type="float" office:value="1" calcext:value-type="float">
            <text:p>1</text:p>
          </table:table-cell>
          <table:table-cell table:formula="of:=COUNTIF([.$K$23:.$K$43];[.D66])" office:value-type="float" office:value="1" calcext:value-type="float">
            <text:p>1</text:p>
          </table:table-cell>
          <table:table-cell table:formula="of:=COUNTIF([.$K$23:.$K$43];[.E66])" office:value-type="float" office:value="1" calcext:value-type="float">
            <text:p>1</text:p>
          </table:table-cell>
          <table:table-cell table:formula="of:=COUNTIF([.$K$23:.$K$43];[.F6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7])" office:value-type="float" office:value="1" calcext:value-type="float">
            <text:p>1</text:p>
          </table:table-cell>
          <table:table-cell table:formula="of:=COUNTIF([.$K$23:.$K$43];[.C67])" office:value-type="float" office:value="1" calcext:value-type="float">
            <text:p>1</text:p>
          </table:table-cell>
          <table:table-cell table:formula="of:=COUNTIF([.$K$23:.$K$43];[.D67])" office:value-type="float" office:value="1" calcext:value-type="float">
            <text:p>1</text:p>
          </table:table-cell>
          <table:table-cell table:formula="of:=COUNTIF([.$K$23:.$K$43];[.E67])" office:value-type="float" office:value="1" calcext:value-type="float">
            <text:p>1</text:p>
          </table:table-cell>
          <table:table-cell table:formula="of:=COUNTIF([.$K$23:.$K$43];[.F6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table:formula="of:=COUNTIF([.$K$23:.$K$43];[.B68])" office:value-type="float" office:value="1" calcext:value-type="float">
            <text:p>1</text:p>
          </table:table-cell>
          <table:table-cell table:formula="of:=COUNTIF([.$K$23:.$K$43];[.C68])" office:value-type="float" office:value="1" calcext:value-type="float">
            <text:p>1</text:p>
          </table:table-cell>
          <table:table-cell table:formula="of:=COUNTIF([.$K$23:.$K$43];[.D68])" office:value-type="float" office:value="1" calcext:value-type="float">
            <text:p>1</text:p>
          </table:table-cell>
          <table:table-cell table:formula="of:=COUNTIF([.$K$23:.$K$43];[.E68])" office:value-type="float" office:value="1" calcext:value-type="float">
            <text:p>1</text:p>
          </table:table-cell>
          <table:table-cell table:formula="of:=COUNTIF([.$K$23:.$K$43];[.F6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9])" office:value-type="float" office:value="1" calcext:value-type="float">
            <text:p>1</text:p>
          </table:table-cell>
          <table:table-cell table:formula="of:=COUNTIF([.$K$23:.$K$43];[.C69])" office:value-type="float" office:value="1" calcext:value-type="float">
            <text:p>1</text:p>
          </table:table-cell>
          <table:table-cell table:formula="of:=COUNTIF([.$K$23:.$K$43];[.D69])" office:value-type="float" office:value="1" calcext:value-type="float">
            <text:p>1</text:p>
          </table:table-cell>
          <table:table-cell table:formula="of:=COUNTIF([.$K$23:.$K$43];[.E69])" office:value-type="float" office:value="1" calcext:value-type="float">
            <text:p>1</text:p>
          </table:table-cell>
          <table:table-cell table:formula="of:=COUNTIF([.$K$23:.$K$43];[.F6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70])" office:value-type="float" office:value="1" calcext:value-type="float">
            <text:p>1</text:p>
          </table:table-cell>
          <table:table-cell table:formula="of:=COUNTIF([.$K$23:.$K$43];[.C70])" office:value-type="float" office:value="1" calcext:value-type="float">
            <text:p>1</text:p>
          </table:table-cell>
          <table:table-cell table:formula="of:=COUNTIF([.$K$23:.$K$43];[.D70])" office:value-type="float" office:value="1" calcext:value-type="float">
            <text:p>1</text:p>
          </table:table-cell>
          <table:table-cell table:formula="of:=COUNTIF([.$K$23:.$K$43];[.E70])" office:value-type="float" office:value="1" calcext:value-type="float">
            <text:p>1</text:p>
          </table:table-cell>
          <table:table-cell table:formula="of:=COUNTIF([.$K$23:.$K$43];[.F7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71])" office:value-type="float" office:value="1" calcext:value-type="float">
            <text:p>1</text:p>
          </table:table-cell>
          <table:table-cell table:formula="of:=COUNTIF([.$K$23:.$K$43];[.C71])" office:value-type="float" office:value="1" calcext:value-type="float">
            <text:p>1</text:p>
          </table:table-cell>
          <table:table-cell table:formula="of:=COUNTIF([.$K$23:.$K$43];[.D71])" office:value-type="float" office:value="1" calcext:value-type="float">
            <text:p>1</text:p>
          </table:table-cell>
          <table:table-cell table:formula="of:=COUNTIF([.$K$23:.$K$43];[.E71])" office:value-type="float" office:value="1" calcext:value-type="float">
            <text:p>1</text:p>
          </table:table-cell>
          <table:table-cell table:formula="of:=COUNTIF([.$K$23:.$K$43];[.F7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2])" office:value-type="float" office:value="1" calcext:value-type="float">
            <text:p>1</text:p>
          </table:table-cell>
          <table:table-cell table:formula="of:=COUNTIF([.$K$23:.$K$43];[.C72])" office:value-type="float" office:value="1" calcext:value-type="float">
            <text:p>1</text:p>
          </table:table-cell>
          <table:table-cell table:formula="of:=COUNTIF([.$K$23:.$K$43];[.D72])" office:value-type="float" office:value="1" calcext:value-type="float">
            <text:p>1</text:p>
          </table:table-cell>
          <table:table-cell table:formula="of:=COUNTIF([.$K$23:.$K$43];[.E72])" office:value-type="float" office:value="1" calcext:value-type="float">
            <text:p>1</text:p>
          </table:table-cell>
          <table:table-cell table:formula="of:=COUNTIF([.$K$23:.$K$43];[.F7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73])" office:value-type="float" office:value="1" calcext:value-type="float">
            <text:p>1</text:p>
          </table:table-cell>
          <table:table-cell table:formula="of:=COUNTIF([.$K$23:.$K$43];[.C73])" office:value-type="float" office:value="1" calcext:value-type="float">
            <text:p>1</text:p>
          </table:table-cell>
          <table:table-cell table:formula="of:=COUNTIF([.$K$23:.$K$43];[.D73])" office:value-type="float" office:value="1" calcext:value-type="float">
            <text:p>1</text:p>
          </table:table-cell>
          <table:table-cell table:formula="of:=COUNTIF([.$K$23:.$K$43];[.E73])" office:value-type="float" office:value="1" calcext:value-type="float">
            <text:p>1</text:p>
          </table:table-cell>
          <table:table-cell table:formula="of:=COUNTIF([.$K$23:.$K$43];[.F7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4])" office:value-type="float" office:value="1" calcext:value-type="float">
            <text:p>1</text:p>
          </table:table-cell>
          <table:table-cell table:formula="of:=COUNTIF([.$K$23:.$K$43];[.C74])" office:value-type="float" office:value="1" calcext:value-type="float">
            <text:p>1</text:p>
          </table:table-cell>
          <table:table-cell table:formula="of:=COUNTIF([.$K$23:.$K$43];[.D74])" office:value-type="float" office:value="1" calcext:value-type="float">
            <text:p>1</text:p>
          </table:table-cell>
          <table:table-cell table:formula="of:=COUNTIF([.$K$23:.$K$43];[.E74])" office:value-type="float" office:value="1" calcext:value-type="float">
            <text:p>1</text:p>
          </table:table-cell>
          <table:table-cell table:formula="of:=COUNTIF([.$K$23:.$K$43];[.F7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75])" office:value-type="float" office:value="1" calcext:value-type="float">
            <text:p>1</text:p>
          </table:table-cell>
          <table:table-cell table:formula="of:=COUNTIF([.$K$23:.$K$43];[.C75])" office:value-type="float" office:value="1" calcext:value-type="float">
            <text:p>1</text:p>
          </table:table-cell>
          <table:table-cell table:formula="of:=COUNTIF([.$K$23:.$K$43];[.D75])" office:value-type="float" office:value="1" calcext:value-type="float">
            <text:p>1</text:p>
          </table:table-cell>
          <table:table-cell table:formula="of:=COUNTIF([.$K$23:.$K$43];[.E75])" office:value-type="float" office:value="1" calcext:value-type="float">
            <text:p>1</text:p>
          </table:table-cell>
          <table:table-cell table:formula="of:=COUNTIF([.$K$23:.$K$43];[.F7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psnoNqG9E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qTWZo-Z0YA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ttps://www.youtube.com/watch?v=r1fil5YdDT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z99DQj7YQl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QMZLIPr4V2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tHmqrT3R9U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451P2fqz7m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ttps://www.youtube.com/watch?v=LJZdSFGuQm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yurem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https://www.youtube.com/watch?v=P1GgF2esCf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calcext:conditional-formats>
          <calcext:conditional-format calcext:target-range-address="'Dragon Vault data'.B23:'Dragon Vault data'.F132">
            <calcext:condition calcext:apply-style-name="Untitled1" calcext:value="formula-is(COUNTIF([.$K$23:.$K$43];[.B23])&gt;0)" calcext:base-cell-address="'Dragon Vault data'.B23"/>
          </calcext:conditional-format>
        </calcext:conditional-formats>
      </table:table>
      <table:table table:name="Legendary Treasures Data" table:style-name="ta1">
        <table:table-column table:style-name="co8" table:number-columns-repeated="16" table:default-cell-style-name="Default"/>
        <table:table-row table:style-name="ro1">
          <table:table-cell/>
          <table:table-cell office:value-type="string" calcext:value-type="string">
            <text:p>https://www.youtube.com/watch?v=2oq_j-R3sjU</text:p>
          </table:table-cell>
          <table:table-cell table:number-columns-repeated="3"/>
          <table:table-cell office:value-type="string" calcext:value-type="string">
            <text:p>https://www.youtube.com/watch?v=QGQoA3Lqfrw</text:p>
          </table:table-cell>
          <table:table-cell table:number-columns-repeated="3"/>
          <table:table-cell office:value-type="string" calcext:value-type="string">
            <text:p>https://www.youtube.com/watch?v=RcSaPKhTRZk</text:p>
          </table:table-cell>
          <table:table-cell table:number-columns-repeated="3"/>
          <table:table-cell office:value-type="string" calcext:value-type="string">
            <text:p>https://www.youtube.com/watch?v=LFHNInKdCd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DuyGeasIy1Q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EsZakTm0n1Y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5LczMgxn_F8</text:p>
          </table:table-cell>
          <table:table-cell table:number-columns-repeated="3"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M-9S4msWlK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KG2msshwC1g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lo</text:p>
          </table:table-cell>
          <table:table-cell table:formula="of:=COUNTIF([.B$3:.B$45];[.$A46])" office:value-type="float" office:value="0" calcext:value-type="float">
            <text:p>0</text:p>
          </table:table-cell>
          <table:table-cell table:formula="of:=COUNTIF([.C$3:.C$45];[.$A46])" office:value-type="float" office:value="0" calcext:value-type="float">
            <text:p>0</text:p>
          </table:table-cell>
          <table:table-cell table:formula="of:=COUNTIF([.D$3:.D$45];[.$A46])" office:value-type="float" office:value="19" calcext:value-type="float">
            <text:p>19</text:p>
          </table:table-cell>
          <table:table-cell/>
          <table:table-cell table:formula="of:=COUNTIF([.F$3:.F$45];[.$A46])" office:value-type="float" office:value="0" calcext:value-type="float">
            <text:p>0</text:p>
          </table:table-cell>
          <table:table-cell table:formula="of:=COUNTIF([.G$3:.G$45];[.$A46])" office:value-type="float" office:value="0" calcext:value-type="float">
            <text:p>0</text:p>
          </table:table-cell>
          <table:table-cell table:formula="of:=COUNTIF([.H$3:.H$45];[.$A46])" office:value-type="float" office:value="18" calcext:value-type="float">
            <text:p>18</text:p>
          </table:table-cell>
          <table:table-cell/>
          <table:table-cell table:formula="of:=COUNTIF([.J$3:.J$45];[.$A46])" office:value-type="float" office:value="0" calcext:value-type="float">
            <text:p>0</text:p>
          </table:table-cell>
          <table:table-cell table:formula="of:=COUNTIF([.K$3:.K$45];[.$A46])" office:value-type="float" office:value="0" calcext:value-type="float">
            <text:p>0</text:p>
          </table:table-cell>
          <table:table-cell table:formula="of:=COUNTIF([.L$3:.L$45];[.$A46])" office:value-type="float" office:value="17" calcext:value-type="float">
            <text:p>17</text:p>
          </table:table-cell>
          <table:table-cell/>
          <table:table-cell table:formula="of:=COUNTIF([.N$3:.N$45];[.$A46])" office:value-type="float" office:value="0" calcext:value-type="float">
            <text:p>0</text:p>
          </table:table-cell>
          <table:table-cell table:formula="of:=COUNTIF([.O$3:.O$45];[.$A46])" office:value-type="float" office:value="0" calcext:value-type="float">
            <text:p>0</text:p>
          </table:table-cell>
          <table:table-cell table:formula="of:=COUNTIF([.P$3:.P$45];[.$A4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table:formula="of:=COUNTIF([.B$3:.B$45];[.$A47])" office:value-type="float" office:value="2" calcext:value-type="float">
            <text:p>2</text:p>
          </table:table-cell>
          <table:table-cell table:formula="of:=COUNTIF([.C$3:.C$45];[.$A47])" office:value-type="float" office:value="6" calcext:value-type="float">
            <text:p>6</text:p>
          </table:table-cell>
          <table:table-cell table:formula="of:=COUNTIF([.D$3:.D$45];[.$A47])" office:value-type="float" office:value="0" calcext:value-type="float">
            <text:p>0</text:p>
          </table:table-cell>
          <table:table-cell/>
          <table:table-cell table:formula="of:=COUNTIF([.F$3:.F$45];[.$A47])" office:value-type="float" office:value="1" calcext:value-type="float">
            <text:p>1</text:p>
          </table:table-cell>
          <table:table-cell table:formula="of:=COUNTIF([.G$3:.G$45];[.$A47])" office:value-type="float" office:value="4" calcext:value-type="float">
            <text:p>4</text:p>
          </table:table-cell>
          <table:table-cell table:formula="of:=COUNTIF([.H$3:.H$45];[.$A47])" office:value-type="float" office:value="0" calcext:value-type="float">
            <text:p>0</text:p>
          </table:table-cell>
          <table:table-cell/>
          <table:table-cell table:formula="of:=COUNTIF([.J$3:.J$45];[.$A47])" office:value-type="float" office:value="1" calcext:value-type="float">
            <text:p>1</text:p>
          </table:table-cell>
          <table:table-cell table:formula="of:=COUNTIF([.K$3:.K$45];[.$A47])" office:value-type="float" office:value="6" calcext:value-type="float">
            <text:p>6</text:p>
          </table:table-cell>
          <table:table-cell table:formula="of:=COUNTIF([.L$3:.L$45];[.$A47])" office:value-type="float" office:value="0" calcext:value-type="float">
            <text:p>0</text:p>
          </table:table-cell>
          <table:table-cell/>
          <table:table-cell table:formula="of:=COUNTIF([.N$3:.N$45];[.$A47])" office:value-type="float" office:value="1" calcext:value-type="float">
            <text:p>1</text:p>
          </table:table-cell>
          <table:table-cell table:formula="of:=COUNTIF([.O$3:.O$45];[.$A47])" office:value-type="float" office:value="5" calcext:value-type="float">
            <text:p>5</text:p>
          </table:table-cell>
          <table:table-cell table:formula="of:=COUNTIF([.P$3:.P$45];[.$A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formula="of:=COUNTIF([.B$3:.B$45];[.$A48])" office:value-type="float" office:value="8" calcext:value-type="float">
            <text:p>8</text:p>
          </table:table-cell>
          <table:table-cell table:formula="of:=COUNTIF([.C$3:.C$45];[.$A48])" office:value-type="float" office:value="0" calcext:value-type="float">
            <text:p>0</text:p>
          </table:table-cell>
          <table:table-cell table:formula="of:=COUNTIF([.D$3:.D$45];[.$A48])" office:value-type="float" office:value="0" calcext:value-type="float">
            <text:p>0</text:p>
          </table:table-cell>
          <table:table-cell/>
          <table:table-cell table:formula="of:=COUNTIF([.F$3:.F$45];[.$A48])" office:value-type="float" office:value="8" calcext:value-type="float">
            <text:p>8</text:p>
          </table:table-cell>
          <table:table-cell table:formula="of:=COUNTIF([.G$3:.G$45];[.$A48])" office:value-type="float" office:value="0" calcext:value-type="float">
            <text:p>0</text:p>
          </table:table-cell>
          <table:table-cell table:formula="of:=COUNTIF([.H$3:.H$45];[.$A48])" office:value-type="float" office:value="0" calcext:value-type="float">
            <text:p>0</text:p>
          </table:table-cell>
          <table:table-cell/>
          <table:table-cell table:formula="of:=COUNTIF([.J$3:.J$45];[.$A48])" office:value-type="float" office:value="11" calcext:value-type="float">
            <text:p>11</text:p>
          </table:table-cell>
          <table:table-cell table:formula="of:=COUNTIF([.K$3:.K$45];[.$A48])" office:value-type="float" office:value="0" calcext:value-type="float">
            <text:p>0</text:p>
          </table:table-cell>
          <table:table-cell table:formula="of:=COUNTIF([.L$3:.L$45];[.$A48])" office:value-type="float" office:value="0" calcext:value-type="float">
            <text:p>0</text:p>
          </table:table-cell>
          <table:table-cell/>
          <table:table-cell table:formula="of:=COUNTIF([.N$3:.N$45];[.$A48])" office:value-type="float" office:value="11" calcext:value-type="float">
            <text:p>11</text:p>
          </table:table-cell>
          <table:table-cell table:formula="of:=COUNTIF([.O$3:.O$45];[.$A48])" office:value-type="float" office:value="0" calcext:value-type="float">
            <text:p>0</text:p>
          </table:table-cell>
          <table:table-cell table:formula="of:=COUNTIF([.P$3:.P$45];[.$A48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" office:value-type="string" calcext:value-type="string">
            <text:p>Legendary Treasures:</text:p>
          </table:table-cell>
          <table:table-cell table:style-name="ce4" table:number-columns-repeated="9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pulled 1</text:p>
          </table:table-cell>
          <table:table-cell table:style-name="ce4" office:value-type="string" calcext:value-type="string">
            <text:p>packs opened 1</text:p>
          </table:table-cell>
          <table:table-cell table:style-name="ce4" office:value-type="string" calcext:value-type="string">
            <text:p>pulled 2</text:p>
          </table:table-cell>
          <table:table-cell table:style-name="ce4" office:value-type="string" calcext:value-type="string">
            <text:p>packs opened 2</text:p>
          </table:table-cell>
          <table:table-cell table:style-name="ce4" office:value-type="string" calcext:value-type="string">
            <text:p>Pulled 3</text:p>
          </table:table-cell>
          <table:table-cell table:style-name="ce4" office:value-type="string" calcext:value-type="string">
            <text:p>packs opened 3</text:p>
          </table:table-cell>
          <table:table-cell table:style-name="ce4" office:value-type="string" calcext:value-type="string">
            <text:p>Pulled 4</text:p>
          </table:table-cell>
          <table:table-cell table:style-name="ce4" office:value-type="string" calcext:value-type="string">
            <text:p>packs opened 4</text:p>
          </table:table-cell>
          <table:table-cell table:style-name="ce4"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holo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1/(SUM([.C53];[.E53];[.G53];[.I53])/SUM([.D53];[.F53];[.H53];[.J53]))" office:value-type="float" office:value="1.97260273972603" calcext:value-type="float">
            <text:p>1.97260273972603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gol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1/(SUM([.C54];[.E54];[.G54];[.I54])/SUM([.D54];[.F54];[.H54];[.J54])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main ex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1/(SUM([.C55];[.E55];[.G55];[.I55])/SUM([.D55];[.F55];[.H55];[.J55]))" office:value-type="float" office:value="6.85714285714286" calcext:value-type="float">
            <text:p>6.8571428571428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RC ex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1/(SUM([.C56];[.E56];[.G56];[.I56])/SUM([.D56];[.F56];[.H56];[.J56]))" office:value-type="float" office:value="28.8" calcext:value-type="float">
            <text:p>28.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RC FA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1/(SUM([.C57];[.E57];[.G57];[.I57])/SUM([.D57];[.F57];[.H57];[.J57]))" office:value-type="float" office:value="3.78947368421053" calcext:value-type="float">
            <text:p>3.78947368421053</text:p>
          </table:table-cell>
          <table:table-cell table:number-columns-repeated="5"/>
        </table:table-row>
      </table:table>
      <table:table table:name="Ancient origins data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8" table:number-columns-repeated="3" table:default-cell-style-name="Default"/>
        <table:table-column table:style-name="co2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9" table:default-cell-style-name="Default"/>
        <table:table-column table:style-name="co27" table:number-columns-repeated="2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<text:a xlink:href="https://www.youtube.com/watch?v=Ry-zn0qK6XE" xlink:type="simple">https://www.youtube.com/watch?v=Ry-zn0qK6XE</text:a></text:p>
          </table:table-cell>
          <table:table-cell table:number-columns-repeated="2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table:number-columns-repeated="2"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kyurem</text:p>
          </table:table-cell>
          <table:table-cell table:number-columns-repeated="2"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machamp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 M</text:p>
          </table:table-cell>
          <table:table-cell table:number-columns-repeated="3"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office:value-type="string" calcext:value-type="string">
            <text:p>amphy 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table:number-columns-repeated="3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t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 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steven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3" office:value-type="string" calcext:value-type="string">
            <text:p>M ttar</text:p>
          </table:table-cell>
          <table:table-cell table:number-columns-repeated="3" office:value-type="string" calcext:value-type="string">
            <text:p>M sceptile</text:p>
          </table:table-cell>
          <table:table-cell table:number-columns-repeated="2" office:value-type="string" calcext:value-type="string">
            <text:p>M ttar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machamp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girat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mal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table:number-columns-repeated="2"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mail</text:p>
          </table:table-cell>
          <table:table-cell table:number-columns-repeated="4" office:value-type="string" calcext:value-type="string">
            <text:p>energy ret</text:p>
          </table:table-cell>
          <table:table-cell table:number-columns-repeated="2" office:value-type="string" calcext:value-type="string">
            <text:p>mail</text:p>
          </table:table-cell>
          <table:table-cell office:value-type="string" calcext:value-type="string">
            <text:p>energy ret</text:p>
          </table:table-cell>
          <table:table-cell table:number-columns-repeated="21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4" table:number-columns-repeated="10"/>
          <table:table-cell table:number-columns-repeated="20"/>
        </table:table-row>
        <table:table-row table:style-name="ro1"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pulled 1</text:p>
          </table:table-cell>
          <table:table-cell table:style-name="ce4" office:value-type="string" calcext:value-type="string">
            <text:p>packs opened 1</text:p>
          </table:table-cell>
          <table:table-cell table:style-name="ce4" office:value-type="string" calcext:value-type="string">
            <text:p>pulled 2</text:p>
          </table:table-cell>
          <table:table-cell table:style-name="ce4" office:value-type="string" calcext:value-type="string">
            <text:p>packs opened 2</text:p>
          </table:table-cell>
          <table:table-cell table:style-name="ce4" office:value-type="string" calcext:value-type="string">
            <text:p>Pulled 3</text:p>
          </table:table-cell>
          <table:table-cell table:style-name="ce4" office:value-type="string" calcext:value-type="string">
            <text:p>packs opened 3</text:p>
          </table:table-cell>
          <table:table-cell table:style-name="ce4" office:value-type="string" calcext:value-type="string">
            <text:p>Pulled 4</text:p>
          </table:table-cell>
          <table:table-cell table:style-name="ce4" office:value-type="string" calcext:value-type="string">
            <text:p>packs opened 4</text:p>
          </table:table-cell>
          <table:table-cell table:style-name="ce4" office:value-type="string" calcext:value-type="string">
            <text:p>pull odds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EX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6"/>
          <table:table-cell table:style-name="ce4" table:formula="of:=1/(SUM([.B19];[.D19];[.F19];[.H19])/SUM([.C19];[.E19];[.G19];[.I19]))" office:value-type="float" office:value="8.7719298245614" calcext:value-type="float">
            <text:p>8.7719298245614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primal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6"/>
          <table:table-cell table:style-name="ce4" table:formula="of:=1/(SUM([.B20];[.D20];[.F20];[.H20])/SUM([.C20];[.E20];[.G20];[.I20]))" office:value-type="float" office:value="76.9230769230769" calcext:value-type="float">
            <text:p>76.9230769230769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secret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6"/>
          <table:table-cell table:style-name="ce4" table:formula="of:=1/(SUM([.B21];[.D21];[.F21];[.H21])/SUM([.C21];[.E21];[.G21];[.I21]))"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FA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6"/>
          <table:table-cell table:style-name="ce4" table:formula="of:=1/(SUM([.B22];[.D22];[.F22];[.H22])/SUM([.C22];[.E22];[.G22];[.I22]))" office:value-type="float" office:value="23.2558139534884" calcext:value-type="float">
            <text:p>23.2558139534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FA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4" table:formula="of:=1/(SUM([.B23];[.D23];[.F23];[.H23])/SUM([.C23];[.E23];[.G23];[.I23]))" office:value-type="float" office:value="17.8571428571429" calcext:value-type="float">
            <text:p>17.85714285714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S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6"/>
          <table:table-cell table:style-name="ce4" table:formula="of:=1/(SUM([.B24];[.D24];[.F24];[.H24])/SUM([.C24];[.E24];[.G24];[.I24]))" office:value-type="float" office:value="47.6190476190476" calcext:value-type="float">
            <text:p>47.6190476190476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imals are most likely in the FA/ultra slot </text:p>
          </table:table-cell>
          <table:table-cell table:number-columns-repeated="29"/>
        </table:table-row>
      </table:table>
      <table:table table:name="XY energy data" table:style-name="ta1"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https://www.youtube.com/watch?v=7J0C7Rmt7Fo</text:p>
          </table:table-cell>
          <table:table-cell table:number-columns-repeated="3"/>
          <table:table-cell office:value-type="string" calcext:value-type="string">
            <text:p>https://www.youtube.com/watch?v=pCq98DLTCCc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negy</text:p>
          </table:table-cell>
          <table:table-cell office:value-type="string" calcext:value-type="string">
            <text:p>no energy</text:p>
          </table:table-cell>
          <table:table-cell office:value-type="string" calcext:value-type="string">
            <text:p>2 energy</text:p>
          </table:table-cell>
          <table:table-cell table:number-columns-repeated="3"/>
        </table:table-row>
        <table:table-row table:style-name="ro1">
          <table:table-cell table:formula="of:=SUM([.A3:.A20];[.E3:.E20])" office:value-type="float" office:value="20" calcext:value-type="float">
            <text:p>20</text:p>
          </table:table-cell>
          <table:table-cell table:formula="of:=SUM([.B3:.B20];[.F3:.F20])" office:value-type="float" office:value="17" calcext:value-type="float">
            <text:p>17</text:p>
          </table:table-cell>
          <table:table-cell table:formula="of:=COUNTIF(([.A3:.A20]~[.E3:.E20]);&quot;2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ably 50%, but the reappearance of the 2 energy error packs is a concern. Needs much more sample size to account for those though</text:p>
          </table:table-cell>
          <table:table-cell table:number-columns-repeated="5"/>
        </table:table-row>
      </table:table>
      <table:table table:name="Double Crisis Data" table:style-name="ta1"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total holo</text:p>
          </table:table-cell>
          <table:table-cell office:value-type="string" calcext:value-type="string">
            <text:p>total EX</text:p>
          </table:table-cell>
          <table:table-cell office:value-type="string" calcext:value-type="string">
            <text:p>ex rate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formula="of:=SUM([.A3:.A100])" office:value-type="float" office:value="254" calcext:value-type="float">
            <text:p>254</text:p>
          </table:table-cell>
          <table:table-cell table:formula="of:=SUM([.B3:.B100])" office:value-type="float" office:value="46" calcext:value-type="float">
            <text:p>46</text:p>
          </table:table-cell>
          <table:table-cell table:formula="of:=1/([.B2]/[.D2])" office:value-type="float" office:value="6.52173913043478" calcext:value-type="float">
            <text:p>6.52173913043478</text:p>
          </table:table-cell>
          <table:table-cell table:formula="of:=SUM([.A2:.B2])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ex</text:p>
          </table:table-cell>
          <table:table-cell table:number-columns-repeated="7"/>
          <table:table-cell office:value-type="string" calcext:value-type="string">
            <text:p>card order (front to back, facing camera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_U94lKbuWVY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PyVg1OaLCds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3BhImRJanJU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8DT8nTA9o5g</text:p>
          </table:table-cell>
          <table:table-cell table:number-columns-repeated="6"/>
          <table:table-cell office:value-type="string" calcext:value-type="string">
            <text:p>rever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youtube.com/watch?v=S1cIa3VBs94</text:p>
          </table:table-cell>
          <table:table-cell table:number-columns-repeated="6"/>
          <table:table-cell office:value-type="string" calcext:value-type="string">
            <text:p>ra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ejzvlPrj1oU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ne4tZRw2bws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BVR-8I12iNM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WKFD1TJpcQ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wFaVMny48Q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49Tj9J6jPNM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p7jzZtjEKgM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an2zft49mkg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XiKjwS8uHq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YZovVO018DI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csJ_SBAW6T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_1MEGDj84g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DLn6yrTdg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6LwK3b9oNYo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bbhRf8Oe5ik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pS71X_ZlP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oHffsomBaJ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mvLZdEJBO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esLlTcjtn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iD2BGnYVM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HlyjJHyN-oE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Iy4jUfb0d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g_0N55V_w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ceW366h1o4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EiR7qasycS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jLa2U6Q9_n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mPhvyyECfk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dMgaxVuiu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FHg8bhjcujQ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qNiAmfS-uc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XsgVwts49h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jg0MpjOYn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iKQYWc5xw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lunG1WIDu4o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BlRvoLRE2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ueAB-5UvE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0dNqqNp-nl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SSRKhztNF3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obq-ANajF3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noqQ99IIOKk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'misc data collection'.A17:'misc data collection'.K45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01:01:37.85338390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2-01-20T01:46:01.096916991</dc:date>
    <meta:editing-duration>P7DT5H47M10S</meta:editing-duration>
    <meta:editing-cycles>47</meta:editing-cycles>
    <meta:generator>LibreOffice/7.2.3.2$Linux_X86_64 LibreOffice_project/20$Build-2</meta:generator>
    <meta:document-statistic meta:table-count="8" meta:cell-count="6107" meta:object-count="0"/>
  </office:meta>
</office:document-meta>
</file>